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89pt"/>
    </style:style>
    <style:style style:name="co2" style:family="table-column">
      <style:table-column-properties fo:break-before="auto" style:column-width="115.7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96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61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wym_0.01_k11-3.914_l20-313.9_k21-2.951_k22-0.1136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MMLL</text:p>
          </table:table-cell>
          <table:table-cell/>
          <table:table-cell office:value-type="string" calcext:value-type="string">
            <text:p>Lbound</text:p>
          </table:table-cell>
          <table:table-cell office:value-type="string" calcext:value-type="string">
            <text:p>Mtot</text:p>
          </table:table-cell>
          <table:table-cell office:value-type="string" calcext:value-type="string">
            <text:p>Ltot</text:p>
          </table:table-cell>
          <table:table-cell office:value-type="string" calcext:value-type="string">
            <text:p>mon/dim (as 2 Ms)</text:p>
          </table:table-cell>
          <table:table-cell office:value-type="string" calcext:value-type="string">
            <text:p>mon/dim (as MM)</text:p>
          </table:table-cell>
          <table:table-cell office:value-type="string" calcext:value-type="string">
            <text:p>monfrac</text:p>
          </table:table-cell>
          <table:table-cell/>
          <table:table-cell office:value-type="string" calcext:value-type="string">
            <text:p>lt/mt</text:p>
          </table:table-cell>
          <table:table-cell/>
          <table:table-cell office:value-type="string" calcext:value-type="string">
            <text:p>monbfrac</text:p>
          </table:table-cell>
          <table:table-cell office:value-type="string" calcext:value-type="string">
            <text:p>dimbfrac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00978328681959065" calcext:value-type="float">
            <text:p>0.0097832868</text:p>
          </table:table-cell>
          <table:table-cell office:value-type="float" office:value="0.00321215961611056" calcext:value-type="float">
            <text:p>0.0032121596</text:p>
          </table:table-cell>
          <table:table-cell office:value-type="float" office:value="0.00323881059445867" calcext:value-type="float">
            <text:p>0.0032388106</text:p>
          </table:table-cell>
          <table:table-cell office:value-type="float" office:value="0.000122999324159079" calcext:value-type="float">
            <text:p>0.0001229993</text:p>
          </table:table-cell>
          <table:table-cell office:value-type="float" office:value="0.00009350601456276" calcext:value-type="float">
            <text:p>0.000093506</text:p>
          </table:table-cell>
          <table:table-cell office:value-type="float" office:value="0.000000103920843756043" calcext:value-type="float">
            <text:p>1.03920843756043E-07</text:p>
          </table:table-cell>
          <table:table-cell/>
          <table:table-cell table:formula="of:=[.D2]+[.E2]+(2*[.F2])" office:value-type="float" office:value="0.000216713180409351" calcext:value-type="float">
            <text:p>0.0002167132</text:p>
          </table:table-cell>
          <table:table-cell table:formula="of:=[.B2]+(2*[.C2])+[.D2]+(2*[.E2])+(2*[.F2])" office:value-type="float" office:value="0.01" calcext:value-type="float">
            <text:p>0.01</text:p>
          </table:table-cell>
          <table:table-cell table:formula="of:=[.A2]+[.D2]+[.E2]+(2*[.F2])" office:value-type="float" office:value="0.01" calcext:value-type="float">
            <text:p>0.01</text:p>
          </table:table-cell>
          <table:table-cell table:formula="of:=([.B2]+[.D2])/((2*[.C2])+(2*[.E2])+(2*[.F2]))" office:value-type="float" office:value="0.500410874074852" calcext:value-type="float">
            <text:p>0.5004108741</text:p>
          </table:table-cell>
          <table:table-cell table:formula="of:=([.B2]+[.D2])/([.C2]+[.E2]+[.F2])" office:value-type="float" office:value="1.0008217481497" calcext:value-type="float">
            <text:p>1.0008217481</text:p>
          </table:table-cell>
          <table:table-cell table:formula="of:=([.B2]+[.D2])/([.B2]+(2*[.C2])+[.D2]+(2*[.E2])+(2*[.F2]))" office:value-type="float" office:value="0.333515894026963" calcext:value-type="float">
            <text:p>0.333515894</text:p>
          </table:table-cell>
          <table:table-cell/>
          <table:table-cell table:formula="of:=[.J2]/[.I2]" office:value-type="float" office:value="0.999999999999999" calcext:value-type="float">
            <text:p>1</text:p>
          </table:table-cell>
          <table:table-cell/>
          <table:table-cell table:formula="of:=[.D2]/([.B2]+[.D2])" office:value-type="float" office:value="0.0368795989522271" calcext:value-type="float">
            <text:p>0.036879599</text:p>
          </table:table-cell>
          <table:table-cell table:formula="of:=([.E2]+(2*[.F2]))/(2*([.C2]+[.E2]+[.F2]))" office:value-type="float" office:value="0.0140609288969396" calcext:value-type="float">
            <text:p>0.0140609289</text:p>
          </table:table-cell>
          <table:table-cell/>
          <table:table-cell table:formula="of:=([.M2]*[.Q2])+((1-[.M2])*[.R2])" office:value-type="float" office:value="0.0216713180409351" calcext:value-type="float">
            <text:p>0.021671318</text:p>
          </table:table-cell>
          <table:table-cell table:formula="of:=[.T2]=([.H2]/[.I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95772116528981" calcext:value-type="float">
            <text:p>0.0195772117</text:p>
          </table:table-cell>
          <table:table-cell office:value-type="float" office:value="0.00315353417664098" calcext:value-type="float">
            <text:p>0.0031535342</text:p>
          </table:table-cell>
          <table:table-cell office:value-type="float" office:value="0.00312166575243412" calcext:value-type="float">
            <text:p>0.0031216658</text:p>
          </table:table-cell>
          <table:table-cell office:value-type="float" office:value="0.000241640207204352" calcext:value-type="float">
            <text:p>0.0002416402</text:p>
          </table:table-cell>
          <table:table-cell office:value-type="float" office:value="0.000180345971388917" calcext:value-type="float">
            <text:p>0.000180346</text:p>
          </table:table-cell>
          <table:table-cell office:value-type="float" office:value="0.000000401084254298587" calcext:value-type="float">
            <text:p>4.01084254298587E-07</text:p>
          </table:table-cell>
          <table:table-cell/>
          <table:table-cell table:formula="of:=[.D3]+[.E3]+(2*[.F3])" office:value-type="float" office:value="0.000422788347101866" calcext:value-type="float">
            <text:p>0.0004227883</text:p>
          </table:table-cell>
          <table:table-cell table:formula="of:=[.B3]+(2*[.C3])+[.D3]+(2*[.E3])+(2*[.F3])" office:value-type="float" office:value="0.01" calcext:value-type="float">
            <text:p>0.01</text:p>
          </table:table-cell>
          <table:table-cell table:formula="of:=[.A3]+[.D3]+[.E3]+(2*[.F3])" office:value-type="float" office:value="0.02" calcext:value-type="float">
            <text:p>0.02</text:p>
          </table:table-cell>
          <table:table-cell table:formula="of:=([.B3]+[.D3])/((2*[.C3])+(2*[.E3])+(2*[.F3]))" office:value-type="float" office:value="0.514044515504105" calcext:value-type="float">
            <text:p>0.5140445155</text:p>
          </table:table-cell>
          <table:table-cell table:formula="of:=([.B3]+[.D3])/([.C3]+[.E3]+[.F3])" office:value-type="float" office:value="1.02808903100821" calcext:value-type="float">
            <text:p>1.028089031</text:p>
          </table:table-cell>
          <table:table-cell table:formula="of:=([.B3]+[.D3])/([.B3]+(2*[.C3])+[.D3]+(2*[.E3])+(2*[.F3]))" office:value-type="float" office:value="0.339517438384533" calcext:value-type="float">
            <text:p>0.3395174384</text:p>
          </table:table-cell>
          <table:table-cell/>
          <table:table-cell table:formula="of:=[.J3]/[.I3]" office:value-type="float" office:value="2" calcext:value-type="float">
            <text:p>2</text:p>
          </table:table-cell>
          <table:table-cell/>
          <table:table-cell table:formula="of:=[.D3]/([.B3]+[.D3])" office:value-type="float" office:value="0.0711716630386075" calcext:value-type="float">
            <text:p>0.071171663</text:p>
          </table:table-cell>
          <table:table-cell table:formula="of:=([.E3]+(2*[.F3]))/(2*([.C3]+[.E3]+[.F3]))" office:value-type="float" office:value="0.0274266347705602" calcext:value-type="float">
            <text:p>0.0274266348</text:p>
          </table:table-cell>
          <table:table-cell/>
          <table:table-cell table:formula="of:=([.M3]*[.Q3])+((1-[.M3])*[.R3])" office:value-type="float" office:value="0.0422788347101866" calcext:value-type="float">
            <text:p>0.0422788347</text:p>
          </table:table-cell>
          <table:table-cell table:formula="of:=[.T3]=([.H3]/[.I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93809876343886" calcext:value-type="float">
            <text:p>0.0293809876</text:p>
          </table:table-cell>
          <table:table-cell office:value-type="float" office:value="0.00309728862938254" calcext:value-type="float">
            <text:p>0.0030972886</text:p>
          </table:table-cell>
          <table:table-cell office:value-type="float" office:value="0.00301130449237365" calcext:value-type="float">
            <text:p>0.0030113045</text:p>
          </table:table-cell>
          <table:table-cell office:value-type="float" office:value="0.000356179475372965" calcext:value-type="float">
            <text:p>0.0003561795</text:p>
          </table:table-cell>
          <table:table-cell office:value-type="float" office:value="0.000261090020258796" calcext:value-type="float">
            <text:p>0.00026109</text:p>
          </table:table-cell>
          <table:table-cell office:value-type="float" office:value="0.000000871434989799541" calcext:value-type="float">
            <text:p>8.71434989799541E-07</text:p>
          </table:table-cell>
          <table:table-cell/>
          <table:table-cell table:formula="of:=[.D4]+[.E4]+(2*[.F4])" office:value-type="float" office:value="0.00061901236561136" calcext:value-type="float">
            <text:p>0.0006190124</text:p>
          </table:table-cell>
          <table:table-cell table:formula="of:=[.B4]+(2*[.C4])+[.D4]+(2*[.E4])+(2*[.F4])" office:value-type="float" office:value="0.01" calcext:value-type="float">
            <text:p>0.01</text:p>
          </table:table-cell>
          <table:table-cell table:formula="of:=[.A4]+[.D4]+[.E4]+(2*[.F4])" office:value-type="float" office:value="0.03" calcext:value-type="float">
            <text:p>0.03</text:p>
          </table:table-cell>
          <table:table-cell table:formula="of:=([.B4]+[.D4])/((2*[.C4])+(2*[.E4])+(2*[.F4]))" office:value-type="float" office:value="0.527526354414337" calcext:value-type="float">
            <text:p>0.5275263544</text:p>
          </table:table-cell>
          <table:table-cell table:formula="of:=([.B4]+[.D4])/([.C4]+[.E4]+[.F4])" office:value-type="float" office:value="1.05505270882867" calcext:value-type="float">
            <text:p>1.0550527088</text:p>
          </table:table-cell>
          <table:table-cell table:formula="of:=([.B4]+[.D4])/([.B4]+(2*[.C4])+[.D4]+(2*[.E4])+(2*[.F4]))" office:value-type="float" office:value="0.345346810475551" calcext:value-type="float">
            <text:p>0.3453468105</text:p>
          </table:table-cell>
          <table:table-cell/>
          <table:table-cell table:formula="of:=[.J4]/[.I4]" office:value-type="float" office:value="3" calcext:value-type="float">
            <text:p>3</text:p>
          </table:table-cell>
          <table:table-cell/>
          <table:table-cell table:formula="of:=[.D4]/([.B4]+[.D4])" office:value-type="float" office:value="0.103136749658263" calcext:value-type="float">
            <text:p>0.1031367497</text:p>
          </table:table-cell>
          <table:table-cell table:formula="of:=([.E4]+(2*[.F4]))/(2*([.C4]+[.E4]+[.F4]))" office:value-type="float" office:value="0.0401484166646039" calcext:value-type="float">
            <text:p>0.0401484167</text:p>
          </table:table-cell>
          <table:table-cell/>
          <table:table-cell table:formula="of:=([.M4]*[.Q4])+((1-[.M4])*[.R4])" office:value-type="float" office:value="0.061901236561136" calcext:value-type="float">
            <text:p>0.0619012366</text:p>
          </table:table-cell>
          <table:table-cell table:formula="of:=[.T4]=([.H4]/[.I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90153141958351" calcext:value-type="float">
            <text:p>0.0490153142</text:p>
          </table:table-cell>
          <table:table-cell office:value-type="float" office:value="0.00299135373848474" calcext:value-type="float">
            <text:p>0.0029913537</text:p>
          </table:table-cell>
          <table:table-cell office:value-type="float" office:value="0.0028088390975445" calcext:value-type="float">
            <text:p>0.0028088391</text:p>
          </table:table-cell>
          <table:table-cell office:value-type="float" office:value="0.000573879069121672" calcext:value-type="float">
            <text:p>0.0005738791</text:p>
          </table:table-cell>
          <table:table-cell office:value-type="float" office:value="0.000406282262261382" calcext:value-type="float">
            <text:p>0.0004062823</text:p>
          </table:table-cell>
          <table:table-cell office:value-type="float" office:value="0.000002262236390916" calcext:value-type="float">
            <text:p>2.262236390916E-06</text:p>
          </table:table-cell>
          <table:table-cell/>
          <table:table-cell table:formula="of:=[.D5]+[.E5]+(2*[.F5])" office:value-type="float" office:value="0.000984685804164886" calcext:value-type="float">
            <text:p>0.0009846858</text:p>
          </table:table-cell>
          <table:table-cell table:formula="of:=[.B5]+(2*[.C5])+[.D5]+(2*[.E5])+(2*[.F5])" office:value-type="float" office:value="0.01" calcext:value-type="float">
            <text:p>0.01</text:p>
          </table:table-cell>
          <table:table-cell table:formula="of:=[.A5]+[.D5]+[.E5]+(2*[.F5])" office:value-type="float" office:value="0.05" calcext:value-type="float">
            <text:p>0.05</text:p>
          </table:table-cell>
          <table:table-cell table:formula="of:=([.B5]+[.D5])/((2*[.C5])+(2*[.E5])+(2*[.F5]))" office:value-type="float" office:value="0.554057777229423" calcext:value-type="float">
            <text:p>0.5540577772</text:p>
          </table:table-cell>
          <table:table-cell table:formula="of:=([.B5]+[.D5])/([.C5]+[.E5]+[.F5])" office:value-type="float" office:value="1.10811555445885" calcext:value-type="float">
            <text:p>1.1081155545</text:p>
          </table:table-cell>
          <table:table-cell table:formula="of:=([.B5]+[.D5])/([.B5]+(2*[.C5])+[.D5]+(2*[.E5])+(2*[.F5]))" office:value-type="float" office:value="0.356523280760641" calcext:value-type="float">
            <text:p>0.3565232808</text:p>
          </table:table-cell>
          <table:table-cell/>
          <table:table-cell table:formula="of:=[.J5]/[.I5]" office:value-type="float" office:value="5" calcext:value-type="float">
            <text:p>5</text:p>
          </table:table-cell>
          <table:table-cell/>
          <table:table-cell table:formula="of:=[.D5]/([.B5]+[.D5])" office:value-type="float" office:value="0.160965384335436" calcext:value-type="float">
            <text:p>0.1609653843</text:p>
          </table:table-cell>
          <table:table-cell table:formula="of:=([.E5]+(2*[.F5]))/(2*([.C5]+[.E5]+[.F5]))" office:value-type="float" office:value="0.0638417401532133" calcext:value-type="float">
            <text:p>0.0638417402</text:p>
          </table:table-cell>
          <table:table-cell/>
          <table:table-cell table:formula="of:=([.M5]*[.Q5])+((1-[.M5])*[.R5])" office:value-type="float" office:value="0.0984685804164885" calcext:value-type="float">
            <text:p>0.0984685804</text:p>
          </table:table-cell>
          <table:table-cell table:formula="of:=[.T5]=([.H5]/[.I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85249199849787" calcext:value-type="float">
            <text:p>0.07852492</text:p>
          </table:table-cell>
          <table:table-cell office:value-type="float" office:value="0.00284695267776901" calcext:value-type="float">
            <text:p>0.0028469527</text:p>
          </table:table-cell>
          <table:table-cell office:value-type="float" office:value="0.00254420330457177" calcext:value-type="float">
            <text:p>0.0025442033</text:p>
          </table:table-cell>
          <table:table-cell office:value-type="float" office:value="0.000875001046006171" calcext:value-type="float">
            <text:p>0.000875001</text:p>
          </table:table-cell>
          <table:table-cell office:value-type="float" office:value="0.000589560698066123" calcext:value-type="float">
            <text:p>0.0005895607</text:p>
          </table:table-cell>
          <table:table-cell office:value-type="float" office:value="0.00000525913547452337" calcext:value-type="float">
            <text:p>5.25913547452337E-06</text:p>
          </table:table-cell>
          <table:table-cell/>
          <table:table-cell table:formula="of:=[.D6]+[.E6]+(2*[.F6])" office:value-type="float" office:value="0.00147508001502134" calcext:value-type="float">
            <text:p>0.00147508</text:p>
          </table:table-cell>
          <table:table-cell table:formula="of:=[.B6]+(2*[.C6])+[.D6]+(2*[.E6])+(2*[.F6])" office:value-type="float" office:value="0.01" calcext:value-type="float">
            <text:p>0.01</text:p>
          </table:table-cell>
          <table:table-cell table:formula="of:=[.A6]+[.D6]+[.E6]+(2*[.F6])" office:value-type="float" office:value="0.08" calcext:value-type="float">
            <text:p>0.08</text:p>
          </table:table-cell>
          <table:table-cell table:formula="of:=([.B6]+[.D6])/((2*[.C6])+(2*[.E6])+(2*[.F6]))" office:value-type="float" office:value="0.592852228227489" calcext:value-type="float">
            <text:p>0.5928522282</text:p>
          </table:table-cell>
          <table:table-cell table:formula="of:=([.B6]+[.D6])/([.C6]+[.E6]+[.F6])" office:value-type="float" office:value="1.18570445645498" calcext:value-type="float">
            <text:p>1.1857044565</text:p>
          </table:table-cell>
          <table:table-cell table:formula="of:=([.B6]+[.D6])/([.B6]+(2*[.C6])+[.D6]+(2*[.E6])+(2*[.F6]))" office:value-type="float" office:value="0.372195372377517" calcext:value-type="float">
            <text:p>0.3721953724</text:p>
          </table:table-cell>
          <table:table-cell/>
          <table:table-cell table:formula="of:=[.J6]/[.I6]" office:value-type="float" office:value="7.99999999999999" calcext:value-type="float">
            <text:p>8</text:p>
          </table:table-cell>
          <table:table-cell/>
          <table:table-cell table:formula="of:=[.D6]/([.B6]+[.D6])" office:value-type="float" office:value="0.235091865978026" calcext:value-type="float">
            <text:p>0.235091866</text:p>
          </table:table-cell>
          <table:table-cell table:formula="of:=([.E6]+(2*[.F6]))/(2*([.C6]+[.E6]+[.F6]))" office:value-type="float" office:value="0.0955837122908266" calcext:value-type="float">
            <text:p>0.0955837123</text:p>
          </table:table-cell>
          <table:table-cell/>
          <table:table-cell table:formula="of:=([.M6]*[.Q6])+((1-[.M6])*[.R6])" office:value-type="float" office:value="0.147508001502134" calcext:value-type="float">
            <text:p>0.1475080015</text:p>
          </table:table-cell>
          <table:table-cell table:formula="of:=[.T6]=([.H6]/[.I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82310298577053" calcext:value-type="float">
            <text:p>0.0982310299</text:p>
          </table:table-cell>
          <table:table-cell office:value-type="float" office:value="0.00275910416930851" calcext:value-type="float">
            <text:p>0.0027591042</text:p>
          </table:table-cell>
          <table:table-cell office:value-type="float" office:value="0.0023896126609841" calcext:value-type="float">
            <text:p>0.0023896127</text:p>
          </table:table-cell>
          <table:table-cell office:value-type="float" office:value="0.00106081002675638" calcext:value-type="float">
            <text:p>0.00106081</text:p>
          </table:table-cell>
          <table:table-cell office:value-type="float" office:value="0.000692700366428623" calcext:value-type="float">
            <text:p>0.0006927004</text:p>
          </table:table-cell>
          <table:table-cell office:value-type="float" office:value="0.00000772987455483791" calcext:value-type="float">
            <text:p>7.72987455483791E-06</text:p>
          </table:table-cell>
          <table:table-cell/>
          <table:table-cell table:formula="of:=[.D7]+[.E7]+(2*[.F7])" office:value-type="float" office:value="0.00176897014229468" calcext:value-type="float">
            <text:p>0.0017689701</text:p>
          </table:table-cell>
          <table:table-cell table:formula="of:=[.B7]+(2*[.C7])+[.D7]+(2*[.E7])+(2*[.F7])" office:value-type="float" office:value="0.01" calcext:value-type="float">
            <text:p>0.01</text:p>
          </table:table-cell>
          <table:table-cell table:formula="of:=[.A7]+[.D7]+[.E7]+(2*[.F7])" office:value-type="float" office:value="0.1" calcext:value-type="float">
            <text:p>0.1</text:p>
          </table:table-cell>
          <table:table-cell table:formula="of:=([.B7]+[.D7])/((2*[.C7])+(2*[.E7])+(2*[.F7]))" office:value-type="float" office:value="0.618100511425357" calcext:value-type="float">
            <text:p>0.6181005114</text:p>
          </table:table-cell>
          <table:table-cell table:formula="of:=([.B7]+[.D7])/([.C7]+[.E7]+[.F7])" office:value-type="float" office:value="1.23620102285071" calcext:value-type="float">
            <text:p>1.2362010229</text:p>
          </table:table-cell>
          <table:table-cell table:formula="of:=([.B7]+[.D7])/([.B7]+(2*[.C7])+[.D7]+(2*[.E7])+(2*[.F7]))" office:value-type="float" office:value="0.381991419606488" calcext:value-type="float">
            <text:p>0.3819914196</text:p>
          </table:table-cell>
          <table:table-cell/>
          <table:table-cell table:formula="of:=[.J7]/[.I7]" office:value-type="float" office:value="9.99999999999999" calcext:value-type="float">
            <text:p>10</text:p>
          </table:table-cell>
          <table:table-cell/>
          <table:table-cell table:formula="of:=[.D7]/([.B7]+[.D7])" office:value-type="float" office:value="0.277705197632235" calcext:value-type="float">
            <text:p>0.2777051976</text:p>
          </table:table-cell>
          <table:table-cell table:formula="of:=([.E7]+(2*[.F7]))/(2*([.C7]+[.E7]+[.F7]))" office:value-type="float" office:value="0.114587424512356" calcext:value-type="float">
            <text:p>0.1145874245</text:p>
          </table:table-cell>
          <table:table-cell/>
          <table:table-cell table:formula="of:=([.M7]*[.Q7])+((1-[.M7])*[.R7])" office:value-type="float" office:value="0.176897014229468" calcext:value-type="float">
            <text:p>0.1768970142</text:p>
          </table:table-cell>
          <table:table-cell table:formula="of:=[.T7]=([.H7]/[.I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97054845349222" calcext:value-type="float">
            <text:p>0.1970548453</text:p>
          </table:table-cell>
          <table:table-cell office:value-type="float" office:value="0.00239740402118665" calcext:value-type="float">
            <text:p>0.002397404</text:p>
          </table:table-cell>
          <table:table-cell office:value-type="float" office:value="0.00180415470220649" calcext:value-type="float">
            <text:p>0.0018041547</text:p>
          </table:table-cell>
          <table:table-cell office:value-type="float" office:value="0.00184905218777559" calcext:value-type="float">
            <text:p>0.0018490522</text:p>
          </table:table-cell>
          <table:table-cell office:value-type="float" office:value="0.00104913192362249" calcext:value-type="float">
            <text:p>0.0010491319</text:p>
          </table:table-cell>
          <table:table-cell office:value-type="float" office:value="0.0000234852696898972" calcext:value-type="float">
            <text:p>2.34852696898972E-05</text:p>
          </table:table-cell>
          <table:table-cell/>
          <table:table-cell table:formula="of:=[.D8]+[.E8]+(2*[.F8])" office:value-type="float" office:value="0.00294515465077787" calcext:value-type="float">
            <text:p>0.0029451547</text:p>
          </table:table-cell>
          <table:table-cell table:formula="of:=[.B8]+(2*[.C8])+[.D8]+(2*[.E8])+(2*[.F8])" office:value-type="float" office:value="0.01" calcext:value-type="float">
            <text:p>0.01</text:p>
          </table:table-cell>
          <table:table-cell table:formula="of:=[.A8]+[.D8]+[.E8]+(2*[.F8])" office:value-type="float" office:value="0.2" calcext:value-type="float">
            <text:p>0.2</text:p>
          </table:table-cell>
          <table:table-cell table:formula="of:=([.B8]+[.D8])/((2*[.C8])+(2*[.E8])+(2*[.F8]))" office:value-type="float" office:value="0.738059248906197" calcext:value-type="float">
            <text:p>0.7380592489</text:p>
          </table:table-cell>
          <table:table-cell table:formula="of:=([.B8]+[.D8])/([.C8]+[.E8]+[.F8])" office:value-type="float" office:value="1.47611849781239" calcext:value-type="float">
            <text:p>1.4761184978</text:p>
          </table:table-cell>
          <table:table-cell table:formula="of:=([.B8]+[.D8])/([.B8]+(2*[.C8])+[.D8]+(2*[.E8])+(2*[.F8]))" office:value-type="float" office:value="0.424645620896224" calcext:value-type="float">
            <text:p>0.4246456209</text:p>
          </table:table-cell>
          <table:table-cell/>
          <table:table-cell table:formula="of:=[.J8]/[.I8]" office:value-type="float" office:value="20" calcext:value-type="float">
            <text:p>20</text:p>
          </table:table-cell>
          <table:table-cell/>
          <table:table-cell table:formula="of:=[.D8]/([.B8]+[.D8])" office:value-type="float" office:value="0.435434182477409" calcext:value-type="float">
            <text:p>0.4354341825</text:p>
          </table:table-cell>
          <table:table-cell table:formula="of:=([.E8]+(2*[.F8]))/(2*([.C8]+[.E8]+[.F8]))" office:value-type="float" office:value="0.190509102356998" calcext:value-type="float">
            <text:p>0.1905091024</text:p>
          </table:table-cell>
          <table:table-cell/>
          <table:table-cell table:formula="of:=([.M8]*[.Q8])+((1-[.M8])*[.R8])" office:value-type="float" office:value="0.294515465077788" calcext:value-type="float">
            <text:p>0.2945154651</text:p>
          </table:table-cell>
          <table:table-cell table:formula="of:=[.T8]=([.H8]/[.I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96208964720193" calcext:value-type="float">
            <text:p>0.2962089647</text:p>
          </table:table-cell>
          <table:table-cell office:value-type="float" office:value="0.00212707608429225" calcext:value-type="float">
            <text:p>0.0021270761</text:p>
          </table:table-cell>
          <table:table-cell office:value-type="float" office:value="0.0014202256926" calcext:value-type="float">
            <text:p>0.0014202257</text:p>
          </table:table-cell>
          <table:table-cell office:value-type="float" office:value="0.00246605094482356" calcext:value-type="float">
            <text:p>0.0024660509</text:p>
          </table:table-cell>
          <table:table-cell office:value-type="float" office:value="0.00124143725070057" calcext:value-type="float">
            <text:p>0.0012414373</text:p>
          </table:table-cell>
          <table:table-cell office:value-type="float" office:value="0.0000417735421415234" calcext:value-type="float">
            <text:p>4.17735421415234E-05</text:p>
          </table:table-cell>
          <table:table-cell/>
          <table:table-cell table:formula="of:=[.D9]+[.E9]+(2*[.F9])" office:value-type="float" office:value="0.00379103527980718" calcext:value-type="float">
            <text:p>0.0037910353</text:p>
          </table:table-cell>
          <table:table-cell table:formula="of:=[.B9]+(2*[.C9])+[.D9]+(2*[.E9])+(2*[.F9])" office:value-type="float" office:value="0.01" calcext:value-type="float">
            <text:p>0.01</text:p>
          </table:table-cell>
          <table:table-cell table:formula="of:=[.A9]+[.D9]+[.E9]+(2*[.F9])" office:value-type="float" office:value="0.3" calcext:value-type="float">
            <text:p>0.3</text:p>
          </table:table-cell>
          <table:table-cell table:formula="of:=([.B9]+[.D9])/((2*[.C9])+(2*[.E9])+(2*[.F9]))" office:value-type="float" office:value="0.849497862045147" calcext:value-type="float">
            <text:p>0.849497862</text:p>
          </table:table-cell>
          <table:table-cell table:formula="of:=([.B9]+[.D9])/([.C9]+[.E9]+[.F9])" office:value-type="float" office:value="1.69899572409029" calcext:value-type="float">
            <text:p>1.6989957241</text:p>
          </table:table-cell>
          <table:table-cell table:formula="of:=([.B9]+[.D9])/([.B9]+(2*[.C9])+[.D9]+(2*[.E9])+(2*[.F9]))" office:value-type="float" office:value="0.459312702911581" calcext:value-type="float">
            <text:p>0.4593127029</text:p>
          </table:table-cell>
          <table:table-cell/>
          <table:table-cell table:formula="of:=[.J9]/[.I9]" office:value-type="float" office:value="30" calcext:value-type="float">
            <text:p>30</text:p>
          </table:table-cell>
          <table:table-cell/>
          <table:table-cell table:formula="of:=[.D9]/([.B9]+[.D9])" office:value-type="float" office:value="0.536900227054744" calcext:value-type="float">
            <text:p>0.5369002271</text:p>
          </table:table-cell>
          <table:table-cell table:formula="of:=([.E9]+(2*[.F9]))/(2*([.C9]+[.E9]+[.F9]))" office:value-type="float" office:value="0.245055569479551" calcext:value-type="float">
            <text:p>0.2450555695</text:p>
          </table:table-cell>
          <table:table-cell/>
          <table:table-cell table:formula="of:=([.M9]*[.Q9])+((1-[.M9])*[.R9])" office:value-type="float" office:value="0.379103527980718" calcext:value-type="float">
            <text:p>0.379103528</text:p>
          </table:table-cell>
          <table:table-cell table:formula="of:=[.T9]=([.H9]/[.I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95059962037768" calcext:value-type="float">
            <text:p>0.495059962</text:p>
          </table:table-cell>
          <table:table-cell office:value-type="float" office:value="0.00174643905011268" calcext:value-type="float">
            <text:p>0.0017464391</text:p>
          </table:table-cell>
          <table:table-cell office:value-type="float" office:value="0.000957410492772304" calcext:value-type="float">
            <text:p>0.0009574105</text:p>
          </table:table-cell>
          <table:table-cell office:value-type="float" office:value="0.00338401328311314" calcext:value-type="float">
            <text:p>0.0033840133</text:p>
          </table:table-cell>
          <table:table-cell office:value-type="float" office:value="0.00139870200211114" calcext:value-type="float">
            <text:p>0.001398702</text:p>
          </table:table-cell>
          <table:table-cell office:value-type="float" office:value="0.0000786613385036447" calcext:value-type="float">
            <text:p>7.86613385036447E-05</text:p>
          </table:table-cell>
          <table:table-cell/>
          <table:table-cell table:formula="of:=[.D10]+[.E10]+(2*[.F10])" office:value-type="float" office:value="0.00494003796223157" calcext:value-type="float">
            <text:p>0.004940038</text:p>
          </table:table-cell>
          <table:table-cell table:formula="of:=[.B10]+(2*[.C10])+[.D10]+(2*[.E10])+(2*[.F10])" office:value-type="float" office:value="0.01" calcext:value-type="float">
            <text:p>0.01</text:p>
          </table:table-cell>
          <table:table-cell table:formula="of:=[.A10]+[.D10]+[.E10]+(2*[.F10])" office:value-type="float" office:value="0.5" calcext:value-type="float">
            <text:p>0.5</text:p>
          </table:table-cell>
          <table:table-cell table:formula="of:=([.B10]+[.D10])/((2*[.C10])+(2*[.E10])+(2*[.F10]))" office:value-type="float" office:value="1.05357882996646" calcext:value-type="float">
            <text:p>1.05357883</text:p>
          </table:table-cell>
          <table:table-cell table:formula="of:=([.B10]+[.D10])/([.C10]+[.E10]+[.F10])" office:value-type="float" office:value="2.10715765993291" calcext:value-type="float">
            <text:p>2.1071576599</text:p>
          </table:table-cell>
          <table:table-cell table:formula="of:=([.B10]+[.D10])/([.B10]+(2*[.C10])+[.D10]+(2*[.E10])+(2*[.F10]))" office:value-type="float" office:value="0.513045233322582" calcext:value-type="float">
            <text:p>0.5130452333</text:p>
          </table:table-cell>
          <table:table-cell/>
          <table:table-cell table:formula="of:=[.J10]/[.I10]" office:value-type="float" office:value="50" calcext:value-type="float">
            <text:p>50</text:p>
          </table:table-cell>
          <table:table-cell/>
          <table:table-cell table:formula="of:=[.D10]/([.B10]+[.D10])" office:value-type="float" office:value="0.659593553027986" calcext:value-type="float">
            <text:p>0.659593553</text:p>
          </table:table-cell>
          <table:table-cell table:formula="of:=([.E10]+(2*[.F10]))/(2*([.C10]+[.E10]+[.F10]))" office:value-type="float" office:value="0.319541933994295" calcext:value-type="float">
            <text:p>0.319541934</text:p>
          </table:table-cell>
          <table:table-cell/>
          <table:table-cell table:formula="of:=([.M10]*[.Q10])+((1-[.M10])*[.R10])" office:value-type="float" office:value="0.494003796223157" calcext:value-type="float">
            <text:p>0.4940037962</text:p>
          </table:table-cell>
          <table:table-cell table:formula="of:=[.T10]=([.H10]/[.I1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94014160309077" calcext:value-type="float">
            <text:p>0.7940141603</text:p>
          </table:table-cell>
          <table:table-cell office:value-type="float" office:value="0.00138793374069865" calcext:value-type="float">
            <text:p>0.0013879337</text:p>
          </table:table-cell>
          <table:table-cell office:value-type="float" office:value="0.000604684425523965" calcext:value-type="float">
            <text:p>0.0006046844</text:p>
          </table:table-cell>
          <table:table-cell office:value-type="float" office:value="0.00431338081698494" calcext:value-type="float">
            <text:p>0.0043133808</text:p>
          </table:table-cell>
          <table:table-cell office:value-type="float" office:value="0.00141685771733033" calcext:value-type="float">
            <text:p>0.0014168577</text:p>
          </table:table-cell>
          <table:table-cell office:value-type="float" office:value="0.000127800578303915" calcext:value-type="float">
            <text:p>0.0001278006</text:p>
          </table:table-cell>
          <table:table-cell/>
          <table:table-cell table:formula="of:=[.D11]+[.E11]+(2*[.F11])" office:value-type="float" office:value="0.0059858396909231" calcext:value-type="float">
            <text:p>0.0059858397</text:p>
          </table:table-cell>
          <table:table-cell table:formula="of:=[.B11]+(2*[.C11])+[.D11]+(2*[.E11])+(2*[.F11])" office:value-type="float" office:value="0.01" calcext:value-type="float">
            <text:p>0.01</text:p>
          </table:table-cell>
          <table:table-cell table:formula="of:=[.A11]+[.D11]+[.E11]+(2*[.F11])" office:value-type="float" office:value="0.8" calcext:value-type="float">
            <text:p>0.8</text:p>
          </table:table-cell>
          <table:table-cell table:formula="of:=([.B11]+[.D11])/((2*[.C11])+(2*[.E11])+(2*[.F11]))" office:value-type="float" office:value="1.32629256878385" calcext:value-type="float">
            <text:p>1.3262925688</text:p>
          </table:table-cell>
          <table:table-cell table:formula="of:=([.B11]+[.D11])/([.C11]+[.E11]+[.F11])" office:value-type="float" office:value="2.6525851375677" calcext:value-type="float">
            <text:p>2.6525851376</text:p>
          </table:table-cell>
          <table:table-cell table:formula="of:=([.B11]+[.D11])/([.B11]+(2*[.C11])+[.D11]+(2*[.E11])+(2*[.F11]))" office:value-type="float" office:value="0.570131455768358" calcext:value-type="float">
            <text:p>0.5701314558</text:p>
          </table:table-cell>
          <table:table-cell/>
          <table:table-cell table:formula="of:=[.J11]/[.I11]" office:value-type="float" office:value="79.9999999999999" calcext:value-type="float">
            <text:p>80</text:p>
          </table:table-cell>
          <table:table-cell/>
          <table:table-cell table:formula="of:=[.D11]/([.B11]+[.D11])" office:value-type="float" office:value="0.756558995884879" calcext:value-type="float">
            <text:p>0.7565589959</text:p>
          </table:table-cell>
          <table:table-cell table:formula="of:=([.E11]+(2*[.F11]))/(2*([.C11]+[.E11]+[.F11]))" office:value-type="float" office:value="0.389062865003895" calcext:value-type="float">
            <text:p>0.389062865</text:p>
          </table:table-cell>
          <table:table-cell/>
          <table:table-cell table:formula="of:=([.M11]*[.Q11])+((1-[.M11])*[.R11])" office:value-type="float" office:value="0.598583969092309" calcext:value-type="float">
            <text:p>0.5985839691</text:p>
          </table:table-cell>
          <table:table-cell table:formula="of:=[.T11]=([.H11]/[.I1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93546198424479" calcext:value-type="float">
            <text:p>0.9935461984</text:p>
          </table:table-cell>
          <table:table-cell office:value-type="float" office:value="0.00122458681763721" calcext:value-type="float">
            <text:p>0.0012245868</text:p>
          </table:table-cell>
          <table:table-cell office:value-type="float" office:value="0.000470728481126855" calcext:value-type="float">
            <text:p>0.0004707285</text:p>
          </table:table-cell>
          <table:table-cell office:value-type="float" office:value="0.00476209952156856" calcext:value-type="float">
            <text:p>0.0047620995</text:p>
          </table:table-cell>
          <table:table-cell office:value-type="float" office:value="0.00138015464458838" calcext:value-type="float">
            <text:p>0.0013801546</text:p>
          </table:table-cell>
          <table:table-cell office:value-type="float" office:value="0.000155773704681881" calcext:value-type="float">
            <text:p>0.0001557737</text:p>
          </table:table-cell>
          <table:table-cell/>
          <table:table-cell table:formula="of:=[.D12]+[.E12]+(2*[.F12])" office:value-type="float" office:value="0.0064538015755207" calcext:value-type="float">
            <text:p>0.0064538016</text:p>
          </table:table-cell>
          <table:table-cell table:formula="of:=[.B12]+(2*[.C12])+[.D12]+(2*[.E12])+(2*[.F12])" office:value-type="float" office:value="0.01" calcext:value-type="float">
            <text:p>0.01</text:p>
          </table:table-cell>
          <table:table-cell table:formula="of:=[.A12]+[.D12]+[.E12]+(2*[.F12])" office:value-type="float" office:value="1" calcext:value-type="float">
            <text:p>1</text:p>
          </table:table-cell>
          <table:table-cell table:formula="of:=([.B12]+[.D12])/((2*[.C12])+(2*[.E12])+(2*[.F12]))" office:value-type="float" office:value="1.4917065659954" calcext:value-type="float">
            <text:p>1.491706566</text:p>
          </table:table-cell>
          <table:table-cell table:formula="of:=([.B12]+[.D12])/([.C12]+[.E12]+[.F12])" office:value-type="float" office:value="2.98341313199079" calcext:value-type="float">
            <text:p>2.983413132</text:p>
          </table:table-cell>
          <table:table-cell table:formula="of:=([.B12]+[.D12])/([.B12]+(2*[.C12])+[.D12]+(2*[.E12])+(2*[.F12]))" office:value-type="float" office:value="0.598668633920577" calcext:value-type="float">
            <text:p>0.5986686339</text:p>
          </table:table-cell>
          <table:table-cell/>
          <table:table-cell table:formula="of:=[.J12]/[.I12]" office:value-type="float" office:value="100" calcext:value-type="float">
            <text:p>100</text:p>
          </table:table-cell>
          <table:table-cell/>
          <table:table-cell table:formula="of:=[.D12]/([.B12]+[.D12])" office:value-type="float" office:value="0.795448308421037" calcext:value-type="float">
            <text:p>0.7954483084</text:p>
          </table:table-cell>
          <table:table-cell table:formula="of:=([.E12]+(2*[.F12]))/(2*([.C12]+[.E12]+[.F12]))" office:value-type="float" office:value="0.421522511554045" calcext:value-type="float">
            <text:p>0.4215225116</text:p>
          </table:table-cell>
          <table:table-cell/>
          <table:table-cell table:formula="of:=([.M12]*[.Q12])+((1-[.M12])*[.R12])" office:value-type="float" office:value="0.64538015755207" calcext:value-type="float">
            <text:p>0.6453801576</text:p>
          </table:table-cell>
          <table:table-cell table:formula="of:=[.T12]=([.H12]/[.I1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9228530852697" calcext:value-type="float">
            <text:p>1.9922853085</text:p>
          </table:table-cell>
          <table:table-cell office:value-type="float" office:value="0.000780114838558181" calcext:value-type="float">
            <text:p>0.0007801148</text:p>
          </table:table-cell>
          <table:table-cell office:value-type="float" office:value="0.000191032998744204" calcext:value-type="float">
            <text:p>0.000191033</text:p>
          </table:table-cell>
          <table:table-cell office:value-type="float" office:value="0.00608318315275659" calcext:value-type="float">
            <text:p>0.0060831832</text:p>
          </table:table-cell>
          <table:table-cell office:value-type="float" office:value="0.00112312769092053" calcext:value-type="float">
            <text:p>0.0011231277</text:p>
          </table:table-cell>
          <table:table-cell office:value-type="float" office:value="0.000254190314677881" calcext:value-type="float">
            <text:p>0.0002541903</text:p>
          </table:table-cell>
          <table:table-cell/>
          <table:table-cell table:formula="of:=[.D13]+[.E13]+(2*[.F13])" office:value-type="float" office:value="0.00771469147303288" calcext:value-type="float">
            <text:p>0.0077146915</text:p>
          </table:table-cell>
          <table:table-cell table:formula="of:=[.B13]+(2*[.C13])+[.D13]+(2*[.E13])+(2*[.F13])" office:value-type="float" office:value="0.01" calcext:value-type="float">
            <text:p>0.01</text:p>
          </table:table-cell>
          <table:table-cell table:formula="of:=[.A13]+[.D13]+[.E13]+(2*[.F13])" office:value-type="float" office:value="2" calcext:value-type="float">
            <text:p>2</text:p>
          </table:table-cell>
          <table:table-cell table:formula="of:=([.B13]+[.D13])/((2*[.C13])+(2*[.E13])+(2*[.F13]))" office:value-type="float" office:value="2.18806184722392" calcext:value-type="float">
            <text:p>2.1880618472</text:p>
          </table:table-cell>
          <table:table-cell table:formula="of:=([.B13]+[.D13])/([.C13]+[.E13]+[.F13])" office:value-type="float" office:value="4.37612369444783" calcext:value-type="float">
            <text:p>4.3761236944</text:p>
          </table:table-cell>
          <table:table-cell table:formula="of:=([.B13]+[.D13])/([.B13]+(2*[.C13])+[.D13]+(2*[.E13])+(2*[.F13]))" office:value-type="float" office:value="0.686329799131477" calcext:value-type="float">
            <text:p>0.6863297991</text:p>
          </table:table-cell>
          <table:table-cell/>
          <table:table-cell table:formula="of:=[.J13]/[.I13]" office:value-type="float" office:value="200" calcext:value-type="float">
            <text:p>200</text:p>
          </table:table-cell>
          <table:table-cell/>
          <table:table-cell table:formula="of:=[.D13]/([.B13]+[.D13])" office:value-type="float" office:value="0.886335280859816" calcext:value-type="float">
            <text:p>0.8863352809</text:p>
          </table:table-cell>
          <table:table-cell table:formula="of:=([.E13]+(2*[.F13]))/(2*([.C13]+[.E13]+[.F13]))" office:value-type="float" office:value="0.520134942930122" calcext:value-type="float">
            <text:p>0.5201349429</text:p>
          </table:table-cell>
          <table:table-cell/>
          <table:table-cell table:formula="of:=([.M13]*[.Q13])+((1-[.M13])*[.R13])" office:value-type="float" office:value="0.771469147303288" calcext:value-type="float">
            <text:p>0.7714691473</text:p>
          </table:table-cell>
          <table:table-cell table:formula="of:=[.T13]=([.H13]/[.I1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9170533545733" calcext:value-type="float">
            <text:p>2.9917053355</text:p>
          </table:table-cell>
          <table:table-cell office:value-type="float" office:value="0.000576326337305508" calcext:value-type="float">
            <text:p>0.0005763263</text:p>
          </table:table-cell>
          <table:table-cell office:value-type="float" office:value="0.000104262527575895" calcext:value-type="float">
            <text:p>0.0001042625</text:p>
          </table:table-cell>
          <table:table-cell office:value-type="float" office:value="0.00674851323539366" calcext:value-type="float">
            <text:p>0.0067485132</text:p>
          </table:table-cell>
          <table:table-cell office:value-type="float" office:value="0.0009204840648694" calcext:value-type="float">
            <text:p>0.0009204841</text:p>
          </table:table-cell>
          <table:table-cell office:value-type="float" office:value="0.000312833621205119" calcext:value-type="float">
            <text:p>0.0003128336</text:p>
          </table:table-cell>
          <table:table-cell/>
          <table:table-cell table:formula="of:=[.D14]+[.E14]+(2*[.F14])" office:value-type="float" office:value="0.0082946645426733" calcext:value-type="float">
            <text:p>0.0082946645</text:p>
          </table:table-cell>
          <table:table-cell table:formula="of:=[.B14]+(2*[.C14])+[.D14]+(2*[.E14])+(2*[.F14])" office:value-type="float" office:value="0.01" calcext:value-type="float">
            <text:p>0.01</text:p>
          </table:table-cell>
          <table:table-cell table:formula="of:=[.A14]+[.D14]+[.E14]+(2*[.F14])" office:value-type="float" office:value="3" calcext:value-type="float">
            <text:p>3</text:p>
          </table:table-cell>
          <table:table-cell table:formula="of:=([.B14]+[.D14])/((2*[.C14])+(2*[.E14])+(2*[.F14]))" office:value-type="float" office:value="2.73809357298611" calcext:value-type="float">
            <text:p>2.738093573</text:p>
          </table:table-cell>
          <table:table-cell table:formula="of:=([.B14]+[.D14])/([.C14]+[.E14]+[.F14])" office:value-type="float" office:value="5.47618714597222" calcext:value-type="float">
            <text:p>5.476187146</text:p>
          </table:table-cell>
          <table:table-cell table:formula="of:=([.B14]+[.D14])/([.B14]+(2*[.C14])+[.D14]+(2*[.E14])+(2*[.F14]))" office:value-type="float" office:value="0.732483957269917" calcext:value-type="float">
            <text:p>0.7324839573</text:p>
          </table:table-cell>
          <table:table-cell/>
          <table:table-cell table:formula="of:=[.J14]/[.I14]" office:value-type="float" office:value="300" calcext:value-type="float">
            <text:p>300</text:p>
          </table:table-cell>
          <table:table-cell/>
          <table:table-cell table:formula="of:=[.D14]/([.B14]+[.D14])" office:value-type="float" office:value="0.92131891332425" calcext:value-type="float">
            <text:p>0.9213189133</text:p>
          </table:table-cell>
          <table:table-cell table:formula="of:=([.E14]+(2*[.F14]))/(2*([.C14]+[.E14]+[.F14]))" office:value-type="float" office:value="0.577965826460609" calcext:value-type="float">
            <text:p>0.5779658265</text:p>
          </table:table-cell>
          <table:table-cell/>
          <table:table-cell table:formula="of:=([.M14]*[.Q14])+((1-[.M14])*[.R14])" office:value-type="float" office:value="0.82946645426733" calcext:value-type="float">
            <text:p>0.8294664543</text:p>
          </table:table-cell>
          <table:table-cell table:formula="of:=[.T14]=([.H14]/[.I1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9114039450956" calcext:value-type="float">
            <text:p>4.9911403945</text:p>
          </table:table-cell>
          <table:table-cell office:value-type="float" office:value="0.000380425185461852" calcext:value-type="float">
            <text:p>0.0003804252</text:p>
          </table:table-cell>
          <table:table-cell office:value-type="float" office:value="0.0000454286506922037" calcext:value-type="float">
            <text:p>4.54286506922037E-05</text:p>
          </table:table-cell>
          <table:table-cell office:value-type="float" office:value="0.00743172906710849" calcext:value-type="float">
            <text:p>0.0074317291</text:p>
          </table:table-cell>
          <table:table-cell office:value-type="float" office:value="0.000669112022710409" calcext:value-type="float">
            <text:p>0.000669112</text:p>
          </table:table-cell>
          <table:table-cell office:value-type="float" office:value="0.000379382200312218" calcext:value-type="float">
            <text:p>0.0003793822</text:p>
          </table:table-cell>
          <table:table-cell/>
          <table:table-cell table:formula="of:=[.D15]+[.E15]+(2*[.F15])" office:value-type="float" office:value="0.00885960549044334" calcext:value-type="float">
            <text:p>0.0088596055</text:p>
          </table:table-cell>
          <table:table-cell table:formula="of:=[.B15]+(2*[.C15])+[.D15]+(2*[.E15])+(2*[.F15])" office:value-type="float" office:value="0.01" calcext:value-type="float">
            <text:p>0.01</text:p>
          </table:table-cell>
          <table:table-cell table:formula="of:=[.A15]+[.D15]+[.E15]+(2*[.F15])" office:value-type="float" office:value="5" calcext:value-type="float">
            <text:p>5</text:p>
          </table:table-cell>
          <table:table-cell table:formula="of:=([.B15]+[.D15])/((2*[.C15])+(2*[.E15])+(2*[.F15]))" office:value-type="float" office:value="3.57070614404524" calcext:value-type="float">
            <text:p>3.570706144</text:p>
          </table:table-cell>
          <table:table-cell table:formula="of:=([.B15]+[.D15])/([.C15]+[.E15]+[.F15])" office:value-type="float" office:value="7.14141228809048" calcext:value-type="float">
            <text:p>7.1414122881</text:p>
          </table:table-cell>
          <table:table-cell table:formula="of:=([.B15]+[.D15])/([.B15]+(2*[.C15])+[.D15]+(2*[.E15])+(2*[.F15]))" office:value-type="float" office:value="0.781215425257034" calcext:value-type="float">
            <text:p>0.7812154253</text:p>
          </table:table-cell>
          <table:table-cell/>
          <table:table-cell table:formula="of:=[.J15]/[.I15]" office:value-type="float" office:value="500" calcext:value-type="float">
            <text:p>500</text:p>
          </table:table-cell>
          <table:table-cell/>
          <table:table-cell table:formula="of:=[.D15]/([.B15]+[.D15])" office:value-type="float" office:value="0.951303421161111" calcext:value-type="float">
            <text:p>0.9513034212</text:p>
          </table:table-cell>
          <table:table-cell table:formula="of:=([.E15]+(2*[.F15]))/(2*([.C15]+[.E15]+[.F15]))" office:value-type="float" office:value="0.652640354107392" calcext:value-type="float">
            <text:p>0.6526403541</text:p>
          </table:table-cell>
          <table:table-cell/>
          <table:table-cell table:formula="of:=([.M15]*[.Q15])+((1-[.M15])*[.R15])" office:value-type="float" office:value="0.885960549044333" calcext:value-type="float">
            <text:p>0.885960549</text:p>
          </table:table-cell>
          <table:table-cell table:formula="of:=[.T15]=([.H15]/[.I1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9076549590249" calcext:value-type="float">
            <text:p>7.9907654959</text:p>
          </table:table-cell>
          <table:table-cell office:value-type="float" office:value="0.00025270688374732" calcext:value-type="float">
            <text:p>0.0002527069</text:p>
          </table:table-cell>
          <table:table-cell office:value-type="float" office:value="0.0000200458954183576" calcext:value-type="float">
            <text:p>2.00458954183576E-05</text:p>
          </table:table-cell>
          <table:table-cell office:value-type="float" office:value="0.00790362414443914" calcext:value-type="float">
            <text:p>0.0079036241</text:p>
          </table:table-cell>
          <table:table-cell office:value-type="float" office:value="0.000472697227907716" calcext:value-type="float">
            <text:p>0.0004726972</text:p>
          </table:table-cell>
          <table:table-cell office:value-type="float" office:value="0.000429091362580696" calcext:value-type="float">
            <text:p>0.0004290914</text:p>
          </table:table-cell>
          <table:table-cell/>
          <table:table-cell table:formula="of:=[.D16]+[.E16]+(2*[.F16])" office:value-type="float" office:value="0.00923450409750825" calcext:value-type="float">
            <text:p>0.0092345041</text:p>
          </table:table-cell>
          <table:table-cell table:formula="of:=[.B16]+(2*[.C16])+[.D16]+(2*[.E16])+(2*[.F16])" office:value-type="float" office:value="0.01" calcext:value-type="float">
            <text:p>0.01</text:p>
          </table:table-cell>
          <table:table-cell table:formula="of:=[.A16]+[.D16]+[.E16]+(2*[.F16])" office:value-type="float" office:value="8" calcext:value-type="float">
            <text:p>8</text:p>
          </table:table-cell>
          <table:table-cell table:formula="of:=([.B16]+[.D16])/((2*[.C16])+(2*[.E16])+(2*[.F16]))" office:value-type="float" office:value="4.42396718330809" calcext:value-type="float">
            <text:p>4.4239671833</text:p>
          </table:table-cell>
          <table:table-cell table:formula="of:=([.B16]+[.D16])/([.C16]+[.E16]+[.F16])" office:value-type="float" office:value="8.84793436661617" calcext:value-type="float">
            <text:p>8.8479343666</text:p>
          </table:table-cell>
          <table:table-cell table:formula="of:=([.B16]+[.D16])/([.B16]+(2*[.C16])+[.D16]+(2*[.E16])+(2*[.F16]))" office:value-type="float" office:value="0.815633102818646" calcext:value-type="float">
            <text:p>0.8156331028</text:p>
          </table:table-cell>
          <table:table-cell/>
          <table:table-cell table:formula="of:=[.J16]/[.I16]" office:value-type="float" office:value="800" calcext:value-type="float">
            <text:p>800</text:p>
          </table:table-cell>
          <table:table-cell/>
          <table:table-cell table:formula="of:=[.D16]/([.B16]+[.D16])" office:value-type="float" office:value="0.969017088336162" calcext:value-type="float">
            <text:p>0.9690170883</text:p>
          </table:table-cell>
          <table:table-cell table:formula="of:=([.E16]+(2*[.F16]))/(2*([.C16]+[.E16]+[.F16]))" office:value-type="float" office:value="0.721864919036945" calcext:value-type="float">
            <text:p>0.721864919</text:p>
          </table:table-cell>
          <table:table-cell/>
          <table:table-cell table:formula="of:=([.M16]*[.Q16])+((1-[.M16])*[.R16])" office:value-type="float" office:value="0.923450409750825" calcext:value-type="float">
            <text:p>0.9234504098</text:p>
          </table:table-cell>
          <table:table-cell table:formula="of:=[.T16]=([.H16]/[.I1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906285190508" calcext:value-type="float">
            <text:p>9.9906285191</text:p>
          </table:table-cell>
          <table:table-cell office:value-type="float" office:value="0.000206621040985623" calcext:value-type="float">
            <text:p>0.000206621</text:p>
          </table:table-cell>
          <table:table-cell office:value-type="float" office:value="0.0000134010987120286" calcext:value-type="float">
            <text:p>1.34010987120286E-05</text:p>
          </table:table-cell>
          <table:table-cell office:value-type="float" office:value="0.00807956868926291" calcext:value-type="float">
            <text:p>0.0080795687</text:p>
          </table:table-cell>
          <table:table-cell office:value-type="float" office:value="0.000395095812387053" calcext:value-type="float">
            <text:p>0.0003950958</text:p>
          </table:table-cell>
          <table:table-cell office:value-type="float" office:value="0.00044840822377665" calcext:value-type="float">
            <text:p>0.0004484082</text:p>
          </table:table-cell>
          <table:table-cell/>
          <table:table-cell table:formula="of:=[.D17]+[.E17]+(2*[.F17])" office:value-type="float" office:value="0.00937148094920326" calcext:value-type="float">
            <text:p>0.0093714809</text:p>
          </table:table-cell>
          <table:table-cell table:formula="of:=[.B17]+(2*[.C17])+[.D17]+(2*[.E17])+(2*[.F17])" office:value-type="float" office:value="0.01" calcext:value-type="float">
            <text:p>0.01</text:p>
          </table:table-cell>
          <table:table-cell table:formula="of:=[.A17]+[.D17]+[.E17]+(2*[.F17])" office:value-type="float" office:value="10" calcext:value-type="float">
            <text:p>10</text:p>
          </table:table-cell>
          <table:table-cell table:formula="of:=([.B17]+[.D17])/((2*[.C17])+(2*[.E17])+(2*[.F17]))" office:value-type="float" office:value="4.83495161424736" calcext:value-type="float">
            <text:p>4.8349516142</text:p>
          </table:table-cell>
          <table:table-cell table:formula="of:=([.B17]+[.D17])/([.C17]+[.E17]+[.F17])" office:value-type="float" office:value="9.66990322849471" calcext:value-type="float">
            <text:p>9.6699032285</text:p>
          </table:table-cell>
          <table:table-cell table:formula="of:=([.B17]+[.D17])/([.B17]+(2*[.C17])+[.D17]+(2*[.E17])+(2*[.F17]))" office:value-type="float" office:value="0.828618973024854" calcext:value-type="float">
            <text:p>0.828618973</text:p>
          </table:table-cell>
          <table:table-cell/>
          <table:table-cell table:formula="of:=[.J17]/[.I17]" office:value-type="float" office:value="1000" calcext:value-type="float">
            <text:p>1000</text:p>
          </table:table-cell>
          <table:table-cell/>
          <table:table-cell table:formula="of:=[.D17]/([.B17]+[.D17])" office:value-type="float" office:value="0.975064408647154" calcext:value-type="float">
            <text:p>0.9750644086</text:p>
          </table:table-cell>
          <table:table-cell table:formula="of:=([.E17]+(2*[.F17]))/(2*([.C17]+[.E17]+[.F17]))" office:value-type="float" office:value="0.753824552660491" calcext:value-type="float">
            <text:p>0.7538245527</text:p>
          </table:table-cell>
          <table:table-cell/>
          <table:table-cell table:formula="of:=([.M17]*[.Q17])+((1-[.M17])*[.R17])" office:value-type="float" office:value="0.937148094920327" calcext:value-type="float">
            <text:p>0.9371480949</text:p>
          </table:table-cell>
          <table:table-cell table:formula="of:=[.T17]=([.H17]/[.I17])" office:value-type="boolean" office:boolean-value="true" calcext:value-type="boolean">
            <text:p>TRUE</text:p>
          </table:table-cell>
        </table:table-row>
        <table:table-row table:style-name="ro1" table:number-rows-repeated="3">
          <table:table-cell table:number-columns-repeated="20"/>
          <table:table-cell table:style-name="Default"/>
        </table:table-row>
        <table:table-row table:style-name="ro1">
          <table:table-cell office:value-type="float" office:value="0.00852854775391226" calcext:value-type="float">
            <text:p>0.0085285478</text:p>
          </table:table-cell>
          <table:table-cell office:value-type="float" office:value="0.0116878717911744" calcext:value-type="float">
            <text:p>0.0116878718</text:p>
          </table:table-cell>
          <table:table-cell office:value-type="float" office:value="0.0428807323254754" calcext:value-type="float">
            <text:p>0.0428807323</text:p>
          </table:table-cell>
          <table:table-cell office:value-type="float" office:value="0.000390149761597253" calcext:value-type="float">
            <text:p>0.0003901498</text:p>
          </table:table-cell>
          <table:table-cell office:value-type="float" office:value="0.00107921131178697" calcext:value-type="float">
            <text:p>0.0010792113</text:p>
          </table:table-cell>
          <table:table-cell table:style-name="ce1" office:value-type="float" office:value="0.00000104558635175802" calcext:value-type="float">
            <text:p>1.05E-06</text:p>
          </table:table-cell>
          <table:table-cell/>
          <table:table-cell table:formula="of:=[.D21]+[.E21]+(2*[.F21])" office:value-type="float" office:value="0.00147145224608774" calcext:value-type="float">
            <text:p>0.0014714522</text:p>
          </table:table-cell>
          <table:table-cell table:formula="of:=[.B21]+(2*[.C21])+[.D21]+(2*[.E21])+(2*[.F21])" office:value-type="float" office:value="0.0999999999999999" calcext:value-type="float">
            <text:p>0.1</text:p>
          </table:table-cell>
          <table:table-cell table:formula="of:=[.A21]+[.D21]+[.E21]+(2*[.F21])" office:value-type="float" office:value="0.01" calcext:value-type="float">
            <text:p>0.01</text:p>
          </table:table-cell>
          <table:table-cell table:formula="of:=([.B21]+[.D21])/((2*[.C21])+(2*[.E21])+(2*[.F21]))" office:value-type="float" office:value="0.137372040143762" calcext:value-type="float">
            <text:p>0.1373720401</text:p>
          </table:table-cell>
          <table:table-cell table:formula="of:=([.B21]+[.D21])/([.C21]+[.E21]+[.F21])" office:value-type="float" office:value="0.274744080287525" calcext:value-type="float">
            <text:p>0.2747440803</text:p>
          </table:table-cell>
          <table:table-cell table:formula="of:=([.B21]+[.D21])/([.B21]+(2*[.C21])+[.D21]+(2*[.E21])+(2*[.F21]))" office:value-type="float" office:value="0.120780215527717" calcext:value-type="float">
            <text:p>0.1207802155</text:p>
          </table:table-cell>
          <table:table-cell/>
          <table:table-cell table:formula="of:=[.J21]/[.I21]" office:value-type="float" office:value="0.1" calcext:value-type="float">
            <text:p>0.1</text:p>
          </table:table-cell>
          <table:table-cell/>
          <table:table-cell table:formula="of:=[.D21]/([.B21]+[.D21])" office:value-type="float" office:value="0.0323024561508356" calcext:value-type="float">
            <text:p>0.0323024562</text:p>
          </table:table-cell>
          <table:table-cell table:formula="of:=([.E21]+(2*[.F21]))/(2*([.C21]+[.E21]+[.F21]))" office:value-type="float" office:value="0.0122984321279746" calcext:value-type="float">
            <text:p>0.0122984321</text:p>
          </table:table-cell>
          <table:table-cell/>
          <table:table-cell table:formula="of:=([.M21]*[.Q21])+((1-[.M21])*[.R21])" office:value-type="float" office:value="0.0147145224608774" calcext:value-type="float">
            <text:p>0.0147145225</text:p>
          </table:table-cell>
          <table:table-cell table:formula="of:=[.T21]=([.H21]/[.I2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71119209849705" calcext:value-type="float">
            <text:p>0.017111921</text:p>
          </table:table-cell>
          <table:table-cell office:value-type="float" office:value="0.0115309067006823" calcext:value-type="float">
            <text:p>0.0115309067</text:p>
          </table:table-cell>
          <table:table-cell office:value-type="float" office:value="0.0417367119517759" calcext:value-type="float">
            <text:p>0.041736712</text:p>
          </table:table-cell>
          <table:table-cell office:value-type="float" office:value="0.000772294684454715" calcext:value-type="float">
            <text:p>0.0007722947</text:p>
          </table:table-cell>
          <table:table-cell office:value-type="float" office:value="0.00210759038073631" calcext:value-type="float">
            <text:p>0.0021075904</text:p>
          </table:table-cell>
          <table:table-cell table:style-name="ce1" office:value-type="float" office:value="0.00000409697491925264" calcext:value-type="float">
            <text:p>4.10E-06</text:p>
          </table:table-cell>
          <table:table-cell/>
          <table:table-cell table:formula="of:=[.D22]+[.E22]+(2*[.F22])" office:value-type="float" office:value="0.00288807901502953" calcext:value-type="float">
            <text:p>0.002888079</text:p>
          </table:table-cell>
          <table:table-cell table:formula="of:=[.B22]+(2*[.C22])+[.D22]+(2*[.E22])+(2*[.F22])" office:value-type="float" office:value="0.1" calcext:value-type="float">
            <text:p>0.1</text:p>
          </table:table-cell>
          <table:table-cell table:formula="of:=[.A22]+[.D22]+[.E22]+(2*[.F22])" office:value-type="float" office:value="0.02" calcext:value-type="float">
            <text:p>0.02</text:p>
          </table:table-cell>
          <table:table-cell table:formula="of:=([.B22]+[.D22])/((2*[.C22])+(2*[.E22])+(2*[.F22]))" office:value-type="float" office:value="0.140292480221186" calcext:value-type="float">
            <text:p>0.1402924802</text:p>
          </table:table-cell>
          <table:table-cell table:formula="of:=([.B22]+[.D22])/([.C22]+[.E22]+[.F22])" office:value-type="float" office:value="0.280584960442373" calcext:value-type="float">
            <text:p>0.2805849604</text:p>
          </table:table-cell>
          <table:table-cell table:formula="of:=([.B22]+[.D22])/([.B22]+(2*[.C22])+[.D22]+(2*[.E22])+(2*[.F22]))" office:value-type="float" office:value="0.12303201385137" calcext:value-type="float">
            <text:p>0.1230320139</text:p>
          </table:table-cell>
          <table:table-cell/>
          <table:table-cell table:formula="of:=[.J22]/[.I22]" office:value-type="float" office:value="0.2" calcext:value-type="float">
            <text:p>0.2</text:p>
          </table:table-cell>
          <table:table-cell/>
          <table:table-cell table:formula="of:=[.D22]/([.B22]+[.D22])" office:value-type="float" office:value="0.062771847771889" calcext:value-type="float">
            <text:p>0.0627718478</text:p>
          </table:table-cell>
          <table:table-cell table:formula="of:=([.E22]+(2*[.F22]))/(2*([.C22]+[.E22]+[.F22]))" office:value-type="float" office:value="0.0241261296192428" calcext:value-type="float">
            <text:p>0.0241261296</text:p>
          </table:table-cell>
          <table:table-cell/>
          <table:table-cell table:formula="of:=([.M22]*[.Q22])+((1-[.M22])*[.R22])" office:value-type="float" office:value="0.0288807901502953" calcext:value-type="float">
            <text:p>0.0288807902</text:p>
          </table:table-cell>
          <table:table-cell table:formula="of:=[.T22]=([.H22]/[.I2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57473809519264" calcext:value-type="float">
            <text:p>0.025747381</text:p>
          </table:table-cell>
          <table:table-cell office:value-type="float" office:value="0.0113784714193327" calcext:value-type="float">
            <text:p>0.0113784714</text:p>
          </table:table-cell>
          <table:table-cell office:value-type="float" office:value="0.0406405111567553" calcext:value-type="float">
            <text:p>0.0406405112</text:p>
          </table:table-cell>
          <table:table-cell office:value-type="float" office:value="0.00114666829104422" calcext:value-type="float">
            <text:p>0.0011466683</text:p>
          </table:table-cell>
          <table:table-cell office:value-type="float" office:value="0.00308788721908311" calcext:value-type="float">
            <text:p>0.0030878872</text:p>
          </table:table-cell>
          <table:table-cell table:style-name="ce1" office:value-type="float" office:value="0.00000903176897313367" calcext:value-type="float">
            <text:p>9.03E-06</text:p>
          </table:table-cell>
          <table:table-cell/>
          <table:table-cell table:formula="of:=[.D23]+[.E23]+(2*[.F23])" office:value-type="float" office:value="0.0042526190480736" calcext:value-type="float">
            <text:p>0.004252619</text:p>
          </table:table-cell>
          <table:table-cell table:formula="of:=[.B23]+(2*[.C23])+[.D23]+(2*[.E23])+(2*[.F23])" office:value-type="float" office:value="0.1" calcext:value-type="float">
            <text:p>0.1</text:p>
          </table:table-cell>
          <table:table-cell table:formula="of:=[.A23]+[.D23]+[.E23]+(2*[.F23])" office:value-type="float" office:value="0.03" calcext:value-type="float">
            <text:p>0.03</text:p>
          </table:table-cell>
          <table:table-cell table:formula="of:=([.B23]+[.D23])/((2*[.C23])+(2*[.E23])+(2*[.F23]))" office:value-type="float" office:value="0.143185592625208" calcext:value-type="float">
            <text:p>0.1431855926</text:p>
          </table:table-cell>
          <table:table-cell table:formula="of:=([.B23]+[.D23])/([.C23]+[.E23]+[.F23])" office:value-type="float" office:value="0.286371185250415" calcext:value-type="float">
            <text:p>0.2863711853</text:p>
          </table:table-cell>
          <table:table-cell table:formula="of:=([.B23]+[.D23])/([.B23]+(2*[.C23])+[.D23]+(2*[.E23])+(2*[.F23]))" office:value-type="float" office:value="0.125251397103769" calcext:value-type="float">
            <text:p>0.1252513971</text:p>
          </table:table-cell>
          <table:table-cell/>
          <table:table-cell table:formula="of:=[.J23]/[.I23]" office:value-type="float" office:value="0.3" calcext:value-type="float">
            <text:p>0.3</text:p>
          </table:table-cell>
          <table:table-cell/>
          <table:table-cell table:formula="of:=[.D23]/([.B23]+[.D23])" office:value-type="float" office:value="0.0915493413693597" calcext:value-type="float">
            <text:p>0.0915493414</text:p>
          </table:table-cell>
          <table:table-cell table:formula="of:=([.E23]+(2*[.F23]))/(2*([.C23]+[.E23]+[.F23]))" office:value-type="float" office:value="0.0355067815683934" calcext:value-type="float">
            <text:p>0.0355067816</text:p>
          </table:table-cell>
          <table:table-cell/>
          <table:table-cell table:formula="of:=([.M23]*[.Q23])+((1-[.M23])*[.R23])" office:value-type="float" office:value="0.042526190480736" calcext:value-type="float">
            <text:p>0.0425261905</text:p>
          </table:table-cell>
          <table:table-cell table:formula="of:=[.T23]=([.H23]/[.I2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31643352616412" calcext:value-type="float">
            <text:p>0.0431643353</text:p>
          </table:table-cell>
          <table:table-cell office:value-type="float" office:value="0.0110865119702842" calcext:value-type="float">
            <text:p>0.011086512</text:p>
          </table:table-cell>
          <table:table-cell office:value-type="float" office:value="0.0385816836927516" calcext:value-type="float">
            <text:p>0.0385816837</text:p>
          </table:table-cell>
          <table:table-cell office:value-type="float" office:value="0.00187301307318738" calcext:value-type="float">
            <text:p>0.0018730131</text:p>
          </table:table-cell>
          <table:table-cell office:value-type="float" office:value="0.00491445590585381" calcext:value-type="float">
            <text:p>0.0049144559</text:p>
          </table:table-cell>
          <table:table-cell office:value-type="float" office:value="0.0000240978796588267" calcext:value-type="float">
            <text:p>2.40978796588267E-05</text:p>
          </table:table-cell>
          <table:table-cell/>
          <table:table-cell table:formula="of:=[.D24]+[.E24]+(2*[.F24])" office:value-type="float" office:value="0.00683566473835884" calcext:value-type="float">
            <text:p>0.0068356647</text:p>
          </table:table-cell>
          <table:table-cell table:formula="of:=[.B24]+(2*[.C24])+[.D24]+(2*[.E24])+(2*[.F24])" office:value-type="float" office:value="0.1" calcext:value-type="float">
            <text:p>0.1</text:p>
          </table:table-cell>
          <table:table-cell table:formula="of:=[.A24]+[.D24]+[.E24]+(2*[.F24])" office:value-type="float" office:value="0.05" calcext:value-type="float">
            <text:p>0.05</text:p>
          </table:table-cell>
          <table:table-cell table:formula="of:=([.B24]+[.D24])/((2*[.C24])+(2*[.E24])+(2*[.F24]))" office:value-type="float" office:value="0.148890789600402" calcext:value-type="float">
            <text:p>0.1488907896</text:p>
          </table:table-cell>
          <table:table-cell table:formula="of:=([.B24]+[.D24])/([.C24]+[.E24]+[.F24])" office:value-type="float" office:value="0.297781579200805" calcext:value-type="float">
            <text:p>0.2977815792</text:p>
          </table:table-cell>
          <table:table-cell table:formula="of:=([.B24]+[.D24])/([.B24]+(2*[.C24])+[.D24]+(2*[.E24])+(2*[.F24]))" office:value-type="float" office:value="0.129595250434716" calcext:value-type="float">
            <text:p>0.1295952504</text:p>
          </table:table-cell>
          <table:table-cell/>
          <table:table-cell table:formula="of:=[.J24]/[.I24]" office:value-type="float" office:value="0.5" calcext:value-type="float">
            <text:p>0.5</text:p>
          </table:table-cell>
          <table:table-cell/>
          <table:table-cell table:formula="of:=[.D24]/([.B24]+[.D24])" office:value-type="float" office:value="0.14452791031342" calcext:value-type="float">
            <text:p>0.1445279103</text:p>
          </table:table-cell>
          <table:table-cell table:formula="of:=([.E24]+(2*[.F24]))/(2*([.C24]+[.E24]+[.F24]))" office:value-type="float" office:value="0.0570154479011059" calcext:value-type="float">
            <text:p>0.0570154479</text:p>
          </table:table-cell>
          <table:table-cell/>
          <table:table-cell table:formula="of:=([.M24]*[.Q24])+((1-[.M24])*[.R24])" office:value-type="float" office:value="0.0683566473835884" calcext:value-type="float">
            <text:p>0.0683566474</text:p>
          </table:table-cell>
          <table:table-cell table:formula="of:=[.T24]=([.H24]/[.I2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696200615070237" calcext:value-type="float">
            <text:p>0.0696200615</text:p>
          </table:table-cell>
          <table:table-cell office:value-type="float" office:value="0.0106784644497252" calcext:value-type="float">
            <text:p>0.0106784644</text:p>
          </table:table-cell>
          <table:table-cell office:value-type="float" office:value="0.0357938923829694" calcext:value-type="float">
            <text:p>0.0357938924</text:p>
          </table:table-cell>
          <table:table-cell office:value-type="float" office:value="0.00290980596690775" calcext:value-type="float">
            <text:p>0.002909806</text:p>
          </table:table-cell>
          <table:table-cell office:value-type="float" office:value="0.00735381229135972" calcext:value-type="float">
            <text:p>0.0073538123</text:p>
          </table:table-cell>
          <table:table-cell office:value-type="float" office:value="0.0000581601173544408" calcext:value-type="float">
            <text:p>5.81601173544408E-05</text:p>
          </table:table-cell>
          <table:table-cell/>
          <table:table-cell table:formula="of:=[.D25]+[.E25]+(2*[.F25])" office:value-type="float" office:value="0.0103799384929764" calcext:value-type="float">
            <text:p>0.0103799385</text:p>
          </table:table-cell>
          <table:table-cell table:formula="of:=[.B25]+(2*[.C25])+[.D25]+(2*[.E25])+(2*[.F25])" office:value-type="float" office:value="0.1" calcext:value-type="float">
            <text:p>0.1</text:p>
          </table:table-cell>
          <table:table-cell table:formula="of:=[.A25]+[.D25]+[.E25]+(2*[.F25])" office:value-type="float" office:value="0.08" calcext:value-type="float">
            <text:p>0.08</text:p>
          </table:table-cell>
          <table:table-cell table:formula="of:=([.B25]+[.D25])/((2*[.C25])+(2*[.E25])+(2*[.F25]))" office:value-type="float" office:value="0.15725030018666" calcext:value-type="float">
            <text:p>0.1572503002</text:p>
          </table:table-cell>
          <table:table-cell table:formula="of:=([.B25]+[.D25])/([.C25]+[.E25]+[.F25])" office:value-type="float" office:value="0.31450060037332" calcext:value-type="float">
            <text:p>0.3145006004</text:p>
          </table:table-cell>
          <table:table-cell table:formula="of:=([.B25]+[.D25])/([.B25]+(2*[.C25])+[.D25]+(2*[.E25])+(2*[.F25]))" office:value-type="float" office:value="0.135882704166329" calcext:value-type="float">
            <text:p>0.1358827042</text:p>
          </table:table-cell>
          <table:table-cell/>
          <table:table-cell table:formula="of:=[.J25]/[.I25]" office:value-type="float" office:value="0.8" calcext:value-type="float">
            <text:p>0.8</text:p>
          </table:table-cell>
          <table:table-cell/>
          <table:table-cell table:formula="of:=[.D25]/([.B25]+[.D25])" office:value-type="float" office:value="0.21414101115812" calcext:value-type="float">
            <text:p>0.2141410112</text:p>
          </table:table-cell>
          <table:table-cell table:formula="of:=([.E25]+(2*[.F25]))/(2*([.C25]+[.E25]+[.F25]))" office:value-type="float" office:value="0.0864481310822701" calcext:value-type="float">
            <text:p>0.0864481311</text:p>
          </table:table-cell>
          <table:table-cell/>
          <table:table-cell table:formula="of:=([.M25]*[.Q25])+((1-[.M25])*[.R25])" office:value-type="float" office:value="0.103799384929763" calcext:value-type="float">
            <text:p>0.1037993849</text:p>
          </table:table-cell>
          <table:table-cell table:formula="of:=[.T25]=([.H25]/[.I2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874532372851103" calcext:value-type="float">
            <text:p>0.0874532373</text:p>
          </table:table-cell>
          <table:table-cell office:value-type="float" office:value="0.0104246430830128" calcext:value-type="float">
            <text:p>0.0104246431</text:p>
          </table:table-cell>
          <table:table-cell office:value-type="float" office:value="0.034112512271836" calcext:value-type="float">
            <text:p>0.0341125123</text:p>
          </table:table-cell>
          <table:table-cell office:value-type="float" office:value="0.0035682716250822" calcext:value-type="float">
            <text:p>0.0035682716</text:p>
          </table:table-cell>
          <table:table-cell office:value-type="float" office:value="0.00880356965842544" calcext:value-type="float">
            <text:p>0.0088035697</text:p>
          </table:table-cell>
          <table:table-cell office:value-type="float" office:value="0.0000874607156910299" calcext:value-type="float">
            <text:p>8.74607156910299E-05</text:p>
          </table:table-cell>
          <table:table-cell/>
          <table:table-cell table:formula="of:=[.D26]+[.E26]+(2*[.F26])" office:value-type="float" office:value="0.0125467627148897" calcext:value-type="float">
            <text:p>0.0125467627</text:p>
          </table:table-cell>
          <table:table-cell table:formula="of:=[.B26]+(2*[.C26])+[.D26]+(2*[.E26])+(2*[.F26])" office:value-type="float" office:value="0.1" calcext:value-type="float">
            <text:p>0.1</text:p>
          </table:table-cell>
          <table:table-cell table:formula="of:=[.A26]+[.D26]+[.E26]+(2*[.F26])" office:value-type="float" office:value="0.1" calcext:value-type="float">
            <text:p>0.1</text:p>
          </table:table-cell>
          <table:table-cell table:formula="of:=([.B26]+[.D26])/((2*[.C26])+(2*[.E26])+(2*[.F26]))" office:value-type="float" office:value="0.162694906595236" calcext:value-type="float">
            <text:p>0.1626949066</text:p>
          </table:table-cell>
          <table:table-cell table:formula="of:=([.B26]+[.D26])/([.C26]+[.E26]+[.F26])" office:value-type="float" office:value="0.325389813190473" calcext:value-type="float">
            <text:p>0.3253898132</text:p>
          </table:table-cell>
          <table:table-cell table:formula="of:=([.B26]+[.D26])/([.B26]+(2*[.C26])+[.D26]+(2*[.E26])+(2*[.F26]))" office:value-type="float" office:value="0.13992914708095" calcext:value-type="float">
            <text:p>0.1399291471</text:p>
          </table:table-cell>
          <table:table-cell/>
          <table:table-cell table:formula="of:=[.J26]/[.I26]" office:value-type="float" office:value="1" calcext:value-type="float">
            <text:p>1</text:p>
          </table:table-cell>
          <table:table-cell/>
          <table:table-cell table:formula="of:=[.D26]/([.B26]+[.D26])" office:value-type="float" office:value="0.255005601014485" calcext:value-type="float">
            <text:p>0.255005601</text:p>
          </table:table-cell>
          <table:table-cell table:formula="of:=([.E26]+(2*[.F26]))/(2*([.C26]+[.E26]+[.F26]))" office:value-type="float" office:value="0.104392458590299" calcext:value-type="float">
            <text:p>0.1043924586</text:p>
          </table:table-cell>
          <table:table-cell/>
          <table:table-cell table:formula="of:=([.M26]*[.Q26])+((1-[.M26])*[.R26])" office:value-type="float" office:value="0.125467627148897" calcext:value-type="float">
            <text:p>0.1254676271</text:p>
          </table:table-cell>
          <table:table-cell table:formula="of:=[.T26]=([.H26]/[.I2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78480032790367" calcext:value-type="float">
            <text:p>0.1784800328</text:p>
          </table:table-cell>
          <table:table-cell office:value-type="float" office:value="0.00933689571233801" calcext:value-type="float">
            <text:p>0.0093368957</text:p>
          </table:table-cell>
          <table:table-cell office:value-type="float" office:value="0.0273650554023715" calcext:value-type="float">
            <text:p>0.0273650554</text:p>
          </table:table-cell>
          <table:table-cell office:value-type="float" office:value="0.00652248315864403" calcext:value-type="float">
            <text:p>0.0065224832</text:p>
          </table:table-cell>
          <table:table-cell office:value-type="float" office:value="0.0144130262732857" calcext:value-type="float">
            <text:p>0.0144130263</text:p>
          </table:table-cell>
          <table:table-cell office:value-type="float" office:value="0.000292228888851801" calcext:value-type="float">
            <text:p>0.0002922289</text:p>
          </table:table-cell>
          <table:table-cell/>
          <table:table-cell table:formula="of:=[.D27]+[.E27]+(2*[.F27])" office:value-type="float" office:value="0.0215199672096333" calcext:value-type="float">
            <text:p>0.0215199672</text:p>
          </table:table-cell>
          <table:table-cell table:formula="of:=[.B27]+(2*[.C27])+[.D27]+(2*[.E27])+(2*[.F27])" office:value-type="float" office:value="0.1" calcext:value-type="float">
            <text:p>0.1</text:p>
          </table:table-cell>
          <table:table-cell table:formula="of:=[.A27]+[.D27]+[.E27]+(2*[.F27])" office:value-type="float" office:value="0.2" calcext:value-type="float">
            <text:p>0.2</text:p>
          </table:table-cell>
          <table:table-cell table:formula="of:=([.B27]+[.D27])/((2*[.C27])+(2*[.E27])+(2*[.F27]))" office:value-type="float" office:value="0.188486591353585" calcext:value-type="float">
            <text:p>0.1884865914</text:p>
          </table:table-cell>
          <table:table-cell table:formula="of:=([.B27]+[.D27])/([.C27]+[.E27]+[.F27])" office:value-type="float" office:value="0.37697318270717" calcext:value-type="float">
            <text:p>0.3769731827</text:p>
          </table:table-cell>
          <table:table-cell table:formula="of:=([.B27]+[.D27])/([.B27]+(2*[.C27])+[.D27]+(2*[.E27])+(2*[.F27]))" office:value-type="float" office:value="0.15859378870982" calcext:value-type="float">
            <text:p>0.1585937887</text:p>
          </table:table-cell>
          <table:table-cell/>
          <table:table-cell table:formula="of:=[.J27]/[.I27]" office:value-type="float" office:value="2" calcext:value-type="float">
            <text:p>2</text:p>
          </table:table-cell>
          <table:table-cell/>
          <table:table-cell table:formula="of:=[.D27]/([.B27]+[.D27])" office:value-type="float" office:value="0.411269773659184" calcext:value-type="float">
            <text:p>0.4112697737</text:p>
          </table:table-cell>
          <table:table-cell table:formula="of:=([.E27]+(2*[.F27]))/(2*([.C27]+[.E27]+[.F27]))" office:value-type="float" office:value="0.1782430869864" calcext:value-type="float">
            <text:p>0.178243087</text:p>
          </table:table-cell>
          <table:table-cell/>
          <table:table-cell table:formula="of:=([.M27]*[.Q27])+((1-[.M27])*[.R27])" office:value-type="float" office:value="0.215199672096333" calcext:value-type="float">
            <text:p>0.2151996721</text:p>
          </table:table-cell>
          <table:table-cell table:formula="of:=[.T27]=([.H27]/[.I2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71752055799502" calcext:value-type="float">
            <text:p>0.2717520558</text:p>
          </table:table-cell>
          <table:table-cell office:value-type="float" office:value="0.008481556012845" calcext:value-type="float">
            <text:p>0.008481556</text:p>
          </table:table-cell>
          <table:table-cell office:value-type="float" office:value="0.0225809591340546" calcext:value-type="float">
            <text:p>0.0225809591</text:p>
          </table:table-cell>
          <table:table-cell office:value-type="float" office:value="0.00902130142715028" calcext:value-type="float">
            <text:p>0.0090213014</text:p>
          </table:table-cell>
          <table:table-cell office:value-type="float" office:value="0.0181085815185481" calcext:value-type="float">
            <text:p>0.0181085815</text:p>
          </table:table-cell>
          <table:table-cell office:value-type="float" office:value="0.000559030627399617" calcext:value-type="float">
            <text:p>0.0005590306</text:p>
          </table:table-cell>
          <table:table-cell/>
          <table:table-cell table:formula="of:=[.D28]+[.E28]+(2*[.F28])" office:value-type="float" office:value="0.0282479442004976" calcext:value-type="float">
            <text:p>0.0282479442</text:p>
          </table:table-cell>
          <table:table-cell table:formula="of:=[.B28]+(2*[.C28])+[.D28]+(2*[.E28])+(2*[.F28])" office:value-type="float" office:value="0.1" calcext:value-type="float">
            <text:p>0.1</text:p>
          </table:table-cell>
          <table:table-cell table:formula="of:=[.A28]+[.D28]+[.E28]+(2*[.F28])" office:value-type="float" office:value="0.3" calcext:value-type="float">
            <text:p>0.3</text:p>
          </table:table-cell>
          <table:table-cell table:formula="of:=([.B28]+[.D28])/((2*[.C28])+(2*[.E28])+(2*[.F28]))" office:value-type="float" office:value="0.212163196164819" calcext:value-type="float">
            <text:p>0.2121631962</text:p>
          </table:table-cell>
          <table:table-cell table:formula="of:=([.B28]+[.D28])/([.C28]+[.E28]+[.F28])" office:value-type="float" office:value="0.424326392329637" calcext:value-type="float">
            <text:p>0.4243263923</text:p>
          </table:table-cell>
          <table:table-cell table:formula="of:=([.B28]+[.D28])/([.B28]+(2*[.C28])+[.D28]+(2*[.E28])+(2*[.F28]))" office:value-type="float" office:value="0.175028574399953" calcext:value-type="float">
            <text:p>0.1750285744</text:p>
          </table:table-cell>
          <table:table-cell/>
          <table:table-cell table:formula="of:=[.J28]/[.I28]" office:value-type="float" office:value="3" calcext:value-type="float">
            <text:p>3</text:p>
          </table:table-cell>
          <table:table-cell/>
          <table:table-cell table:formula="of:=[.D28]/([.B28]+[.D28])" office:value-type="float" office:value="0.515418779937952" calcext:value-type="float">
            <text:p>0.5154187799</text:p>
          </table:table-cell>
          <table:table-cell table:formula="of:=([.E28]+(2*[.F28]))/(2*([.C28]+[.E28]+[.F28]))" office:value-type="float" office:value="0.233058287556599" calcext:value-type="float">
            <text:p>0.2330582876</text:p>
          </table:table-cell>
          <table:table-cell/>
          <table:table-cell table:formula="of:=([.M28]*[.Q28])+((1-[.M28])*[.R28])" office:value-type="float" office:value="0.282479442004976" calcext:value-type="float">
            <text:p>0.282479442</text:p>
          </table:table-cell>
          <table:table-cell table:formula="of:=[.T28]=([.H28]/[.I2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62269602209655" calcext:value-type="float">
            <text:p>0.4622696022</text:p>
          </table:table-cell>
          <table:table-cell office:value-type="float" office:value="0.0072200947164381" calcext:value-type="float">
            <text:p>0.0072200947</text:p>
          </table:table-cell>
          <table:table-cell office:value-type="float" office:value="0.0163635340855305" calcext:value-type="float">
            <text:p>0.0163635341</text:p>
          </table:table-cell>
          <table:table-cell office:value-type="float" office:value="0.0130634850430619" calcext:value-type="float">
            <text:p>0.013063485</text:p>
          </table:table-cell>
          <table:table-cell office:value-type="float" office:value="0.0223224393221563" calcext:value-type="float">
            <text:p>0.0223224393</text:p>
          </table:table-cell>
          <table:table-cell office:value-type="float" office:value="0.00117223671256315" calcext:value-type="float">
            <text:p>0.0011722367</text:p>
          </table:table-cell>
          <table:table-cell/>
          <table:table-cell table:formula="of:=[.D29]+[.E29]+(2*[.F29])" office:value-type="float" office:value="0.0377303977903445" calcext:value-type="float">
            <text:p>0.0377303978</text:p>
          </table:table-cell>
          <table:table-cell table:formula="of:=[.B29]+(2*[.C29])+[.D29]+(2*[.E29])+(2*[.F29])" office:value-type="float" office:value="0.0999999999999999" calcext:value-type="float">
            <text:p>0.1</text:p>
          </table:table-cell>
          <table:table-cell table:formula="of:=[.A29]+[.D29]+[.E29]+(2*[.F29])" office:value-type="float" office:value="0.5" calcext:value-type="float">
            <text:p>0.5</text:p>
          </table:table-cell>
          <table:table-cell table:formula="of:=([.B29]+[.D29])/((2*[.C29])+(2*[.E29])+(2*[.F29]))" office:value-type="float" office:value="0.254446696155015" calcext:value-type="float">
            <text:p>0.2544466962</text:p>
          </table:table-cell>
          <table:table-cell table:formula="of:=([.B29]+[.D29])/([.C29]+[.E29]+[.F29])" office:value-type="float" office:value="0.508893392310031" calcext:value-type="float">
            <text:p>0.5088933923</text:p>
          </table:table-cell>
          <table:table-cell table:formula="of:=([.B29]+[.D29])/([.B29]+(2*[.C29])+[.D29]+(2*[.E29])+(2*[.F29]))" office:value-type="float" office:value="0.202835797595" calcext:value-type="float">
            <text:p>0.2028357976</text:p>
          </table:table-cell>
          <table:table-cell/>
          <table:table-cell table:formula="of:=[.J29]/[.I29]" office:value-type="float" office:value="5" calcext:value-type="float">
            <text:p>5</text:p>
          </table:table-cell>
          <table:table-cell/>
          <table:table-cell table:formula="of:=[.D29]/([.B29]+[.D29])" office:value-type="float" office:value="0.644042382949859" calcext:value-type="float">
            <text:p>0.6440423829</text:p>
          </table:table-cell>
          <table:table-cell table:formula="of:=([.E29]+(2*[.F29]))/(2*([.C29]+[.E29]+[.F29]))" office:value-type="float" office:value="0.309433272001727" calcext:value-type="float">
            <text:p>0.309433272</text:p>
          </table:table-cell>
          <table:table-cell/>
          <table:table-cell table:formula="of:=([.M29]*[.Q29])+((1-[.M29])*[.R29])" office:value-type="float" office:value="0.377303977903445" calcext:value-type="float">
            <text:p>0.3773039779</text:p>
          </table:table-cell>
          <table:table-cell table:formula="of:=[.T29]=([.H29]/[.I2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53248559222043" calcext:value-type="float">
            <text:p>0.7532485592</text:p>
          </table:table-cell>
          <table:table-cell office:value-type="float" office:value="0.00597206907386224" calcext:value-type="float">
            <text:p>0.0059720691</text:p>
          </table:table-cell>
          <table:table-cell office:value-type="float" office:value="0.011195434672314" calcext:value-type="float">
            <text:p>0.0111954347</text:p>
          </table:table-cell>
          <table:table-cell office:value-type="float" office:value="0.0176069427932553" calcext:value-type="float">
            <text:p>0.0176069428</text:p>
          </table:table-cell>
          <table:table-cell office:value-type="float" office:value="0.0248856208035526" calcext:value-type="float">
            <text:p>0.0248856208</text:p>
          </table:table-cell>
          <table:table-cell office:value-type="float" office:value="0.00212943859057467" calcext:value-type="float">
            <text:p>0.0021294386</text:p>
          </table:table-cell>
          <table:table-cell/>
          <table:table-cell table:formula="of:=[.D30]+[.E30]+(2*[.F30])" office:value-type="float" office:value="0.0467514407779572" calcext:value-type="float">
            <text:p>0.0467514408</text:p>
          </table:table-cell>
          <table:table-cell table:formula="of:=[.B30]+(2*[.C30])+[.D30]+(2*[.E30])+(2*[.F30])" office:value-type="float" office:value="0.1" calcext:value-type="float">
            <text:p>0.1</text:p>
          </table:table-cell>
          <table:table-cell table:formula="of:=[.A30]+[.D30]+[.E30]+(2*[.F30])" office:value-type="float" office:value="0.8" calcext:value-type="float">
            <text:p>0.8</text:p>
          </table:table-cell>
          <table:table-cell table:formula="of:=([.B30]+[.D30])/((2*[.C30])+(2*[.E30])+(2*[.F30]))" office:value-type="float" office:value="0.308541049300721" calcext:value-type="float">
            <text:p>0.3085410493</text:p>
          </table:table-cell>
          <table:table-cell table:formula="of:=([.B30]+[.D30])/([.C30]+[.E30]+[.F30])" office:value-type="float" office:value="0.617082098601442" calcext:value-type="float">
            <text:p>0.6170820986</text:p>
          </table:table-cell>
          <table:table-cell table:formula="of:=([.B30]+[.D30])/([.B30]+(2*[.C30])+[.D30]+(2*[.E30])+(2*[.F30]))" office:value-type="float" office:value="0.235790118671175" calcext:value-type="float">
            <text:p>0.2357901187</text:p>
          </table:table-cell>
          <table:table-cell/>
          <table:table-cell table:formula="of:=[.J30]/[.I30]" office:value-type="float" office:value="8" calcext:value-type="float">
            <text:p>8</text:p>
          </table:table-cell>
          <table:table-cell/>
          <table:table-cell table:formula="of:=[.D30]/([.B30]+[.D30])" office:value-type="float" office:value="0.74672097764238" calcext:value-type="float">
            <text:p>0.7467209776</text:p>
          </table:table-cell>
          <table:table-cell table:formula="of:=([.E30]+(2*[.F30]))/(2*([.C30]+[.E30]+[.F30]))" office:value-type="float" office:value="0.381367719742446" calcext:value-type="float">
            <text:p>0.3813677197</text:p>
          </table:table-cell>
          <table:table-cell/>
          <table:table-cell table:formula="of:=([.M30]*[.Q30])+((1-[.M30])*[.R30])" office:value-type="float" office:value="0.467514407779572" calcext:value-type="float">
            <text:p>0.4675144078</text:p>
          </table:table-cell>
          <table:table-cell table:formula="of:=[.T30]=([.H30]/[.I3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49042865156884" calcext:value-type="float">
            <text:p>0.9490428652</text:p>
          </table:table-cell>
          <table:table-cell office:value-type="float" office:value="0.00538267595255015" calcext:value-type="float">
            <text:p>0.005382676</text:p>
          </table:table-cell>
          <table:table-cell office:value-type="float" office:value="0.00909468760874974" calcext:value-type="float">
            <text:p>0.0090946876</text:p>
          </table:table-cell>
          <table:table-cell office:value-type="float" office:value="0.0199942392749702" calcext:value-type="float">
            <text:p>0.0199942393</text:p>
          </table:table-cell>
          <table:table-cell office:value-type="float" office:value="0.0254708139868342" calcext:value-type="float">
            <text:p>0.025470814</text:p>
          </table:table-cell>
          <table:table-cell office:value-type="float" office:value="0.00274604079065594" calcext:value-type="float">
            <text:p>0.0027460408</text:p>
          </table:table-cell>
          <table:table-cell/>
          <table:table-cell table:formula="of:=[.D31]+[.E31]+(2*[.F31])" office:value-type="float" office:value="0.0509571348431163" calcext:value-type="float">
            <text:p>0.0509571348</text:p>
          </table:table-cell>
          <table:table-cell table:formula="of:=[.B31]+(2*[.C31])+[.D31]+(2*[.E31])+(2*[.F31])" office:value-type="float" office:value="0.1" calcext:value-type="float">
            <text:p>0.1</text:p>
          </table:table-cell>
          <table:table-cell table:formula="of:=[.A31]+[.D31]+[.E31]+(2*[.F31])" office:value-type="float" office:value="1" calcext:value-type="float">
            <text:p>1</text:p>
          </table:table-cell>
          <table:table-cell table:formula="of:=([.B31]+[.D31])/((2*[.C31])+(2*[.E31])+(2*[.F31]))" office:value-type="float" office:value="0.340067893265103" calcext:value-type="float">
            <text:p>0.3400678933</text:p>
          </table:table-cell>
          <table:table-cell table:formula="of:=([.B31]+[.D31])/([.C31]+[.E31]+[.F31])" office:value-type="float" office:value="0.680135786530205" calcext:value-type="float">
            <text:p>0.6801357865</text:p>
          </table:table-cell>
          <table:table-cell table:formula="of:=([.B31]+[.D31])/([.B31]+(2*[.C31])+[.D31]+(2*[.E31])+(2*[.F31]))" office:value-type="float" office:value="0.253769152275203" calcext:value-type="float">
            <text:p>0.2537691523</text:p>
          </table:table-cell>
          <table:table-cell/>
          <table:table-cell table:formula="of:=[.J31]/[.I31]" office:value-type="float" office:value="10" calcext:value-type="float">
            <text:p>10</text:p>
          </table:table-cell>
          <table:table-cell/>
          <table:table-cell table:formula="of:=[.D31]/([.B31]+[.D31])" office:value-type="float" office:value="0.787890848659461" calcext:value-type="float">
            <text:p>0.7878908487</text:p>
          </table:table-cell>
          <table:table-cell table:formula="of:=([.E31]+(2*[.F31]))/(2*([.C31]+[.E31]+[.F31]))" office:value-type="float" office:value="0.414923822333928" calcext:value-type="float">
            <text:p>0.4149238223</text:p>
          </table:table-cell>
          <table:table-cell/>
          <table:table-cell table:formula="of:=([.M31]*[.Q31])+((1-[.M31])*[.R31])" office:value-type="float" office:value="0.509571348431162" calcext:value-type="float">
            <text:p>0.5095713484</text:p>
          </table:table-cell>
          <table:table-cell table:formula="of:=[.T31]=([.H31]/[.I3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3674293599878" calcext:value-type="float">
            <text:p>1.936742936</text:p>
          </table:table-cell>
          <table:table-cell office:value-type="float" office:value="0.00369407236990036" calcext:value-type="float">
            <text:p>0.0036940724</text:p>
          </table:table-cell>
          <table:table-cell office:value-type="float" office:value="0.00428353297458784" calcext:value-type="float">
            <text:p>0.004283533</text:p>
          </table:table-cell>
          <table:table-cell office:value-type="float" office:value="0.0280025899730885" calcext:value-type="float">
            <text:p>0.02800259</text:p>
          </table:table-cell>
          <table:table-cell office:value-type="float" office:value="0.0244817976796996" calcext:value-type="float">
            <text:p>0.0244817977</text:p>
          </table:table-cell>
          <table:table-cell office:value-type="float" office:value="0.00538633817421818" calcext:value-type="float">
            <text:p>0.0053863382</text:p>
          </table:table-cell>
          <table:table-cell/>
          <table:table-cell table:formula="of:=[.D32]+[.E32]+(2*[.F32])" office:value-type="float" office:value="0.0632570640012245" calcext:value-type="float">
            <text:p>0.063257064</text:p>
          </table:table-cell>
          <table:table-cell table:formula="of:=[.B32]+(2*[.C32])+[.D32]+(2*[.E32])+(2*[.F32])" office:value-type="float" office:value="0.1" calcext:value-type="float">
            <text:p>0.1</text:p>
          </table:table-cell>
          <table:table-cell table:formula="of:=[.A32]+[.D32]+[.E32]+(2*[.F32])" office:value-type="float" office:value="2" calcext:value-type="float">
            <text:p>2</text:p>
          </table:table-cell>
          <table:table-cell table:formula="of:=([.B32]+[.D32])/((2*[.C32])+(2*[.E32])+(2*[.F32]))" office:value-type="float" office:value="0.464057298373255" calcext:value-type="float">
            <text:p>0.4640572984</text:p>
          </table:table-cell>
          <table:table-cell table:formula="of:=([.B32]+[.D32])/([.C32]+[.E32]+[.F32])" office:value-type="float" office:value="0.92811459674651" calcext:value-type="float">
            <text:p>0.9281145967</text:p>
          </table:table-cell>
          <table:table-cell table:formula="of:=([.B32]+[.D32])/([.B32]+(2*[.C32])+[.D32]+(2*[.E32])+(2*[.F32]))" office:value-type="float" office:value="0.316966623429888" calcext:value-type="float">
            <text:p>0.3169666234</text:p>
          </table:table-cell>
          <table:table-cell/>
          <table:table-cell table:formula="of:=[.J32]/[.I32]" office:value-type="float" office:value="20" calcext:value-type="float">
            <text:p>20</text:p>
          </table:table-cell>
          <table:table-cell/>
          <table:table-cell table:formula="of:=[.D32]/([.B32]+[.D32])" office:value-type="float" office:value="0.883455477743149" calcext:value-type="float">
            <text:p>0.8834554777</text:p>
          </table:table-cell>
          <table:table-cell table:formula="of:=([.E32]+(2*[.F32]))/(2*([.C32]+[.E32]+[.F32]))" office:value-type="float" office:value="0.516145700012028" calcext:value-type="float">
            <text:p>0.5161457</text:p>
          </table:table-cell>
          <table:table-cell/>
          <table:table-cell table:formula="of:=([.M32]*[.Q32])+((1-[.M32])*[.R32])" office:value-type="float" office:value="0.632570640012244" calcext:value-type="float">
            <text:p>0.63257064</text:p>
          </table:table-cell>
          <table:table-cell table:formula="of:=[.T32]=([.H32]/[.I3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3020387651947" calcext:value-type="float">
            <text:p>2.9302038765</text:p>
          </table:table-cell>
          <table:table-cell office:value-type="float" office:value="0.00286033845007776" calcext:value-type="float">
            <text:p>0.0028603385</text:p>
          </table:table-cell>
          <table:table-cell office:value-type="float" office:value="0.00256818416577898" calcext:value-type="float">
            <text:p>0.0025681842</text:p>
          </table:table-cell>
          <table:table-cell office:value-type="float" office:value="0.0328047010242487" calcext:value-type="float">
            <text:p>0.032804701</text:p>
          </table:table-cell>
          <table:table-cell office:value-type="float" office:value="0.0222071697378336" calcext:value-type="float">
            <text:p>0.0222071697</text:p>
          </table:table-cell>
          <table:table-cell office:value-type="float" office:value="0.00739212635922421" calcext:value-type="float">
            <text:p>0.0073921264</text:p>
          </table:table-cell>
          <table:table-cell/>
          <table:table-cell table:formula="of:=[.D33]+[.E33]+(2*[.F33])" office:value-type="float" office:value="0.0697961234805307" calcext:value-type="float">
            <text:p>0.0697961235</text:p>
          </table:table-cell>
          <table:table-cell table:formula="of:=[.B33]+(2*[.C33])+[.D33]+(2*[.E33])+(2*[.F33])" office:value-type="float" office:value="0.1" calcext:value-type="float">
            <text:p>0.1</text:p>
          </table:table-cell>
          <table:table-cell table:formula="of:=[.A33]+[.D33]+[.E33]+(2*[.F33])" office:value-type="float" office:value="3" calcext:value-type="float">
            <text:p>3</text:p>
          </table:table-cell>
          <table:table-cell table:formula="of:=([.B33]+[.D33])/((2*[.C33])+(2*[.E33])+(2*[.F33]))" office:value-type="float" office:value="0.554364830302397" calcext:value-type="float">
            <text:p>0.5543648303</text:p>
          </table:table-cell>
          <table:table-cell table:formula="of:=([.B33]+[.D33])/([.C33]+[.E33]+[.F33])" office:value-type="float" office:value="1.10872966060479" calcext:value-type="float">
            <text:p>1.1087296606</text:p>
          </table:table-cell>
          <table:table-cell table:formula="of:=([.B33]+[.D33])/([.B33]+(2*[.C33])+[.D33]+(2*[.E33])+(2*[.F33]))" office:value-type="float" office:value="0.356650394743264" calcext:value-type="float">
            <text:p>0.3566503947</text:p>
          </table:table-cell>
          <table:table-cell/>
          <table:table-cell table:formula="of:=[.J33]/[.I33]" office:value-type="float" office:value="30" calcext:value-type="float">
            <text:p>30</text:p>
          </table:table-cell>
          <table:table-cell/>
          <table:table-cell table:formula="of:=[.D33]/([.B33]+[.D33])" office:value-type="float" office:value="0.919799935953056" calcext:value-type="float">
            <text:p>0.919799936</text:p>
          </table:table-cell>
          <table:table-cell table:formula="of:=([.E33]+(2*[.F33]))/(2*([.C33]+[.E33]+[.F33]))" office:value-type="float" office:value="0.574981660889031" calcext:value-type="float">
            <text:p>0.5749816609</text:p>
          </table:table-cell>
          <table:table-cell/>
          <table:table-cell table:formula="of:=([.M33]*[.Q33])+((1-[.M33])*[.R33])" office:value-type="float" office:value="0.697961234805307" calcext:value-type="float">
            <text:p>0.6979612348</text:p>
          </table:table-cell>
          <table:table-cell table:formula="of:=[.T33]=([.H33]/[.I3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2277109987686" calcext:value-type="float">
            <text:p>4.9227710999</text:p>
          </table:table-cell>
          <table:table-cell office:value-type="float" office:value="0.00200090440023944" calcext:value-type="float">
            <text:p>0.0020009044</text:p>
          </table:table-cell>
          <table:table-cell office:value-type="float" office:value="0.00125673582169194" calcext:value-type="float">
            <text:p>0.0012567358</text:p>
          </table:table-cell>
          <table:table-cell office:value-type="float" office:value="0.0385528779059208" calcext:value-type="float">
            <text:p>0.0385528779</text:p>
          </table:table-cell>
          <table:table-cell office:value-type="float" office:value="0.0182567238332382" calcext:value-type="float">
            <text:p>0.0182567238</text:p>
          </table:table-cell>
          <table:table-cell office:value-type="float" office:value="0.0102096491919897" calcext:value-type="float">
            <text:p>0.0102096492</text:p>
          </table:table-cell>
          <table:table-cell/>
          <table:table-cell table:formula="of:=[.D34]+[.E34]+(2*[.F34])" office:value-type="float" office:value="0.0772289001231384" calcext:value-type="float">
            <text:p>0.0772289001</text:p>
          </table:table-cell>
          <table:table-cell table:formula="of:=[.B34]+(2*[.C34])+[.D34]+(2*[.E34])+(2*[.F34])" office:value-type="float" office:value="0.1" calcext:value-type="float">
            <text:p>0.1</text:p>
          </table:table-cell>
          <table:table-cell table:formula="of:=[.A34]+[.D34]+[.E34]+(2*[.F34])" office:value-type="float" office:value="5" calcext:value-type="float">
            <text:p>5</text:p>
          </table:table-cell>
          <table:table-cell table:formula="of:=([.B34]+[.D34])/((2*[.C34])+(2*[.E34])+(2*[.F34]))" office:value-type="float" office:value="0.682192810230932" calcext:value-type="float">
            <text:p>0.6821928102</text:p>
          </table:table-cell>
          <table:table-cell table:formula="of:=([.B34]+[.D34])/([.C34]+[.E34]+[.F34])" office:value-type="float" office:value="1.36438562046186" calcext:value-type="float">
            <text:p>1.3643856205</text:p>
          </table:table-cell>
          <table:table-cell table:formula="of:=([.B34]+[.D34])/([.B34]+(2*[.C34])+[.D34]+(2*[.E34])+(2*[.F34]))" office:value-type="float" office:value="0.405537823061603" calcext:value-type="float">
            <text:p>0.4055378231</text:p>
          </table:table-cell>
          <table:table-cell/>
          <table:table-cell table:formula="of:=[.J34]/[.I34]" office:value-type="float" office:value="50" calcext:value-type="float">
            <text:p>50</text:p>
          </table:table-cell>
          <table:table-cell/>
          <table:table-cell table:formula="of:=[.D34]/([.B34]+[.D34])" office:value-type="float" office:value="0.950660473907621" calcext:value-type="float">
            <text:p>0.9506604739</text:p>
          </table:table-cell>
          <table:table-cell table:formula="of:=([.E34]+(2*[.F34]))/(2*([.C34]+[.E34]+[.F34]))" office:value-type="float" office:value="0.650605265021353" calcext:value-type="float">
            <text:p>0.650605265</text:p>
          </table:table-cell>
          <table:table-cell/>
          <table:table-cell table:formula="of:=([.M34]*[.Q34])+((1-[.M34])*[.R34])" office:value-type="float" office:value="0.772289001231385" calcext:value-type="float">
            <text:p>0.7722890012</text:p>
          </table:table-cell>
          <table:table-cell table:formula="of:=[.T34]=([.H34]/[.I3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1687641269412" calcext:value-type="float">
            <text:p>7.9168764127</text:p>
          </table:table-cell>
          <table:table-cell office:value-type="float" office:value="0.00139450113245707" calcext:value-type="float">
            <text:p>0.0013945011</text:p>
          </table:table-cell>
          <table:table-cell office:value-type="float" office:value="0.000610420426904307" calcext:value-type="float">
            <text:p>0.0006104204</text:p>
          </table:table-cell>
          <table:table-cell office:value-type="float" office:value="0.0432109244835183" calcext:value-type="float">
            <text:p>0.0432109245</text:p>
          </table:table-cell>
          <table:table-cell office:value-type="float" office:value="0.0142610707078565" calcext:value-type="float">
            <text:p>0.0142610707</text:p>
          </table:table-cell>
          <table:table-cell office:value-type="float" office:value="0.0128257960572516" calcext:value-type="float">
            <text:p>0.0128257961</text:p>
          </table:table-cell>
          <table:table-cell/>
          <table:table-cell table:formula="of:=[.D35]+[.E35]+(2*[.F35])" office:value-type="float" office:value="0.083123587305878" calcext:value-type="float">
            <text:p>0.0831235873</text:p>
          </table:table-cell>
          <table:table-cell table:formula="of:=[.B35]+(2*[.C35])+[.D35]+(2*[.E35])+(2*[.F35])" office:value-type="float" office:value="0.1" calcext:value-type="float">
            <text:p>0.1</text:p>
          </table:table-cell>
          <table:table-cell table:formula="of:=[.A35]+[.D35]+[.E35]+(2*[.F35])" office:value-type="float" office:value="8" calcext:value-type="float">
            <text:p>8</text:p>
          </table:table-cell>
          <table:table-cell table:formula="of:=([.B35]+[.D35])/((2*[.C35])+(2*[.E35])+(2*[.F35]))" office:value-type="float" office:value="0.805230947470536" calcext:value-type="float">
            <text:p>0.8052309475</text:p>
          </table:table-cell>
          <table:table-cell table:formula="of:=([.B35]+[.D35])/([.C35]+[.E35]+[.F35])" office:value-type="float" office:value="1.61046189494107" calcext:value-type="float">
            <text:p>1.6104618949</text:p>
          </table:table-cell>
          <table:table-cell table:formula="of:=([.B35]+[.D35])/([.B35]+(2*[.C35])+[.D35]+(2*[.E35])+(2*[.F35]))" office:value-type="float" office:value="0.446054256159753" calcext:value-type="float">
            <text:p>0.4460542562</text:p>
          </table:table-cell>
          <table:table-cell/>
          <table:table-cell table:formula="of:=[.J35]/[.I35]" office:value-type="float" office:value="79.9999999999998" calcext:value-type="float">
            <text:p>80</text:p>
          </table:table-cell>
          <table:table-cell/>
          <table:table-cell table:formula="of:=[.D35]/([.B35]+[.D35])" office:value-type="float" office:value="0.968736961631913" calcext:value-type="float">
            <text:p>0.9687369616</text:p>
          </table:table-cell>
          <table:table-cell table:formula="of:=([.E35]+(2*[.F35]))/(2*([.C35]+[.E35]+[.F35]))" office:value-type="float" office:value="0.720515741228803" calcext:value-type="float">
            <text:p>0.7205157412</text:p>
          </table:table-cell>
          <table:table-cell/>
          <table:table-cell table:formula="of:=([.M35]*[.Q35])+((1-[.M35])*[.R35])" office:value-type="float" office:value="0.831235873058778" calcext:value-type="float">
            <text:p>0.8312358731</text:p>
          </table:table-cell>
          <table:table-cell table:formula="of:=[.T35]=([.H35]/[.I3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144399259887" calcext:value-type="float">
            <text:p>9.914439926</text:p>
          </table:table-cell>
          <table:table-cell office:value-type="float" office:value="0.00116324680378086" calcext:value-type="float">
            <text:p>0.0011632468</text:p>
          </table:table-cell>
          <table:table-cell office:value-type="float" office:value="0.000424751627410358" calcext:value-type="float">
            <text:p>0.0004247516</text:p>
          </table:table-cell>
          <table:table-cell office:value-type="float" office:value="0.0451399293329892" calcext:value-type="float">
            <text:p>0.0451399293</text:p>
          </table:table-cell>
          <table:table-cell office:value-type="float" office:value="0.0124271759300999" calcext:value-type="float">
            <text:p>0.0124271759</text:p>
          </table:table-cell>
          <table:table-cell office:value-type="float" office:value="0.0139964843741047" calcext:value-type="float">
            <text:p>0.0139964844</text:p>
          </table:table-cell>
          <table:table-cell/>
          <table:table-cell table:formula="of:=[.D36]+[.E36]+(2*[.F36])" office:value-type="float" office:value="0.0855600740112985" calcext:value-type="float">
            <text:p>0.085560074</text:p>
          </table:table-cell>
          <table:table-cell table:formula="of:=[.B36]+(2*[.C36])+[.D36]+(2*[.E36])+(2*[.F36])" office:value-type="float" office:value="0.1" calcext:value-type="float">
            <text:p>0.1</text:p>
          </table:table-cell>
          <table:table-cell table:formula="of:=[.A36]+[.D36]+[.E36]+(2*[.F36])" office:value-type="float" office:value="10" calcext:value-type="float">
            <text:p>10</text:p>
          </table:table-cell>
          <table:table-cell table:formula="of:=([.B36]+[.D36])/((2*[.C36])+(2*[.E36])+(2*[.F36]))" office:value-type="float" office:value="0.862307540846511" calcext:value-type="float">
            <text:p>0.8623075408</text:p>
          </table:table-cell>
          <table:table-cell table:formula="of:=([.B36]+[.D36])/([.C36]+[.E36]+[.F36])" office:value-type="float" office:value="1.72461508169302" calcext:value-type="float">
            <text:p>1.7246150817</text:p>
          </table:table-cell>
          <table:table-cell table:formula="of:=([.B36]+[.D36])/([.B36]+(2*[.C36])+[.D36]+(2*[.E36])+(2*[.F36]))" office:value-type="float" office:value="0.463031761367701" calcext:value-type="float">
            <text:p>0.4630317614</text:p>
          </table:table-cell>
          <table:table-cell/>
          <table:table-cell table:formula="of:=[.J36]/[.I36]" office:value-type="float" office:value="100" calcext:value-type="float">
            <text:p>100</text:p>
          </table:table-cell>
          <table:table-cell/>
          <table:table-cell table:formula="of:=[.D36]/([.B36]+[.D36])" office:value-type="float" office:value="0.974877602341039" calcext:value-type="float">
            <text:p>0.9748776023</text:p>
          </table:table-cell>
          <table:table-cell table:formula="of:=([.E36]+(2*[.F36]))/(2*([.C36]+[.E36]+[.F36]))" office:value-type="float" office:value="0.752747402365224" calcext:value-type="float">
            <text:p>0.7527474024</text:p>
          </table:table-cell>
          <table:table-cell/>
          <table:table-cell table:formula="of:=([.M36]*[.Q36])+((1-[.M36])*[.R36])" office:value-type="float" office:value="0.855600740112985" calcext:value-type="float">
            <text:p>0.8556007401</text:p>
          </table:table-cell>
          <table:table-cell table:formula="of:=[.T36]=([.H36]/[.I36])" office:value-type="boolean" office:boolean-value="true" calcext:value-type="boolean">
            <text:p>TRUE</text:p>
          </table:table-cell>
        </table:table-row>
        <table:table-row table:style-name="ro1" table:number-rows-repeated="3">
          <table:table-cell table:number-columns-repeated="20"/>
          <table:table-cell table:style-name="Default"/>
        </table:table-row>
        <table:table-row table:style-name="ro1">
          <table:table-cell office:value-type="float" office:value="0.00391464565332991" calcext:value-type="float">
            <text:p>0.0039146457</text:p>
          </table:table-cell>
          <table:table-cell office:value-type="float" office:value="0.0388907059373706" calcext:value-type="float">
            <text:p>0.0388907059</text:p>
          </table:table-cell>
          <table:table-cell office:value-type="float" office:value="0.474769671907576" calcext:value-type="float">
            <text:p>0.4747696719</text:p>
          </table:table-cell>
          <table:table-cell office:value-type="float" office:value="0.000595880405176684" calcext:value-type="float">
            <text:p>0.0005958804</text:p>
          </table:table-cell>
          <table:table-cell office:value-type="float" office:value="0.00548459590080629" calcext:value-type="float">
            <text:p>0.0054845959</text:p>
          </table:table-cell>
          <table:table-cell table:style-name="ce1" office:value-type="float" office:value="0.00000243902034355743" calcext:value-type="float">
            <text:p>2.44E-06</text:p>
          </table:table-cell>
          <table:table-cell/>
          <table:table-cell table:formula="of:=[.D40]+[.E40]+(2*[.F40])" office:value-type="float" office:value="0.00608535434667009" calcext:value-type="float">
            <text:p>0.0060853543</text:p>
          </table:table-cell>
          <table:table-cell table:formula="of:=[.B40]+(2*[.C40])+[.D40]+(2*[.E40])+(2*[.F40])" office:value-type="float" office:value="0.999999999999999" calcext:value-type="float">
            <text:p>1</text:p>
          </table:table-cell>
          <table:table-cell table:formula="of:=[.A40]+[.D40]+[.E40]+(2*[.F40])" office:value-type="float" office:value="0.01" calcext:value-type="float">
            <text:p>0.01</text:p>
          </table:table-cell>
          <table:table-cell table:formula="of:=([.B40]+[.D40])/((2*[.C40])+(2*[.E40])+(2*[.F40]))" office:value-type="float" office:value="0.0411098749700849" calcext:value-type="float">
            <text:p>0.041109875</text:p>
          </table:table-cell>
          <table:table-cell table:formula="of:=([.B40]+[.D40])/([.C40]+[.E40]+[.F40])" office:value-type="float" office:value="0.0822197499401698" calcext:value-type="float">
            <text:p>0.0822197499</text:p>
          </table:table-cell>
          <table:table-cell table:formula="of:=([.B40]+[.D40])/([.B40]+(2*[.C40])+[.D40]+(2*[.E40])+(2*[.F40]))" office:value-type="float" office:value="0.0394865863425473" calcext:value-type="float">
            <text:p>0.0394865863</text:p>
          </table:table-cell>
          <table:table-cell/>
          <table:table-cell table:formula="of:=[.J40]/[.I40]" office:value-type="float" office:value="0.01" calcext:value-type="float">
            <text:p>0.01</text:p>
          </table:table-cell>
          <table:table-cell/>
          <table:table-cell table:formula="of:=[.D40]/([.B40]+[.D40])" office:value-type="float" office:value="0.0150907044738536" calcext:value-type="float">
            <text:p>0.0150907045</text:p>
          </table:table-cell>
          <table:table-cell table:formula="of:=([.E40]+(2*[.F40]))/(2*([.C40]+[.E40]+[.F40]))" office:value-type="float" office:value="0.00571514552887974" calcext:value-type="float">
            <text:p>0.0057151455</text:p>
          </table:table-cell>
          <table:table-cell/>
          <table:table-cell table:formula="of:=([.M40]*[.Q40])+((1-[.M40])*[.R40])" office:value-type="float" office:value="0.0060853543466701" calcext:value-type="float">
            <text:p>0.0060853543</text:p>
          </table:table-cell>
          <table:table-cell table:formula="of:=[.T40]=([.H40]/[.I4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0787937892761206" calcext:value-type="float">
            <text:p>0.0078793789</text:p>
          </table:table-cell>
          <table:table-cell office:value-type="float" office:value="0.0386600694638209" calcext:value-type="float">
            <text:p>0.0386600695</text:p>
          </table:table-cell>
          <table:table-cell office:value-type="float" office:value="0.469155244780407" calcext:value-type="float">
            <text:p>0.4691552448</text:p>
          </table:table-cell>
          <table:table-cell office:value-type="float" office:value="0.00119227225573901" calcext:value-type="float">
            <text:p>0.0011922723</text:p>
          </table:table-cell>
          <table:table-cell office:value-type="float" office:value="0.0109088199029772" calcext:value-type="float">
            <text:p>0.0109088199</text:p>
          </table:table-cell>
          <table:table-cell table:style-name="ce1" office:value-type="float" office:value="0.00000976445683588012" calcext:value-type="float">
            <text:p>9.76E-06</text:p>
          </table:table-cell>
          <table:table-cell/>
          <table:table-cell table:formula="of:=[.D41]+[.E41]+(2*[.F41])" office:value-type="float" office:value="0.012120621072388" calcext:value-type="float">
            <text:p>0.0121206211</text:p>
          </table:table-cell>
          <table:table-cell table:formula="of:=[.B41]+(2*[.C41])+[.D41]+(2*[.E41])+(2*[.F41])" office:value-type="float" office:value="1" calcext:value-type="float">
            <text:p>1</text:p>
          </table:table-cell>
          <table:table-cell table:formula="of:=[.A41]+[.D41]+[.E41]+(2*[.F41])" office:value-type="float" office:value="0.02" calcext:value-type="float">
            <text:p>0.02</text:p>
          </table:table-cell>
          <table:table-cell table:formula="of:=([.B41]+[.D41])/((2*[.C41])+(2*[.E41])+(2*[.F41]))" office:value-type="float" office:value="0.0415064718180251" calcext:value-type="float">
            <text:p>0.0415064718</text:p>
          </table:table-cell>
          <table:table-cell table:formula="of:=([.B41]+[.D41])/([.C41]+[.E41]+[.F41])" office:value-type="float" office:value="0.0830129436360502" calcext:value-type="float">
            <text:p>0.0830129436</text:p>
          </table:table-cell>
          <table:table-cell table:formula="of:=([.B41]+[.D41])/([.B41]+(2*[.C41])+[.D41]+(2*[.E41])+(2*[.F41]))" office:value-type="float" office:value="0.0398523417195599" calcext:value-type="float">
            <text:p>0.0398523417</text:p>
          </table:table-cell>
          <table:table-cell/>
          <table:table-cell table:formula="of:=[.J41]/[.I41]" office:value-type="float" office:value="0.02" calcext:value-type="float">
            <text:p>0.02</text:p>
          </table:table-cell>
          <table:table-cell/>
          <table:table-cell table:formula="of:=[.D41]/([.B41]+[.D41])" office:value-type="float" office:value="0.0299172446158623" calcext:value-type="float">
            <text:p>0.0299172446</text:p>
          </table:table-cell>
          <table:table-cell table:formula="of:=([.E41]+(2*[.F41]))/(2*([.C41]+[.E41]+[.F41]))" office:value-type="float" office:value="0.0113819460188247" calcext:value-type="float">
            <text:p>0.011381946</text:p>
          </table:table-cell>
          <table:table-cell/>
          <table:table-cell table:formula="of:=([.M41]*[.Q41])+((1-[.M41])*[.R41])" office:value-type="float" office:value="0.012120621072388" calcext:value-type="float">
            <text:p>0.0121206211</text:p>
          </table:table-cell>
          <table:table-cell table:formula="of:=[.T41]=([.H41]/[.I4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18944500203821" calcext:value-type="float">
            <text:p>0.01189445</text:p>
          </table:table-cell>
          <table:table-cell office:value-type="float" office:value="0.0384303291190978" calcext:value-type="float">
            <text:p>0.0384303291</text:p>
          </table:table-cell>
          <table:table-cell office:value-type="float" office:value="0.463595832587863" calcext:value-type="float">
            <text:p>0.4635958326</text:p>
          </table:table-cell>
          <table:table-cell office:value-type="float" office:value="0.00178911925980379" calcext:value-type="float">
            <text:p>0.0017891193</text:p>
          </table:table-cell>
          <table:table-cell office:value-type="float" office:value="0.0162724557255589" calcext:value-type="float">
            <text:p>0.0162724557</text:p>
          </table:table-cell>
          <table:table-cell office:value-type="float" office:value="0.0000219874971276316" calcext:value-type="float">
            <text:p>2.19874971276316E-05</text:p>
          </table:table-cell>
          <table:table-cell/>
          <table:table-cell table:formula="of:=[.D42]+[.E42]+(2*[.F42])" office:value-type="float" office:value="0.018105549979618" calcext:value-type="float">
            <text:p>0.01810555</text:p>
          </table:table-cell>
          <table:table-cell table:formula="of:=[.B42]+(2*[.C42])+[.D42]+(2*[.E42])+(2*[.F42])" office:value-type="float" office:value="1" calcext:value-type="float">
            <text:p>1</text:p>
          </table:table-cell>
          <table:table-cell table:formula="of:=[.A42]+[.D42]+[.E42]+(2*[.F42])" office:value-type="float" office:value="0.0300000000000001" calcext:value-type="float">
            <text:p>0.03</text:p>
          </table:table-cell>
          <table:table-cell table:formula="of:=([.B42]+[.D42])/((2*[.C42])+(2*[.E42])+(2*[.F42]))" office:value-type="float" office:value="0.0419048378412854" calcext:value-type="float">
            <text:p>0.0419048378</text:p>
          </table:table-cell>
          <table:table-cell table:formula="of:=([.B42]+[.D42])/([.C42]+[.E42]+[.F42])" office:value-type="float" office:value="0.0838096756825708" calcext:value-type="float">
            <text:p>0.0838096757</text:p>
          </table:table-cell>
          <table:table-cell table:formula="of:=([.B42]+[.D42])/([.B42]+(2*[.C42])+[.D42]+(2*[.E42])+(2*[.F42]))" office:value-type="float" office:value="0.0402194483789016" calcext:value-type="float">
            <text:p>0.0402194484</text:p>
          </table:table-cell>
          <table:table-cell/>
          <table:table-cell table:formula="of:=[.J42]/[.I42]" office:value-type="float" office:value="0.03" calcext:value-type="float">
            <text:p>0.03</text:p>
          </table:table-cell>
          <table:table-cell/>
          <table:table-cell table:formula="of:=[.D42]/([.B42]+[.D42])" office:value-type="float" office:value="0.0444839333187456" calcext:value-type="float">
            <text:p>0.0444839333</text:p>
          </table:table-cell>
          <table:table-cell table:formula="of:=([.E42]+(2*[.F42]))/(2*([.C42]+[.E42]+[.F42]))" office:value-type="float" office:value="0.0170001681032765" calcext:value-type="float">
            <text:p>0.0170001681</text:p>
          </table:table-cell>
          <table:table-cell/>
          <table:table-cell table:formula="of:=([.M42]*[.Q42])+((1-[.M42])*[.R42])" office:value-type="float" office:value="0.0181055499796179" calcext:value-type="float">
            <text:p>0.01810555</text:p>
          </table:table-cell>
          <table:table-cell table:formula="of:=[.T42]=([.H42]/[.I4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00765259986013" calcext:value-type="float">
            <text:p>0.020076526</text:p>
          </table:table-cell>
          <table:table-cell office:value-type="float" office:value="0.0379736350476041" calcext:value-type="float">
            <text:p>0.037973635</text:p>
          </table:table-cell>
          <table:table-cell office:value-type="float" office:value="0.452642845344916" calcext:value-type="float">
            <text:p>0.4526428453</text:p>
          </table:table-cell>
          <table:table-cell office:value-type="float" office:value="0.00298395011944715" calcext:value-type="float">
            <text:p>0.0029839501</text:p>
          </table:table-cell>
          <table:table-cell office:value-type="float" office:value="0.0268172002611645" calcext:value-type="float">
            <text:p>0.0268172003</text:p>
          </table:table-cell>
          <table:table-cell office:value-type="float" office:value="0.0000611618103935369" calcext:value-type="float">
            <text:p>6.11618103935369E-05</text:p>
          </table:table-cell>
          <table:table-cell/>
          <table:table-cell table:formula="of:=[.D43]+[.E43]+(2*[.F43])" office:value-type="float" office:value="0.0299234740013987" calcext:value-type="float">
            <text:p>0.029923474</text:p>
          </table:table-cell>
          <table:table-cell table:formula="of:=[.B43]+(2*[.C43])+[.D43]+(2*[.E43])+(2*[.F43])" office:value-type="float" office:value="1" calcext:value-type="float">
            <text:p>1</text:p>
          </table:table-cell>
          <table:table-cell table:formula="of:=[.A43]+[.D43]+[.E43]+(2*[.F43])" office:value-type="float" office:value="0.05" calcext:value-type="float">
            <text:p>0.05</text:p>
          </table:table-cell>
          <table:table-cell table:formula="of:=([.B43]+[.D43])/((2*[.C43])+(2*[.E43])+(2*[.F43]))" office:value-type="float" office:value="0.04270675053948" calcext:value-type="float">
            <text:p>0.0427067505</text:p>
          </table:table-cell>
          <table:table-cell table:formula="of:=([.B43]+[.D43])/([.C43]+[.E43]+[.F43])" office:value-type="float" office:value="0.0854135010789601" calcext:value-type="float">
            <text:p>0.0854135011</text:p>
          </table:table-cell>
          <table:table-cell table:formula="of:=([.B43]+[.D43])/([.B43]+(2*[.C43])+[.D43]+(2*[.E43])+(2*[.F43]))" office:value-type="float" office:value="0.0409575851670513" calcext:value-type="float">
            <text:p>0.0409575852</text:p>
          </table:table-cell>
          <table:table-cell/>
          <table:table-cell table:formula="of:=[.J43]/[.I43]" office:value-type="float" office:value="0.05" calcext:value-type="float">
            <text:p>0.05</text:p>
          </table:table-cell>
          <table:table-cell/>
          <table:table-cell table:formula="of:=[.D43]/([.B43]+[.D43])" office:value-type="float" office:value="0.0728546399226588" calcext:value-type="float">
            <text:p>0.0728546399</text:p>
          </table:table-cell>
          <table:table-cell table:formula="of:=([.E43]+(2*[.F43]))/(2*([.C43]+[.E43]+[.F43]))" office:value-type="float" office:value="0.0280900234080305" calcext:value-type="float">
            <text:p>0.0280900234</text:p>
          </table:table-cell>
          <table:table-cell/>
          <table:table-cell table:formula="of:=([.M43]*[.Q43])+((1-[.M43])*[.R43])" office:value-type="float" office:value="0.0299234740013987" calcext:value-type="float">
            <text:p>0.029923474</text:p>
          </table:table-cell>
          <table:table-cell table:formula="of:=[.T43]=([.H43]/[.I4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327324879688831" calcext:value-type="float">
            <text:p>0.032732488</text:p>
          </table:table-cell>
          <table:table-cell office:value-type="float" office:value="0.0372959217616714" calcext:value-type="float">
            <text:p>0.0372959218</text:p>
          </table:table-cell>
          <table:table-cell office:value-type="float" office:value="0.436630436358546" calcext:value-type="float">
            <text:p>0.4366304364</text:p>
          </table:table-cell>
          <table:table-cell office:value-type="float" office:value="0.00477816544671895" calcext:value-type="float">
            <text:p>0.0047781654</text:p>
          </table:table-cell>
          <table:table-cell office:value-type="float" office:value="0.04217569349012" calcext:value-type="float">
            <text:p>0.0421756935</text:p>
          </table:table-cell>
          <table:table-cell office:value-type="float" office:value="0.000156826547138993" calcext:value-type="float">
            <text:p>0.0001568265</text:p>
          </table:table-cell>
          <table:table-cell/>
          <table:table-cell table:formula="of:=[.D44]+[.E44]+(2*[.F44])" office:value-type="float" office:value="0.0472675120311169" calcext:value-type="float">
            <text:p>0.047267512</text:p>
          </table:table-cell>
          <table:table-cell table:formula="of:=[.B44]+(2*[.C44])+[.D44]+(2*[.E44])+(2*[.F44])" office:value-type="float" office:value="1" calcext:value-type="float">
            <text:p>1</text:p>
          </table:table-cell>
          <table:table-cell table:formula="of:=[.A44]+[.D44]+[.E44]+(2*[.F44])" office:value-type="float" office:value="0.08" calcext:value-type="float">
            <text:p>0.08</text:p>
          </table:table-cell>
          <table:table-cell table:formula="of:=([.B44]+[.D44])/((2*[.C44])+(2*[.E44])+(2*[.F44]))" office:value-type="float" office:value="0.0439220681334082" calcext:value-type="float">
            <text:p>0.0439220681</text:p>
          </table:table-cell>
          <table:table-cell table:formula="of:=([.B44]+[.D44])/([.C44]+[.E44]+[.F44])" office:value-type="float" office:value="0.0878441362668164" calcext:value-type="float">
            <text:p>0.0878441363</text:p>
          </table:table-cell>
          <table:table-cell table:formula="of:=([.B44]+[.D44])/([.B44]+(2*[.C44])+[.D44]+(2*[.E44])+(2*[.F44]))" office:value-type="float" office:value="0.0420740872083903" calcext:value-type="float">
            <text:p>0.0420740872</text:p>
          </table:table-cell>
          <table:table-cell/>
          <table:table-cell table:formula="of:=[.J44]/[.I44]" office:value-type="float" office:value="0.08" calcext:value-type="float">
            <text:p>0.08</text:p>
          </table:table-cell>
          <table:table-cell/>
          <table:table-cell table:formula="of:=[.D44]/([.B44]+[.D44])" office:value-type="float" office:value="0.11356551653879" calcext:value-type="float">
            <text:p>0.1135655165</text:p>
          </table:table-cell>
          <table:table-cell table:formula="of:=([.E44]+(2*[.F44]))/(2*([.C44]+[.E44]+[.F44]))" office:value-type="float" office:value="0.0443555665600219" calcext:value-type="float">
            <text:p>0.0443555666</text:p>
          </table:table-cell>
          <table:table-cell/>
          <table:table-cell table:formula="of:=([.M44]*[.Q44])+((1-[.M44])*[.R44])" office:value-type="float" office:value="0.0472675120311169" calcext:value-type="float">
            <text:p>0.047267512</text:p>
          </table:table-cell>
          <table:table-cell table:formula="of:=[.T44]=([.H44]/[.I4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14269691847076" calcext:value-type="float">
            <text:p>0.0414269692</text:p>
          </table:table-cell>
          <table:table-cell office:value-type="float" office:value="0.0368492716455011" calcext:value-type="float">
            <text:p>0.0368492716</text:p>
          </table:table-cell>
          <table:table-cell office:value-type="float" office:value="0.426235022850354" calcext:value-type="float">
            <text:p>0.4262350229</text:p>
          </table:table-cell>
          <table:table-cell office:value-type="float" office:value="0.00597493095062778" calcext:value-type="float">
            <text:p>0.005974931</text:p>
          </table:table-cell>
          <table:table-cell office:value-type="float" office:value="0.0521076518384981" calcext:value-type="float">
            <text:p>0.0521076518</text:p>
          </table:table-cell>
          <table:table-cell office:value-type="float" office:value="0.000245224013083306" calcext:value-type="float">
            <text:p>0.000245224</text:p>
          </table:table-cell>
          <table:table-cell/>
          <table:table-cell table:formula="of:=[.D45]+[.E45]+(2*[.F45])" office:value-type="float" office:value="0.0585730308152925" calcext:value-type="float">
            <text:p>0.0585730308</text:p>
          </table:table-cell>
          <table:table-cell table:formula="of:=[.B45]+(2*[.C45])+[.D45]+(2*[.E45])+(2*[.F45])" office:value-type="float" office:value="1" calcext:value-type="float">
            <text:p>1</text:p>
          </table:table-cell>
          <table:table-cell table:formula="of:=[.A45]+[.D45]+[.E45]+(2*[.F45])" office:value-type="float" office:value="0.1" calcext:value-type="float">
            <text:p>0.1</text:p>
          </table:table-cell>
          <table:table-cell table:formula="of:=([.B45]+[.D45])/((2*[.C45])+(2*[.E45])+(2*[.F45]))" office:value-type="float" office:value="0.0447401644632889" calcext:value-type="float">
            <text:p>0.0447401645</text:p>
          </table:table-cell>
          <table:table-cell table:formula="of:=([.B45]+[.D45])/([.C45]+[.E45]+[.F45])" office:value-type="float" office:value="0.0894803289265778" calcext:value-type="float">
            <text:p>0.0894803289</text:p>
          </table:table-cell>
          <table:table-cell table:formula="of:=([.B45]+[.D45])/([.B45]+(2*[.C45])+[.D45]+(2*[.E45])+(2*[.F45]))" office:value-type="float" office:value="0.0428242025961289" calcext:value-type="float">
            <text:p>0.0428242026</text:p>
          </table:table-cell>
          <table:table-cell/>
          <table:table-cell table:formula="of:=[.J45]/[.I45]" office:value-type="float" office:value="0.1" calcext:value-type="float">
            <text:p>0.1</text:p>
          </table:table-cell>
          <table:table-cell/>
          <table:table-cell table:formula="of:=[.D45]/([.B45]+[.D45])" office:value-type="float" office:value="0.139522293198937" calcext:value-type="float">
            <text:p>0.1395222932</text:p>
          </table:table-cell>
          <table:table-cell table:formula="of:=([.E45]+(2*[.F45]))/(2*([.C45]+[.E45]+[.F45]))" office:value-type="float" office:value="0.0549513475030663" calcext:value-type="float">
            <text:p>0.0549513475</text:p>
          </table:table-cell>
          <table:table-cell/>
          <table:table-cell table:formula="of:=([.M45]*[.Q45])+((1-[.M45])*[.R45])" office:value-type="float" office:value="0.0585730308152925" calcext:value-type="float">
            <text:p>0.0585730308</text:p>
          </table:table-cell>
          <table:table-cell table:formula="of:=[.T45]=([.H45]/[.I4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880123267883151" calcext:value-type="float">
            <text:p>0.0880123268</text:p>
          </table:table-cell>
          <table:table-cell office:value-type="float" office:value="0.0346844313311357" calcext:value-type="float">
            <text:p>0.0346844313</text:p>
          </table:table-cell>
          <table:table-cell office:value-type="float" office:value="0.377624768926304" calcext:value-type="float">
            <text:p>0.3776247689</text:p>
          </table:table-cell>
          <table:table-cell office:value-type="float" office:value="0.0119481014737198" calcext:value-type="float">
            <text:p>0.0119481015</text:p>
          </table:table-cell>
          <table:table-cell office:value-type="float" office:value="0.0980783576045724" calcext:value-type="float">
            <text:p>0.0980783576</text:p>
          </table:table-cell>
          <table:table-cell office:value-type="float" office:value="0.000980607066696312" calcext:value-type="float">
            <text:p>0.0009806071</text:p>
          </table:table-cell>
          <table:table-cell/>
          <table:table-cell table:formula="of:=[.D46]+[.E46]+(2*[.F46])" office:value-type="float" office:value="0.111987673211685" calcext:value-type="float">
            <text:p>0.1119876732</text:p>
          </table:table-cell>
          <table:table-cell table:formula="of:=[.B46]+(2*[.C46])+[.D46]+(2*[.E46])+(2*[.F46])" office:value-type="float" office:value="1" calcext:value-type="float">
            <text:p>1</text:p>
          </table:table-cell>
          <table:table-cell table:formula="of:=[.A46]+[.D46]+[.E46]+(2*[.F46])" office:value-type="float" office:value="0.2" calcext:value-type="float">
            <text:p>0.2</text:p>
          </table:table-cell>
          <table:table-cell table:formula="of:=([.B46]+[.D46])/((2*[.C46])+(2*[.E46])+(2*[.F46]))" office:value-type="float" office:value="0.0489134928655062" calcext:value-type="float">
            <text:p>0.0489134929</text:p>
          </table:table-cell>
          <table:table-cell table:formula="of:=([.B46]+[.D46])/([.C46]+[.E46]+[.F46])" office:value-type="float" office:value="0.0978269857310125" calcext:value-type="float">
            <text:p>0.0978269857</text:p>
          </table:table-cell>
          <table:table-cell table:formula="of:=([.B46]+[.D46])/([.B46]+(2*[.C46])+[.D46]+(2*[.E46])+(2*[.F46]))" office:value-type="float" office:value="0.0466325328048555" calcext:value-type="float">
            <text:p>0.0466325328</text:p>
          </table:table-cell>
          <table:table-cell/>
          <table:table-cell table:formula="of:=[.J46]/[.I46]" office:value-type="float" office:value="0.2" calcext:value-type="float">
            <text:p>0.2</text:p>
          </table:table-cell>
          <table:table-cell/>
          <table:table-cell table:formula="of:=[.D46]/([.B46]+[.D46])" office:value-type="float" office:value="0.256218154045361" calcext:value-type="float">
            <text:p>0.256218154</text:p>
          </table:table-cell>
          <table:table-cell table:formula="of:=([.E46]+(2*[.F46]))/(2*([.C46]+[.E46]+[.F46]))" office:value-type="float" office:value="0.104932856616438" calcext:value-type="float">
            <text:p>0.1049328566</text:p>
          </table:table-cell>
          <table:table-cell/>
          <table:table-cell table:formula="of:=([.M46]*[.Q46])+((1-[.M46])*[.R46])" office:value-type="float" office:value="0.111987673211685" calcext:value-type="float">
            <text:p>0.1119876732</text:p>
          </table:table-cell>
          <table:table-cell table:formula="of:=[.T46]=([.H46]/[.I4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39766902991103" calcext:value-type="float">
            <text:p>0.139766903</text:p>
          </table:table-cell>
          <table:table-cell office:value-type="float" office:value="0.03264705445448" calcext:value-type="float">
            <text:p>0.0326470545</text:p>
          </table:table-cell>
          <table:table-cell office:value-type="float" office:value="0.334564088653432" calcext:value-type="float">
            <text:p>0.3345640887</text:p>
          </table:table-cell>
          <table:table-cell office:value-type="float" office:value="0.0178594946899502" calcext:value-type="float">
            <text:p>0.0178594947</text:p>
          </table:table-cell>
          <table:table-cell office:value-type="float" office:value="0.13799167122976" calcext:value-type="float">
            <text:p>0.1379916712</text:p>
          </table:table-cell>
          <table:table-cell office:value-type="float" office:value="0.00219096554459337" calcext:value-type="float">
            <text:p>0.0021909655</text:p>
          </table:table-cell>
          <table:table-cell/>
          <table:table-cell table:formula="of:=[.D47]+[.E47]+(2*[.F47])" office:value-type="float" office:value="0.160233097008897" calcext:value-type="float">
            <text:p>0.160233097</text:p>
          </table:table-cell>
          <table:table-cell table:formula="of:=[.B47]+(2*[.C47])+[.D47]+(2*[.E47])+(2*[.F47])" office:value-type="float" office:value="1" calcext:value-type="float">
            <text:p>1</text:p>
          </table:table-cell>
          <table:table-cell table:formula="of:=[.A47]+[.D47]+[.E47]+(2*[.F47])" office:value-type="float" office:value="0.3" calcext:value-type="float">
            <text:p>0.3</text:p>
          </table:table-cell>
          <table:table-cell table:formula="of:=([.B47]+[.D47])/((2*[.C47])+(2*[.E47])+(2*[.F47]))" office:value-type="float" office:value="0.0531931516735789" calcext:value-type="float">
            <text:p>0.0531931517</text:p>
          </table:table-cell>
          <table:table-cell table:formula="of:=([.B47]+[.D47])/([.C47]+[.E47]+[.F47])" office:value-type="float" office:value="0.106386303347158" calcext:value-type="float">
            <text:p>0.1063863033</text:p>
          </table:table-cell>
          <table:table-cell table:formula="of:=([.B47]+[.D47])/([.B47]+(2*[.C47])+[.D47]+(2*[.E47])+(2*[.F47]))" office:value-type="float" office:value="0.0505065491444301" calcext:value-type="float">
            <text:p>0.0505065491</text:p>
          </table:table-cell>
          <table:table-cell/>
          <table:table-cell table:formula="of:=[.J47]/[.I47]" office:value-type="float" office:value="0.3" calcext:value-type="float">
            <text:p>0.3</text:p>
          </table:table-cell>
          <table:table-cell/>
          <table:table-cell table:formula="of:=[.D47]/([.B47]+[.D47])" office:value-type="float" office:value="0.353607502244483" calcext:value-type="float">
            <text:p>0.3536075022</text:p>
          </table:table-cell>
          <table:table-cell table:formula="of:=([.E47]+(2*[.F47]))/(2*([.C47]+[.E47]+[.F47]))" office:value-type="float" office:value="0.149946902941412" calcext:value-type="float">
            <text:p>0.1499469029</text:p>
          </table:table-cell>
          <table:table-cell/>
          <table:table-cell table:formula="of:=([.M47]*[.Q47])+((1-[.M47])*[.R47])" office:value-type="float" office:value="0.160233097008897" calcext:value-type="float">
            <text:p>0.160233097</text:p>
          </table:table-cell>
          <table:table-cell table:formula="of:=[.T47]=([.H47]/[.I4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57967849455395" calcext:value-type="float">
            <text:p>0.2579678495</text:p>
          </table:table-cell>
          <table:table-cell office:value-type="float" office:value="0.0290004344151592" calcext:value-type="float">
            <text:p>0.0290004344</text:p>
          </table:table-cell>
          <table:table-cell office:value-type="float" office:value="0.263997809108509" calcext:value-type="float">
            <text:p>0.2639978091</text:p>
          </table:table-cell>
          <table:table-cell office:value-type="float" office:value="0.0292813373432592" calcext:value-type="float">
            <text:p>0.0292813373</text:p>
          </table:table-cell>
          <table:table-cell office:value-type="float" office:value="0.200971796823218" calcext:value-type="float">
            <text:p>0.2009717968</text:p>
          </table:table-cell>
          <table:table-cell office:value-type="float" office:value="0.00588950818906357" calcext:value-type="float">
            <text:p>0.0058895082</text:p>
          </table:table-cell>
          <table:table-cell/>
          <table:table-cell table:formula="of:=[.D48]+[.E48]+(2*[.F48])" office:value-type="float" office:value="0.242032150544604" calcext:value-type="float">
            <text:p>0.2420321505</text:p>
          </table:table-cell>
          <table:table-cell table:formula="of:=[.B48]+(2*[.C48])+[.D48]+(2*[.E48])+(2*[.F48])" office:value-type="float" office:value="1" calcext:value-type="float">
            <text:p>1</text:p>
          </table:table-cell>
          <table:table-cell table:formula="of:=[.A48]+[.D48]+[.E48]+(2*[.F48])" office:value-type="float" office:value="0.5" calcext:value-type="float">
            <text:p>0.5</text:p>
          </table:table-cell>
          <table:table-cell table:formula="of:=([.B48]+[.D48])/((2*[.C48])+(2*[.E48])+(2*[.F48]))" office:value-type="float" office:value="0.0618887582406096" calcext:value-type="float">
            <text:p>0.0618887582</text:p>
          </table:table-cell>
          <table:table-cell table:formula="of:=([.B48]+[.D48])/([.C48]+[.E48]+[.F48])" office:value-type="float" office:value="0.123777516481219" calcext:value-type="float">
            <text:p>0.1237775165</text:p>
          </table:table-cell>
          <table:table-cell table:formula="of:=([.B48]+[.D48])/([.B48]+(2*[.C48])+[.D48]+(2*[.E48])+(2*[.F48]))" office:value-type="float" office:value="0.0582817717584184" calcext:value-type="float">
            <text:p>0.0582817718</text:p>
          </table:table-cell>
          <table:table-cell/>
          <table:table-cell table:formula="of:=[.J48]/[.I48]" office:value-type="float" office:value="0.5" calcext:value-type="float">
            <text:p>0.5</text:p>
          </table:table-cell>
          <table:table-cell/>
          <table:table-cell table:formula="of:=[.D48]/([.B48]+[.D48])" office:value-type="float" office:value="0.502409869498" calcext:value-type="float">
            <text:p>0.5024098695</text:p>
          </table:table-cell>
          <table:table-cell table:formula="of:=([.E48]+(2*[.F48]))/(2*([.C48]+[.E48]+[.F48]))" office:value-type="float" office:value="0.225917696845056" calcext:value-type="float">
            <text:p>0.2259176968</text:p>
          </table:table-cell>
          <table:table-cell/>
          <table:table-cell table:formula="of:=([.M48]*[.Q48])+((1-[.M48])*[.R48])" office:value-type="float" office:value="0.242032150544604" calcext:value-type="float">
            <text:p>0.2420321505</text:p>
          </table:table-cell>
          <table:table-cell table:formula="of:=[.T48]=([.H48]/[.I4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66063846880468" calcext:value-type="float">
            <text:p>0.4660638469</text:p>
          </table:table-cell>
          <table:table-cell office:value-type="float" office:value="0.0246053158670533" calcext:value-type="float">
            <text:p>0.0246053159</text:p>
          </table:table-cell>
          <table:table-cell office:value-type="float" office:value="0.190041830483192" calcext:value-type="float">
            <text:p>0.1900418305</text:p>
          </table:table-cell>
          <table:table-cell office:value-type="float" office:value="0.0448843749244947" calcext:value-type="float">
            <text:p>0.0448843749</text:p>
          </table:table-cell>
          <table:table-cell office:value-type="float" office:value="0.26137487004703" calcext:value-type="float">
            <text:p>0.26137487</text:p>
          </table:table-cell>
          <table:table-cell office:value-type="float" office:value="0.0138384540740034" calcext:value-type="float">
            <text:p>0.0138384541</text:p>
          </table:table-cell>
          <table:table-cell/>
          <table:table-cell table:formula="of:=[.D49]+[.E49]+(2*[.F49])" office:value-type="float" office:value="0.333936153119531" calcext:value-type="float">
            <text:p>0.3339361531</text:p>
          </table:table-cell>
          <table:table-cell table:formula="of:=[.B49]+(2*[.C49])+[.D49]+(2*[.E49])+(2*[.F49])" office:value-type="float" office:value="0.999999999999999" calcext:value-type="float">
            <text:p>1</text:p>
          </table:table-cell>
          <table:table-cell table:formula="of:=[.A49]+[.D49]+[.E49]+(2*[.F49])" office:value-type="float" office:value="0.8" calcext:value-type="float">
            <text:p>0.8</text:p>
          </table:table-cell>
          <table:table-cell table:formula="of:=([.B49]+[.D49])/((2*[.C49])+(2*[.E49])+(2*[.F49]))" office:value-type="float" office:value="0.0746791197301835" calcext:value-type="float">
            <text:p>0.0746791197</text:p>
          </table:table-cell>
          <table:table-cell table:formula="of:=([.B49]+[.D49])/([.C49]+[.E49]+[.F49])" office:value-type="float" office:value="0.149358239460367" calcext:value-type="float">
            <text:p>0.1493582395</text:p>
          </table:table-cell>
          <table:table-cell table:formula="of:=([.B49]+[.D49])/([.B49]+(2*[.C49])+[.D49]+(2*[.E49])+(2*[.F49]))" office:value-type="float" office:value="0.0694896907915481" calcext:value-type="float">
            <text:p>0.0694896908</text:p>
          </table:table-cell>
          <table:table-cell/>
          <table:table-cell table:formula="of:=[.J49]/[.I49]" office:value-type="float" office:value="0.8" calcext:value-type="float">
            <text:p>0.8</text:p>
          </table:table-cell>
          <table:table-cell/>
          <table:table-cell table:formula="of:=[.D49]/([.B49]+[.D49])" office:value-type="float" office:value="0.645914155225367" calcext:value-type="float">
            <text:p>0.6459141552</text:p>
          </table:table-cell>
          <table:table-cell table:formula="of:=([.E49]+(2*[.F49]))/(2*([.C49]+[.E49]+[.F49]))" office:value-type="float" office:value="0.310637910547087" calcext:value-type="float">
            <text:p>0.3106379105</text:p>
          </table:table-cell>
          <table:table-cell/>
          <table:table-cell table:formula="of:=([.M49]*[.Q49])+((1-[.M49])*[.R49])" office:value-type="float" office:value="0.333936153119532" calcext:value-type="float">
            <text:p>0.3339361531</text:p>
          </table:table-cell>
          <table:table-cell table:formula="of:=[.T49]=([.H49]/[.I4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620055306756149" calcext:value-type="float">
            <text:p>0.6200553068</text:p>
          </table:table-cell>
          <table:table-cell office:value-type="float" office:value="0.0222986946805762" calcext:value-type="float">
            <text:p>0.0222986947</text:p>
          </table:table-cell>
          <table:table-cell office:value-type="float" office:value="0.156081057141227" calcext:value-type="float">
            <text:p>0.1560810571</text:p>
          </table:table-cell>
          <table:table-cell office:value-type="float" office:value="0.0541166234202488" calcext:value-type="float">
            <text:p>0.0541166234</text:p>
          </table:table-cell>
          <table:table-cell office:value-type="float" office:value="0.28559449779312" calcext:value-type="float">
            <text:p>0.2855944978</text:p>
          </table:table-cell>
          <table:table-cell office:value-type="float" office:value="0.0201167860152411" calcext:value-type="float">
            <text:p>0.020116786</text:p>
          </table:table-cell>
          <table:table-cell/>
          <table:table-cell table:formula="of:=[.D50]+[.E50]+(2*[.F50])" office:value-type="float" office:value="0.379944693243851" calcext:value-type="float">
            <text:p>0.3799446932</text:p>
          </table:table-cell>
          <table:table-cell table:formula="of:=[.B50]+(2*[.C50])+[.D50]+(2*[.E50])+(2*[.F50])" office:value-type="float" office:value="1" calcext:value-type="float">
            <text:p>1</text:p>
          </table:table-cell>
          <table:table-cell table:formula="of:=[.A50]+[.D50]+[.E50]+(2*[.F50])" office:value-type="float" office:value="1" calcext:value-type="float">
            <text:p>1</text:p>
          </table:table-cell>
          <table:table-cell table:formula="of:=([.B50]+[.D50])/((2*[.C50])+(2*[.E50])+(2*[.F50]))" office:value-type="float" office:value="0.0827377495517698" calcext:value-type="float">
            <text:p>0.0827377496</text:p>
          </table:table-cell>
          <table:table-cell table:formula="of:=([.B50]+[.D50])/([.C50]+[.E50]+[.F50])" office:value-type="float" office:value="0.16547549910354" calcext:value-type="float">
            <text:p>0.1654754991</text:p>
          </table:table-cell>
          <table:table-cell table:formula="of:=([.B50]+[.D50])/([.B50]+(2*[.C50])+[.D50]+(2*[.E50])+(2*[.F50]))" office:value-type="float" office:value="0.0764153181008249" calcext:value-type="float">
            <text:p>0.0764153181</text:p>
          </table:table-cell>
          <table:table-cell/>
          <table:table-cell table:formula="of:=[.J50]/[.I50]" office:value-type="float" office:value="0.999999999999999" calcext:value-type="float">
            <text:p>1</text:p>
          </table:table-cell>
          <table:table-cell/>
          <table:table-cell table:formula="of:=[.D50]/([.B50]+[.D50])" office:value-type="float" office:value="0.70819077594947" calcext:value-type="float">
            <text:p>0.7081907759</text:p>
          </table:table-cell>
          <table:table-cell table:formula="of:=([.E50]+(2*[.F50]))/(2*([.C50]+[.E50]+[.F50]))" office:value-type="float" office:value="0.352786351061604" calcext:value-type="float">
            <text:p>0.3527863511</text:p>
          </table:table-cell>
          <table:table-cell/>
          <table:table-cell table:formula="of:=([.M50]*[.Q50])+((1-[.M50])*[.R50])" office:value-type="float" office:value="0.379944693243851" calcext:value-type="float">
            <text:p>0.3799446932</text:p>
          </table:table-cell>
          <table:table-cell table:formula="of:=[.T50]=([.H50]/[.I5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48259089640908" calcext:value-type="float">
            <text:p>1.4825908964</text:p>
          </table:table-cell>
          <table:table-cell office:value-type="float" office:value="0.0152813696831626" calcext:value-type="float">
            <text:p>0.0152813697</text:p>
          </table:table-cell>
          <table:table-cell office:value-type="float" office:value="0.0733020094236138" calcext:value-type="float">
            <text:p>0.0733020094</text:p>
          </table:table-cell>
          <table:table-cell office:value-type="float" office:value="0.0886756606240595" calcext:value-type="float">
            <text:p>0.0886756606</text:p>
          </table:table-cell>
          <table:table-cell office:value-type="float" office:value="0.32070550787869" calcext:value-type="float">
            <text:p>0.3207055079</text:p>
          </table:table-cell>
          <table:table-cell office:value-type="float" office:value="0.0540139675440848" calcext:value-type="float">
            <text:p>0.0540139675</text:p>
          </table:table-cell>
          <table:table-cell/>
          <table:table-cell table:formula="of:=[.D51]+[.E51]+(2*[.F51])" office:value-type="float" office:value="0.517409103590919" calcext:value-type="float">
            <text:p>0.5174091036</text:p>
          </table:table-cell>
          <table:table-cell table:formula="of:=[.B51]+(2*[.C51])+[.D51]+(2*[.E51])+(2*[.F51])" office:value-type="float" office:value="1" calcext:value-type="float">
            <text:p>1</text:p>
          </table:table-cell>
          <table:table-cell table:formula="of:=[.A51]+[.D51]+[.E51]+(2*[.F51])" office:value-type="float" office:value="2" calcext:value-type="float">
            <text:p>2</text:p>
          </table:table-cell>
          <table:table-cell table:formula="of:=([.B51]+[.D51])/((2*[.C51])+(2*[.E51])+(2*[.F51]))" office:value-type="float" office:value="0.116017907425651" calcext:value-type="float">
            <text:p>0.1160179074</text:p>
          </table:table-cell>
          <table:table-cell table:formula="of:=([.B51]+[.D51])/([.C51]+[.E51]+[.F51])" office:value-type="float" office:value="0.232035814851302" calcext:value-type="float">
            <text:p>0.2320358149</text:p>
          </table:table-cell>
          <table:table-cell table:formula="of:=([.B51]+[.D51])/([.B51]+(2*[.C51])+[.D51]+(2*[.E51])+(2*[.F51]))" office:value-type="float" office:value="0.103957030307222" calcext:value-type="float">
            <text:p>0.1039570303</text:p>
          </table:table-cell>
          <table:table-cell/>
          <table:table-cell table:formula="of:=[.J51]/[.I51]" office:value-type="float" office:value="2" calcext:value-type="float">
            <text:p>2</text:p>
          </table:table-cell>
          <table:table-cell/>
          <table:table-cell table:formula="of:=[.D51]/([.B51]+[.D51])" office:value-type="float" office:value="0.853003018285518" calcext:value-type="float">
            <text:p>0.8530030183</text:p>
          </table:table-cell>
          <table:table-cell table:formula="of:=([.E51]+(2*[.F51]))/(2*([.C51]+[.E51]+[.F51]))" office:value-type="float" office:value="0.47847419986327" calcext:value-type="float">
            <text:p>0.4784741999</text:p>
          </table:table-cell>
          <table:table-cell/>
          <table:table-cell table:formula="of:=([.M51]*[.Q51])+((1-[.M51])*[.R51])" office:value-type="float" office:value="0.517409103590919" calcext:value-type="float">
            <text:p>0.5174091036</text:p>
          </table:table-cell>
          <table:table-cell table:formula="of:=[.T51]=([.H51]/[.I5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40907990190484" calcext:value-type="float">
            <text:p>2.4090799019</text:p>
          </table:table-cell>
          <table:table-cell office:value-type="float" office:value="0.0117874404002176" calcext:value-type="float">
            <text:p>0.0117874404</text:p>
          </table:table-cell>
          <table:table-cell office:value-type="float" office:value="0.0436144434981274" calcext:value-type="float">
            <text:p>0.0436144435</text:p>
          </table:table-cell>
          <table:table-cell office:value-type="float" office:value="0.111145410876638" calcext:value-type="float">
            <text:p>0.1111454109</text:p>
          </table:table-cell>
          <table:table-cell office:value-type="float" office:value="0.310063574508368" calcext:value-type="float">
            <text:p>0.3100635745</text:p>
          </table:table-cell>
          <table:table-cell office:value-type="float" office:value="0.0848555563550764" calcext:value-type="float">
            <text:p>0.0848555564</text:p>
          </table:table-cell>
          <table:table-cell/>
          <table:table-cell table:formula="of:=[.D52]+[.E52]+(2*[.F52])" office:value-type="float" office:value="0.590920098095159" calcext:value-type="float">
            <text:p>0.5909200981</text:p>
          </table:table-cell>
          <table:table-cell table:formula="of:=[.B52]+(2*[.C52])+[.D52]+(2*[.E52])+(2*[.F52])" office:value-type="float" office:value="0.999999999999999" calcext:value-type="float">
            <text:p>1</text:p>
          </table:table-cell>
          <table:table-cell table:formula="of:=[.A52]+[.D52]+[.E52]+(2*[.F52])" office:value-type="float" office:value="3" calcext:value-type="float">
            <text:p>3</text:p>
          </table:table-cell>
          <table:table-cell table:formula="of:=([.B52]+[.D52])/((2*[.C52])+(2*[.E52])+(2*[.F52]))" office:value-type="float" office:value="0.140163556981725" calcext:value-type="float">
            <text:p>0.140163557</text:p>
          </table:table-cell>
          <table:table-cell table:formula="of:=([.B52]+[.D52])/([.C52]+[.E52]+[.F52])" office:value-type="float" office:value="0.28032711396345" calcext:value-type="float">
            <text:p>0.280327114</text:p>
          </table:table-cell>
          <table:table-cell table:formula="of:=([.B52]+[.D52])/([.B52]+(2*[.C52])+[.D52]+(2*[.E52])+(2*[.F52]))" office:value-type="float" office:value="0.122932851276856" calcext:value-type="float">
            <text:p>0.1229328513</text:p>
          </table:table-cell>
          <table:table-cell/>
          <table:table-cell table:formula="of:=[.J52]/[.I52]" office:value-type="float" office:value="3" calcext:value-type="float">
            <text:p>3</text:p>
          </table:table-cell>
          <table:table-cell/>
          <table:table-cell table:formula="of:=[.D52]/([.B52]+[.D52])" office:value-type="float" office:value="0.90411480513316" calcext:value-type="float">
            <text:p>0.9041148051</text:p>
          </table:table-cell>
          <table:table-cell table:formula="of:=([.E52]+(2*[.F52]))/(2*([.C52]+[.E52]+[.F52]))" office:value-type="float" office:value="0.547021613928864" calcext:value-type="float">
            <text:p>0.5470216139</text:p>
          </table:table-cell>
          <table:table-cell/>
          <table:table-cell table:formula="of:=([.M52]*[.Q52])+((1-[.M52])*[.R52])" office:value-type="float" office:value="0.590920098095159" calcext:value-type="float">
            <text:p>0.5909200981</text:p>
          </table:table-cell>
          <table:table-cell table:formula="of:=[.T52]=([.H52]/[.I5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32239333375855" calcext:value-type="float">
            <text:p>4.3223933338</text:p>
          </table:table-cell>
          <table:table-cell office:value-type="float" office:value="0.0082357447932848" calcext:value-type="float">
            <text:p>0.0082357448</text:p>
          </table:table-cell>
          <table:table-cell office:value-type="float" office:value="0.0212910498330069" calcext:value-type="float">
            <text:p>0.0212910498</text:p>
          </table:table-cell>
          <table:table-cell office:value-type="float" office:value="0.139331074530323" calcext:value-type="float">
            <text:p>0.1393310745</text:p>
          </table:table-cell>
          <table:table-cell office:value-type="float" office:value="0.271575489299252" calcext:value-type="float">
            <text:p>0.2715754893</text:p>
          </table:table-cell>
          <table:table-cell office:value-type="float" office:value="0.133350051205937" calcext:value-type="float">
            <text:p>0.1333500512</text:p>
          </table:table-cell>
          <table:table-cell/>
          <table:table-cell table:formula="of:=[.D53]+[.E53]+(2*[.F53])" office:value-type="float" office:value="0.677606666241449" calcext:value-type="float">
            <text:p>0.6776066662</text:p>
          </table:table-cell>
          <table:table-cell table:formula="of:=[.B53]+(2*[.C53])+[.D53]+(2*[.E53])+(2*[.F53])" office:value-type="float" office:value="1" calcext:value-type="float">
            <text:p>1</text:p>
          </table:table-cell>
          <table:table-cell table:formula="of:=[.A53]+[.D53]+[.E53]+(2*[.F53])" office:value-type="float" office:value="5" calcext:value-type="float">
            <text:p>5</text:p>
          </table:table-cell>
          <table:table-cell table:formula="of:=([.B53]+[.D53])/((2*[.C53])+(2*[.E53])+(2*[.F53]))" office:value-type="float" office:value="0.173112476929295" calcext:value-type="float">
            <text:p>0.1731124769</text:p>
          </table:table-cell>
          <table:table-cell table:formula="of:=([.B53]+[.D53])/([.C53]+[.E53]+[.F53])" office:value-type="float" office:value="0.346224953858591" calcext:value-type="float">
            <text:p>0.3462249539</text:p>
          </table:table-cell>
          <table:table-cell table:formula="of:=([.B53]+[.D53])/([.B53]+(2*[.C53])+[.D53]+(2*[.E53])+(2*[.F53]))" office:value-type="float" office:value="0.147566819323608" calcext:value-type="float">
            <text:p>0.1475668193</text:p>
          </table:table-cell>
          <table:table-cell/>
          <table:table-cell table:formula="of:=[.J53]/[.I53]" office:value-type="float" office:value="5" calcext:value-type="float">
            <text:p>5</text:p>
          </table:table-cell>
          <table:table-cell/>
          <table:table-cell table:formula="of:=[.D53]/([.B53]+[.D53])" office:value-type="float" office:value="0.944189724824087" calcext:value-type="float">
            <text:p>0.9441897248</text:p>
          </table:table-cell>
          <table:table-cell table:formula="of:=([.E53]+(2*[.F53]))/(2*([.C53]+[.E53]+[.F53]))" office:value-type="float" office:value="0.631457812662821" calcext:value-type="float">
            <text:p>0.6314578127</text:p>
          </table:table-cell>
          <table:table-cell/>
          <table:table-cell table:formula="of:=([.M53]*[.Q53])+((1-[.M53])*[.R53])" office:value-type="float" office:value="0.677606666241449" calcext:value-type="float">
            <text:p>0.6776066662</text:p>
          </table:table-cell>
          <table:table-cell table:formula="of:=[.T53]=([.H53]/[.I5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24870656528279" calcext:value-type="float">
            <text:p>7.2487065653</text:p>
          </table:table-cell>
          <table:table-cell office:value-type="float" office:value="0.00575231708508444" calcext:value-type="float">
            <text:p>0.0057523171</text:p>
          </table:table-cell>
          <table:table-cell office:value-type="float" office:value="0.0103866847648845" calcext:value-type="float">
            <text:p>0.0103866848</text:p>
          </table:table-cell>
          <table:table-cell office:value-type="float" office:value="0.163201504639619" calcext:value-type="float">
            <text:p>0.1632015046</text:p>
          </table:table-cell>
          <table:table-cell office:value-type="float" office:value="0.222180878667933" calcext:value-type="float">
            <text:p>0.2221808787</text:p>
          </table:table-cell>
          <table:table-cell office:value-type="float" office:value="0.18295552570483" calcext:value-type="float">
            <text:p>0.1829555257</text:p>
          </table:table-cell>
          <table:table-cell/>
          <table:table-cell table:formula="of:=[.D54]+[.E54]+(2*[.F54])" office:value-type="float" office:value="0.751293434717212" calcext:value-type="float">
            <text:p>0.7512934347</text:p>
          </table:table-cell>
          <table:table-cell table:formula="of:=[.B54]+(2*[.C54])+[.D54]+(2*[.E54])+(2*[.F54])" office:value-type="float" office:value="0.999999999999998" calcext:value-type="float">
            <text:p>1</text:p>
          </table:table-cell>
          <table:table-cell table:formula="of:=[.A54]+[.D54]+[.E54]+(2*[.F54])" office:value-type="float" office:value="8" calcext:value-type="float">
            <text:p>8</text:p>
          </table:table-cell>
          <table:table-cell table:formula="of:=([.B54]+[.D54])/((2*[.C54])+(2*[.E54])+(2*[.F54]))" office:value-type="float" office:value="0.20330256746423" calcext:value-type="float">
            <text:p>0.2033025675</text:p>
          </table:table-cell>
          <table:table-cell table:formula="of:=([.B54]+[.D54])/([.C54]+[.E54]+[.F54])" office:value-type="float" office:value="0.40660513492846" calcext:value-type="float">
            <text:p>0.4066051349</text:p>
          </table:table-cell>
          <table:table-cell table:formula="of:=([.B54]+[.D54])/([.B54]+(2*[.C54])+[.D54]+(2*[.E54])+(2*[.F54]))" office:value-type="float" office:value="0.168953821724704" calcext:value-type="float">
            <text:p>0.1689538217</text:p>
          </table:table-cell>
          <table:table-cell/>
          <table:table-cell table:formula="of:=[.J54]/[.I54]" office:value-type="float" office:value="8.00000000000001" calcext:value-type="float">
            <text:p>8</text:p>
          </table:table-cell>
          <table:table-cell/>
          <table:table-cell table:formula="of:=[.D54]/([.B54]+[.D54])" office:value-type="float" office:value="0.965953317738753" calcext:value-type="float">
            <text:p>0.9659533177</text:p>
          </table:table-cell>
          <table:table-cell table:formula="of:=([.E54]+(2*[.F54]))/(2*([.C54]+[.E54]+[.F54]))" office:value-type="float" office:value="0.707652529367363" calcext:value-type="float">
            <text:p>0.7076525294</text:p>
          </table:table-cell>
          <table:table-cell/>
          <table:table-cell table:formula="of:=([.M54]*[.Q54])+((1-[.M54])*[.R54])" office:value-type="float" office:value="0.751293434717213" calcext:value-type="float">
            <text:p>0.7512934347</text:p>
          </table:table-cell>
          <table:table-cell table:formula="of:=[.T54]=([.H54]/[.I5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21650407824068" calcext:value-type="float">
            <text:p>9.2165040782</text:p>
          </table:table-cell>
          <table:table-cell office:value-type="float" office:value="0.0048060350012045" calcext:value-type="float">
            <text:p>0.004806035</text:p>
          </table:table-cell>
          <table:table-cell office:value-type="float" office:value="0.00725045354665678" calcext:value-type="float">
            <text:p>0.0072504535</text:p>
          </table:table-cell>
          <table:table-cell office:value-type="float" office:value="0.173370008412841" calcext:value-type="float">
            <text:p>0.1733700084</text:p>
          </table:table-cell>
          <table:table-cell office:value-type="float" office:value="0.197197136146159" calcext:value-type="float">
            <text:p>0.1971971361</text:p>
          </table:table-cell>
          <table:table-cell office:value-type="float" office:value="0.206464388600161" calcext:value-type="float">
            <text:p>0.2064643886</text:p>
          </table:table-cell>
          <table:table-cell/>
          <table:table-cell table:formula="of:=[.D55]+[.E55]+(2*[.F55])" office:value-type="float" office:value="0.783495921759322" calcext:value-type="float">
            <text:p>0.7834959218</text:p>
          </table:table-cell>
          <table:table-cell table:formula="of:=[.B55]+(2*[.C55])+[.D55]+(2*[.E55])+(2*[.F55])" office:value-type="float" office:value="0.999999999999999" calcext:value-type="float">
            <text:p>1</text:p>
          </table:table-cell>
          <table:table-cell table:formula="of:=[.A55]+[.D55]+[.E55]+(2*[.F55])" office:value-type="float" office:value="10" calcext:value-type="float">
            <text:p>10</text:p>
          </table:table-cell>
          <table:table-cell table:formula="of:=([.B55]+[.D55])/((2*[.C55])+(2*[.E55])+(2*[.F55]))" office:value-type="float" office:value="0.216805609019029" calcext:value-type="float">
            <text:p>0.216805609</text:p>
          </table:table-cell>
          <table:table-cell table:formula="of:=([.B55]+[.D55])/([.C55]+[.E55]+[.F55])" office:value-type="float" office:value="0.433611218038057" calcext:value-type="float">
            <text:p>0.433611218</text:p>
          </table:table-cell>
          <table:table-cell table:formula="of:=([.B55]+[.D55])/([.B55]+(2*[.C55])+[.D55]+(2*[.E55])+(2*[.F55]))" office:value-type="float" office:value="0.178176043414046" calcext:value-type="float">
            <text:p>0.1781760434</text:p>
          </table:table-cell>
          <table:table-cell/>
          <table:table-cell table:formula="of:=[.J55]/[.I55]" office:value-type="float" office:value="10" calcext:value-type="float">
            <text:p>10</text:p>
          </table:table-cell>
          <table:table-cell/>
          <table:table-cell table:formula="of:=[.D55]/([.B55]+[.D55])" office:value-type="float" office:value="0.973026480389195" calcext:value-type="float">
            <text:p>0.9730264804</text:p>
          </table:table-cell>
          <table:table-cell table:formula="of:=([.E55]+(2*[.F55]))/(2*([.C55]+[.E55]+[.F55]))" office:value-type="float" office:value="0.742404633567857" calcext:value-type="float">
            <text:p>0.7424046336</text:p>
          </table:table-cell>
          <table:table-cell/>
          <table:table-cell table:formula="of:=([.M55]*[.Q55])+((1-[.M55])*[.R55])" office:value-type="float" office:value="0.783495921759323" calcext:value-type="float">
            <text:p>0.7834959218</text:p>
          </table:table-cell>
          <table:table-cell table:formula="of:=[.T55]=([.H55]/[.I55])" office:value-type="boolean" office:boolean-value="true" calcext:value-type="boolean">
            <text:p>TRUE</text:p>
          </table:table-cell>
        </table:table-row>
      </table:table>
      <table:table table:name="Sheet2" table:style-name="ta1"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lt/mt</text:p>
          </table:table-cell>
          <table:table-cell office:value-type="string" calcext:value-type="string">
            <text:p>mfra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333515894026964" calcext:value-type="float">
            <text:p>0.33351589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339517438384533" calcext:value-type="float">
            <text:p>0.339517438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34534681047555" calcext:value-type="float">
            <text:p>0.345346810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56523280760641" calcext:value-type="float">
            <text:p>0.356523280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372195372377518" calcext:value-type="float">
            <text:p>0.372195372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81991419606489" calcext:value-type="float">
            <text:p>0.381991419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424645620896225" calcext:value-type="float">
            <text:p>0.424645620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59312702911581" calcext:value-type="float">
            <text:p>0.459312702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513045233322582" calcext:value-type="float">
            <text:p>0.513045233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570131455768358" calcext:value-type="float">
            <text:p>0.570131455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598668633920577" calcext:value-type="float">
            <text:p>0.598668633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686329799131477" calcext:value-type="float">
            <text:p>0.686329799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732483957269917" calcext:value-type="float">
            <text:p>0.732483957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781215425257034" calcext:value-type="float">
            <text:p>0.7812154253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815633102818646" calcext:value-type="float">
            <text:p>0.815633102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828618973024854" calcext:value-type="float">
            <text:p>0.82861897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120780215527717" calcext:value-type="float">
            <text:p>0.1207802155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12303201385137" calcext:value-type="float">
            <text:p>0.1230320139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125251397103769" calcext:value-type="float">
            <text:p>0.1252513971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129595250434716" calcext:value-type="float">
            <text:p>0.1295952504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135882704166329" calcext:value-type="float">
            <text:p>0.135882704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992914708095" calcext:value-type="float">
            <text:p>0.13992914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859378870982" calcext:value-type="float">
            <text:p>0.158593788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75028574399953" calcext:value-type="float">
            <text:p>0.17502857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02835797595" calcext:value-type="float">
            <text:p>0.202835797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35790118671176" calcext:value-type="float">
            <text:p>0.235790118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53769152275203" calcext:value-type="float">
            <text:p>0.253769152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16966623429888" calcext:value-type="float">
            <text:p>0.316966623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56650394743265" calcext:value-type="float">
            <text:p>0.356650394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405537823061602" calcext:value-type="float">
            <text:p>0.405537823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446054256159753" calcext:value-type="float">
            <text:p>0.446054256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4630317613677" calcext:value-type="float">
            <text:p>0.463031761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394865863425473" calcext:value-type="float">
            <text:p>0.0394865863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0.0398523417195599" calcext:value-type="float">
            <text:p>0.0398523417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0.0402194483789016" calcext:value-type="float">
            <text:p>0.0402194484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0409575851670513" calcext:value-type="float">
            <text:p>0.0409575852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0.0420740872083903" calcext:value-type="float">
            <text:p>0.0420740872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0428242025961289" calcext:value-type="float">
            <text:p>0.0428242026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0466325328048556" calcext:value-type="float">
            <text:p>0.0466325328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505065491444302" calcext:value-type="float">
            <text:p>0.0505065491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582817717584184" calcext:value-type="float">
            <text:p>0.0582817718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069489690791548" calcext:value-type="float">
            <text:p>0.06948969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764153181008249" calcext:value-type="float">
            <text:p>0.076415318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03957030307222" calcext:value-type="float">
            <text:p>0.10395703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22932851276856" calcext:value-type="float">
            <text:p>0.122932851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47566819323608" calcext:value-type="float">
            <text:p>0.147566819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68953821724704" calcext:value-type="float">
            <text:p>0.168953821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78176043414045" calcext:value-type="float">
            <text:p>0.1781760434</text:p>
          </table:table-cell>
        </table:table-row>
      </table:table>
      <table:table table:name="Sheet3" table:style-name="ta1">
        <table:table-column table:style-name="co3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float" office:value="0.000216713180409351" calcext:value-type="float">
            <text:p>0.0002167132</text:p>
          </table:table-cell>
          <table:table-cell table:formula="of:=[.B6]/[.E6]" office:value-type="float" office:value="0.0221513673682132" calcext:value-type="float">
            <text:p>0.0221513674</text:p>
          </table:table-cell>
          <table:table-cell/>
          <table:table-cell office:value-type="float" office:value="0.00978328681959065" calcext:value-type="float">
            <text:p>0.0097832868</text:p>
          </table:table-cell>
        </table:table-row>
        <table:table-row table:style-name="ro1">
          <table:table-cell/>
          <table:table-cell office:value-type="float" office:value="0.000422788347101866" calcext:value-type="float">
            <text:p>0.0004227883</text:p>
          </table:table-cell>
          <table:table-cell table:formula="of:=[.B7]/[.E7]" office:value-type="float" office:value="0.0215959430075058" calcext:value-type="float">
            <text:p>0.021595943</text:p>
          </table:table-cell>
          <table:table-cell/>
          <table:table-cell office:value-type="float" office:value="0.0195772116528981" calcext:value-type="float">
            <text:p>0.0195772117</text:p>
          </table:table-cell>
        </table:table-row>
        <table:table-row table:style-name="ro1">
          <table:table-cell/>
          <table:table-cell office:value-type="float" office:value="0.00061901236561136" calcext:value-type="float">
            <text:p>0.0006190124</text:p>
          </table:table-cell>
          <table:table-cell table:formula="of:=[.B8]/[.E8]" office:value-type="float" office:value="0.021068466905001" calcext:value-type="float">
            <text:p>0.0210684669</text:p>
          </table:table-cell>
          <table:table-cell/>
          <table:table-cell office:value-type="float" office:value="0.0293809876343886" calcext:value-type="float">
            <text:p>0.0293809876</text:p>
          </table:table-cell>
        </table:table-row>
        <table:table-row table:style-name="ro1">
          <table:table-cell/>
          <table:table-cell office:value-type="float" office:value="0.000984685804164886" calcext:value-type="float">
            <text:p>0.0009846858</text:p>
          </table:table-cell>
          <table:table-cell table:formula="of:=[.B9]/[.E9]" office:value-type="float" office:value="0.0200893500392691" calcext:value-type="float">
            <text:p>0.02008935</text:p>
          </table:table-cell>
          <table:table-cell/>
          <table:table-cell office:value-type="float" office:value="0.0490153141958351" calcext:value-type="float">
            <text:p>0.0490153142</text:p>
          </table:table-cell>
        </table:table-row>
        <table:table-row table:style-name="ro1">
          <table:table-cell/>
          <table:table-cell office:value-type="float" office:value="0.00147508001502134" calcext:value-type="float">
            <text:p>0.00147508</text:p>
          </table:table-cell>
          <table:table-cell table:formula="of:=[.B10]/[.E10]" office:value-type="float" office:value="0.01878486492318" calcext:value-type="float">
            <text:p>0.0187848649</text:p>
          </table:table-cell>
          <table:table-cell/>
          <table:table-cell office:value-type="float" office:value="0.0785249199849787" calcext:value-type="float">
            <text:p>0.07852492</text:p>
          </table:table-cell>
        </table:table-row>
        <table:table-row table:style-name="ro1">
          <table:table-cell/>
          <table:table-cell office:value-type="float" office:value="0.00176897014229468" calcext:value-type="float">
            <text:p>0.0017689701</text:p>
          </table:table-cell>
          <table:table-cell table:formula="of:=[.B11]/[.E11]" office:value-type="float" office:value="0.0180082622044904" calcext:value-type="float">
            <text:p>0.0180082622</text:p>
          </table:table-cell>
          <table:table-cell/>
          <table:table-cell office:value-type="float" office:value="0.0982310298577053" calcext:value-type="float">
            <text:p>0.0982310299</text:p>
          </table:table-cell>
        </table:table-row>
        <table:table-row table:style-name="ro1">
          <table:table-cell/>
          <table:table-cell office:value-type="float" office:value="0.00294515465077787" calcext:value-type="float">
            <text:p>0.0029451547</text:p>
          </table:table-cell>
          <table:table-cell table:formula="of:=[.B12]/[.E12]" office:value-type="float" office:value="0.014945862638183" calcext:value-type="float">
            <text:p>0.0149458626</text:p>
          </table:table-cell>
          <table:table-cell/>
          <table:table-cell office:value-type="float" office:value="0.197054845349222" calcext:value-type="float">
            <text:p>0.1970548453</text:p>
          </table:table-cell>
        </table:table-row>
        <table:table-row table:style-name="ro1">
          <table:table-cell/>
          <table:table-cell office:value-type="float" office:value="0.00379103527980718" calcext:value-type="float">
            <text:p>0.0037910353</text:p>
          </table:table-cell>
          <table:table-cell table:formula="of:=[.B13]/[.E13]" office:value-type="float" office:value="0.0127985163561417" calcext:value-type="float">
            <text:p>0.0127985164</text:p>
          </table:table-cell>
          <table:table-cell/>
          <table:table-cell office:value-type="float" office:value="0.296208964720193" calcext:value-type="float">
            <text:p>0.2962089647</text:p>
          </table:table-cell>
        </table:table-row>
        <table:table-row table:style-name="ro1">
          <table:table-cell/>
          <table:table-cell office:value-type="float" office:value="0.00494003796223157" calcext:value-type="float">
            <text:p>0.004940038</text:p>
          </table:table-cell>
          <table:table-cell table:formula="of:=[.B14]/[.E14]" office:value-type="float" office:value="0.00997866590119177" calcext:value-type="float">
            <text:p>0.0099786659</text:p>
          </table:table-cell>
          <table:table-cell/>
          <table:table-cell office:value-type="float" office:value="0.495059962037768" calcext:value-type="float">
            <text:p>0.495059962</text:p>
          </table:table-cell>
        </table:table-row>
        <table:table-row table:style-name="ro1">
          <table:table-cell/>
          <table:table-cell office:value-type="float" office:value="0.0059858396909231" calcext:value-type="float">
            <text:p>0.0059858397</text:p>
          </table:table-cell>
          <table:table-cell table:formula="of:=[.B15]/[.E15]" office:value-type="float" office:value="0.00753870647419318" calcext:value-type="float">
            <text:p>0.0075387065</text:p>
          </table:table-cell>
          <table:table-cell/>
          <table:table-cell office:value-type="float" office:value="0.794014160309077" calcext:value-type="float">
            <text:p>0.7940141603</text:p>
          </table:table-cell>
        </table:table-row>
        <table:table-row table:style-name="ro1">
          <table:table-cell/>
          <table:table-cell office:value-type="float" office:value="0.0064538015755207" calcext:value-type="float">
            <text:p>0.0064538016</text:p>
          </table:table-cell>
          <table:table-cell table:formula="of:=[.B16]/[.E16]" office:value-type="float" office:value="0.00649572368728787" calcext:value-type="float">
            <text:p>0.0064957237</text:p>
          </table:table-cell>
          <table:table-cell/>
          <table:table-cell office:value-type="float" office:value="0.993546198424479" calcext:value-type="float">
            <text:p>0.9935461984</text:p>
          </table:table-cell>
        </table:table-row>
        <table:table-row table:style-name="ro1">
          <table:table-cell/>
          <table:table-cell office:value-type="float" office:value="0.00771469147303288" calcext:value-type="float">
            <text:p>0.0077146915</text:p>
          </table:table-cell>
          <table:table-cell table:formula="of:=[.B17]/[.E17]" office:value-type="float" office:value="0.003872282468788" calcext:value-type="float">
            <text:p>0.0038722825</text:p>
          </table:table-cell>
          <table:table-cell/>
          <table:table-cell office:value-type="float" office:value="1.99228530852697" calcext:value-type="float">
            <text:p>1.9922853085</text:p>
          </table:table-cell>
        </table:table-row>
        <table:table-row table:style-name="ro1">
          <table:table-cell/>
          <table:table-cell office:value-type="float" office:value="0.0082946645426733" calcext:value-type="float">
            <text:p>0.0082946645</text:p>
          </table:table-cell>
          <table:table-cell table:formula="of:=[.B18]/[.E18]" office:value-type="float" office:value="0.00277255398262855" calcext:value-type="float">
            <text:p>0.002772554</text:p>
          </table:table-cell>
          <table:table-cell/>
          <table:table-cell office:value-type="float" office:value="2.99170533545733" calcext:value-type="float">
            <text:p>2.9917053355</text:p>
          </table:table-cell>
        </table:table-row>
        <table:table-row table:style-name="ro1">
          <table:table-cell/>
          <table:table-cell office:value-type="float" office:value="0.00885960549044334" calcext:value-type="float">
            <text:p>0.0088596055</text:p>
          </table:table-cell>
          <table:table-cell table:formula="of:=[.B19]/[.E19]" office:value-type="float" office:value="0.00177506637565019" calcext:value-type="float">
            <text:p>0.0017750664</text:p>
          </table:table-cell>
          <table:table-cell/>
          <table:table-cell office:value-type="float" office:value="4.99114039450956" calcext:value-type="float">
            <text:p>4.9911403945</text:p>
          </table:table-cell>
        </table:table-row>
        <table:table-row table:style-name="ro1">
          <table:table-cell/>
          <table:table-cell office:value-type="float" office:value="0.00923450409750825" calcext:value-type="float">
            <text:p>0.0092345041</text:p>
          </table:table-cell>
          <table:table-cell table:formula="of:=[.B20]/[.E20]" office:value-type="float" office:value="0.00115564699054722" calcext:value-type="float">
            <text:p>0.001155647</text:p>
          </table:table-cell>
          <table:table-cell/>
          <table:table-cell office:value-type="float" office:value="7.99076549590249" calcext:value-type="float">
            <text:p>7.9907654959</text:p>
          </table:table-cell>
        </table:table-row>
        <table:table-row table:style-name="ro1">
          <table:table-cell/>
          <table:table-cell office:value-type="float" office:value="0.00937148094920326" calcext:value-type="float">
            <text:p>0.0093714809</text:p>
          </table:table-cell>
          <table:table-cell table:formula="of:=[.B21]/[.E21]" office:value-type="float" office:value="0.000938027165291262" calcext:value-type="float">
            <text:p>0.0009380272</text:p>
          </table:table-cell>
          <table:table-cell/>
          <table:table-cell office:value-type="float" office:value="9.9906285190508" calcext:value-type="float">
            <text:p>9.9906285191</text:p>
          </table:table-cell>
        </table:table-row>
        <table:table-row table:style-name="ro1">
          <table:table-cell table:number-columns-repeated="2"/>
          <table:table-cell table:formula="of:=[.B22]/[.E2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23]/[.E2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24]/[.E2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47145224608774" calcext:value-type="float">
            <text:p>0.0014714522</text:p>
          </table:table-cell>
          <table:table-cell table:formula="of:=[.B25]/[.E25]" office:value-type="float" office:value="0.172532568093172" calcext:value-type="float">
            <text:p>0.1725325681</text:p>
          </table:table-cell>
          <table:table-cell/>
          <table:table-cell office:value-type="float" office:value="0.00852854775391226" calcext:value-type="float">
            <text:p>0.0085285478</text:p>
          </table:table-cell>
        </table:table-row>
        <table:table-row table:style-name="ro1">
          <table:table-cell/>
          <table:table-cell office:value-type="float" office:value="0.00288807901502953" calcext:value-type="float">
            <text:p>0.002888079</text:p>
          </table:table-cell>
          <table:table-cell table:formula="of:=[.B26]/[.E26]" office:value-type="float" office:value="0.168775850330664" calcext:value-type="float">
            <text:p>0.1687758503</text:p>
          </table:table-cell>
          <table:table-cell/>
          <table:table-cell office:value-type="float" office:value="0.0171119209849705" calcext:value-type="float">
            <text:p>0.017111921</text:p>
          </table:table-cell>
        </table:table-row>
        <table:table-row table:style-name="ro1">
          <table:table-cell/>
          <table:table-cell office:value-type="float" office:value="0.0042526190480736" calcext:value-type="float">
            <text:p>0.004252619</text:p>
          </table:table-cell>
          <table:table-cell table:formula="of:=[.B27]/[.E27]" office:value-type="float" office:value="0.165167053535028" calcext:value-type="float">
            <text:p>0.1651670535</text:p>
          </table:table-cell>
          <table:table-cell/>
          <table:table-cell office:value-type="float" office:value="0.0257473809519264" calcext:value-type="float">
            <text:p>0.025747381</text:p>
          </table:table-cell>
        </table:table-row>
        <table:table-row table:style-name="ro1">
          <table:table-cell/>
          <table:table-cell office:value-type="float" office:value="0.00683566473835884" calcext:value-type="float">
            <text:p>0.0068356647</text:p>
          </table:table-cell>
          <table:table-cell table:formula="of:=[.B28]/[.E28]" office:value-type="float" office:value="0.158363720810812" calcext:value-type="float">
            <text:p>0.1583637208</text:p>
          </table:table-cell>
          <table:table-cell/>
          <table:table-cell office:value-type="float" office:value="0.0431643352616412" calcext:value-type="float">
            <text:p>0.0431643353</text:p>
          </table:table-cell>
        </table:table-row>
        <table:table-row table:style-name="ro1">
          <table:table-cell/>
          <table:table-cell office:value-type="float" office:value="0.0103799384929764" calcext:value-type="float">
            <text:p>0.0103799385</text:p>
          </table:table-cell>
          <table:table-cell table:formula="of:=[.B29]/[.E29]" office:value-type="float" office:value="0.149094072430964" calcext:value-type="float">
            <text:p>0.1490940724</text:p>
          </table:table-cell>
          <table:table-cell/>
          <table:table-cell office:value-type="float" office:value="0.0696200615070237" calcext:value-type="float">
            <text:p>0.0696200615</text:p>
          </table:table-cell>
        </table:table-row>
        <table:table-row table:style-name="ro1">
          <table:table-cell/>
          <table:table-cell office:value-type="float" office:value="0.0125467627148897" calcext:value-type="float">
            <text:p>0.0125467627</text:p>
          </table:table-cell>
          <table:table-cell table:formula="of:=[.B30]/[.E30]" office:value-type="float" office:value="0.143468247767495" calcext:value-type="float">
            <text:p>0.1434682478</text:p>
          </table:table-cell>
          <table:table-cell/>
          <table:table-cell office:value-type="float" office:value="0.0874532372851103" calcext:value-type="float">
            <text:p>0.0874532373</text:p>
          </table:table-cell>
        </table:table-row>
        <table:table-row table:style-name="ro1">
          <table:table-cell/>
          <table:table-cell office:value-type="float" office:value="0.0215199672096333" calcext:value-type="float">
            <text:p>0.0215199672</text:p>
          </table:table-cell>
          <table:table-cell table:formula="of:=[.B31]/[.E31]" office:value-type="float" office:value="0.12057352787978" calcext:value-type="float">
            <text:p>0.1205735279</text:p>
          </table:table-cell>
          <table:table-cell/>
          <table:table-cell office:value-type="float" office:value="0.178480032790367" calcext:value-type="float">
            <text:p>0.1784800328</text:p>
          </table:table-cell>
        </table:table-row>
        <table:table-row table:style-name="ro1">
          <table:table-cell/>
          <table:table-cell office:value-type="float" office:value="0.0282479442004976" calcext:value-type="float">
            <text:p>0.0282479442</text:p>
          </table:table-cell>
          <table:table-cell table:formula="of:=[.B32]/[.E32]" office:value-type="float" office:value="0.103947490359885" calcext:value-type="float">
            <text:p>0.1039474904</text:p>
          </table:table-cell>
          <table:table-cell/>
          <table:table-cell office:value-type="float" office:value="0.271752055799502" calcext:value-type="float">
            <text:p>0.2717520558</text:p>
          </table:table-cell>
        </table:table-row>
        <table:table-row table:style-name="ro1">
          <table:table-cell/>
          <table:table-cell office:value-type="float" office:value="0.0377303977903445" calcext:value-type="float">
            <text:p>0.0377303978</text:p>
          </table:table-cell>
          <table:table-cell table:formula="of:=[.B33]/[.E33]" office:value-type="float" office:value="0.0816198980205332" calcext:value-type="float">
            <text:p>0.081619898</text:p>
          </table:table-cell>
          <table:table-cell/>
          <table:table-cell office:value-type="float" office:value="0.462269602209655" calcext:value-type="float">
            <text:p>0.4622696022</text:p>
          </table:table-cell>
        </table:table-row>
        <table:table-row table:style-name="ro1">
          <table:table-cell/>
          <table:table-cell office:value-type="float" office:value="0.0467514407779572" calcext:value-type="float">
            <text:p>0.0467514408</text:p>
          </table:table-cell>
          <table:table-cell table:formula="of:=[.B34]/[.E34]" office:value-type="float" office:value="0.0620664191196625" calcext:value-type="float">
            <text:p>0.0620664191</text:p>
          </table:table-cell>
          <table:table-cell/>
          <table:table-cell office:value-type="float" office:value="0.753248559222043" calcext:value-type="float">
            <text:p>0.7532485592</text:p>
          </table:table-cell>
        </table:table-row>
        <table:table-row table:style-name="ro1">
          <table:table-cell/>
          <table:table-cell office:value-type="float" office:value="0.0509571348431163" calcext:value-type="float">
            <text:p>0.0509571348</text:p>
          </table:table-cell>
          <table:table-cell table:formula="of:=[.B35]/[.E35]" office:value-type="float" office:value="0.0536931857495106" calcext:value-type="float">
            <text:p>0.0536931857</text:p>
          </table:table-cell>
          <table:table-cell/>
          <table:table-cell office:value-type="float" office:value="0.949042865156884" calcext:value-type="float">
            <text:p>0.9490428652</text:p>
          </table:table-cell>
        </table:table-row>
        <table:table-row table:style-name="ro1">
          <table:table-cell/>
          <table:table-cell office:value-type="float" office:value="0.0632570640012245" calcext:value-type="float">
            <text:p>0.063257064</text:p>
          </table:table-cell>
          <table:table-cell table:formula="of:=[.B36]/[.E36]" office:value-type="float" office:value="0.0326615694966264" calcext:value-type="float">
            <text:p>0.0326615695</text:p>
          </table:table-cell>
          <table:table-cell/>
          <table:table-cell office:value-type="float" office:value="1.93674293599878" calcext:value-type="float">
            <text:p>1.936742936</text:p>
          </table:table-cell>
        </table:table-row>
        <table:table-row table:style-name="ro1">
          <table:table-cell/>
          <table:table-cell office:value-type="float" office:value="0.0697961234805307" calcext:value-type="float">
            <text:p>0.0697961235</text:p>
          </table:table-cell>
          <table:table-cell table:formula="of:=[.B37]/[.E37]" office:value-type="float" office:value="0.0238195451312539" calcext:value-type="float">
            <text:p>0.0238195451</text:p>
          </table:table-cell>
          <table:table-cell/>
          <table:table-cell office:value-type="float" office:value="2.93020387651947" calcext:value-type="float">
            <text:p>2.9302038765</text:p>
          </table:table-cell>
        </table:table-row>
        <table:table-row table:style-name="ro1">
          <table:table-cell/>
          <table:table-cell office:value-type="float" office:value="0.0772289001231384" calcext:value-type="float">
            <text:p>0.0772289001</text:p>
          </table:table-cell>
          <table:table-cell table:formula="of:=[.B38]/[.E38]" office:value-type="float" office:value="0.0156880948872618" calcext:value-type="float">
            <text:p>0.0156880949</text:p>
          </table:table-cell>
          <table:table-cell/>
          <table:table-cell office:value-type="float" office:value="4.92277109987686" calcext:value-type="float">
            <text:p>4.9227710999</text:p>
          </table:table-cell>
        </table:table-row>
        <table:table-row table:style-name="ro1">
          <table:table-cell/>
          <table:table-cell office:value-type="float" office:value="0.083123587305878" calcext:value-type="float">
            <text:p>0.0831235873</text:p>
          </table:table-cell>
          <table:table-cell table:formula="of:=[.B39]/[.E39]" office:value-type="float" office:value="0.0104995433770566" calcext:value-type="float">
            <text:p>0.0104995434</text:p>
          </table:table-cell>
          <table:table-cell/>
          <table:table-cell office:value-type="float" office:value="7.91687641269412" calcext:value-type="float">
            <text:p>7.9168764127</text:p>
          </table:table-cell>
        </table:table-row>
        <table:table-row table:style-name="ro1">
          <table:table-cell/>
          <table:table-cell office:value-type="float" office:value="0.0855600740112985" calcext:value-type="float">
            <text:p>0.085560074</text:p>
          </table:table-cell>
          <table:table-cell table:formula="of:=[.B40]/[.E40]" office:value-type="float" office:value="0.00862984441380497" calcext:value-type="float">
            <text:p>0.0086298444</text:p>
          </table:table-cell>
          <table:table-cell/>
          <table:table-cell office:value-type="float" office:value="9.9144399259887" calcext:value-type="float">
            <text:p>9.914439926</text:p>
          </table:table-cell>
        </table:table-row>
        <table:table-row table:style-name="ro1">
          <table:table-cell table:number-columns-repeated="2"/>
          <table:table-cell table:formula="of:=[.B41]/[.E41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42]/[.E4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43]/[.E4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608535434667009" calcext:value-type="float">
            <text:p>0.0060853543</text:p>
          </table:table-cell>
          <table:table-cell table:formula="of:=[.B44]/[.E44]" office:value-type="float" office:value="1.55450962502665" calcext:value-type="float">
            <text:p>1.554509625</text:p>
          </table:table-cell>
          <table:table-cell/>
          <table:table-cell office:value-type="float" office:value="0.00391464565332991" calcext:value-type="float">
            <text:p>0.0039146457</text:p>
          </table:table-cell>
        </table:table-row>
        <table:table-row table:style-name="ro1">
          <table:table-cell/>
          <table:table-cell office:value-type="float" office:value="0.012120621072388" calcext:value-type="float">
            <text:p>0.0121206211</text:p>
          </table:table-cell>
          <table:table-cell table:formula="of:=[.B45]/[.E45]" office:value-type="float" office:value="1.53827112311011" calcext:value-type="float">
            <text:p>1.5382711231</text:p>
          </table:table-cell>
          <table:table-cell/>
          <table:table-cell office:value-type="float" office:value="0.00787937892761206" calcext:value-type="float">
            <text:p>0.0078793789</text:p>
          </table:table-cell>
        </table:table-row>
        <table:table-row table:style-name="ro1">
          <table:table-cell/>
          <table:table-cell office:value-type="float" office:value="0.018105549979618" calcext:value-type="float">
            <text:p>0.01810555</text:p>
          </table:table-cell>
          <table:table-cell table:formula="of:=[.B46]/[.E46]" office:value-type="float" office:value="1.52218471207938" calcext:value-type="float">
            <text:p>1.5221847121</text:p>
          </table:table-cell>
          <table:table-cell/>
          <table:table-cell office:value-type="float" office:value="0.0118944500203821" calcext:value-type="float">
            <text:p>0.01189445</text:p>
          </table:table-cell>
        </table:table-row>
        <table:table-row table:style-name="ro1">
          <table:table-cell/>
          <table:table-cell office:value-type="float" office:value="0.0299234740013987" calcext:value-type="float">
            <text:p>0.029923474</text:p>
          </table:table-cell>
          <table:table-cell table:formula="of:=[.B47]/[.E47]" office:value-type="float" office:value="1.49047071208851" calcext:value-type="float">
            <text:p>1.4904707121</text:p>
          </table:table-cell>
          <table:table-cell/>
          <table:table-cell office:value-type="float" office:value="0.0200765259986013" calcext:value-type="float">
            <text:p>0.020076526</text:p>
          </table:table-cell>
        </table:table-row>
        <table:table-row table:style-name="ro1">
          <table:table-cell/>
          <table:table-cell office:value-type="float" office:value="0.0472675120311169" calcext:value-type="float">
            <text:p>0.047267512</text:p>
          </table:table-cell>
          <table:table-cell table:formula="of:=[.B48]/[.E48]" office:value-type="float" office:value="1.4440549730302" calcext:value-type="float">
            <text:p>1.444054973</text:p>
          </table:table-cell>
          <table:table-cell/>
          <table:table-cell office:value-type="float" office:value="0.0327324879688831" calcext:value-type="float">
            <text:p>0.032732488</text:p>
          </table:table-cell>
        </table:table-row>
        <table:table-row table:style-name="ro1">
          <table:table-cell/>
          <table:table-cell office:value-type="float" office:value="0.0585730308152925" calcext:value-type="float">
            <text:p>0.0585730308</text:p>
          </table:table-cell>
          <table:table-cell table:formula="of:=[.B49]/[.E49]" office:value-type="float" office:value="1.41388646014959" calcext:value-type="float">
            <text:p>1.4138864601</text:p>
          </table:table-cell>
          <table:table-cell/>
          <table:table-cell office:value-type="float" office:value="0.0414269691847076" calcext:value-type="float">
            <text:p>0.0414269692</text:p>
          </table:table-cell>
        </table:table-row>
        <table:table-row table:style-name="ro1">
          <table:table-cell/>
          <table:table-cell office:value-type="float" office:value="0.111987673211685" calcext:value-type="float">
            <text:p>0.1119876732</text:p>
          </table:table-cell>
          <table:table-cell table:formula="of:=[.B50]/[.E50]" office:value-type="float" office:value="1.27240896017935" calcext:value-type="float">
            <text:p>1.2724089602</text:p>
          </table:table-cell>
          <table:table-cell/>
          <table:table-cell office:value-type="float" office:value="0.0880123267883151" calcext:value-type="float">
            <text:p>0.0880123268</text:p>
          </table:table-cell>
        </table:table-row>
        <table:table-row table:style-name="ro1">
          <table:table-cell/>
          <table:table-cell office:value-type="float" office:value="0.160233097008897" calcext:value-type="float">
            <text:p>0.160233097</text:p>
          </table:table-cell>
          <table:table-cell table:formula="of:=[.B51]/[.E51]" office:value-type="float" office:value="1.14643090445452" calcext:value-type="float">
            <text:p>1.1464309045</text:p>
          </table:table-cell>
          <table:table-cell/>
          <table:table-cell office:value-type="float" office:value="0.139766902991103" calcext:value-type="float">
            <text:p>0.139766903</text:p>
          </table:table-cell>
        </table:table-row>
        <table:table-row table:style-name="ro1">
          <table:table-cell/>
          <table:table-cell office:value-type="float" office:value="0.242032150544604" calcext:value-type="float">
            <text:p>0.2420321505</text:p>
          </table:table-cell>
          <table:table-cell table:formula="of:=[.B52]/[.E52]" office:value-type="float" office:value="0.93822602721838" calcext:value-type="float">
            <text:p>0.9382260272</text:p>
          </table:table-cell>
          <table:table-cell/>
          <table:table-cell office:value-type="float" office:value="0.257967849455395" calcext:value-type="float">
            <text:p>0.2579678495</text:p>
          </table:table-cell>
        </table:table-row>
        <table:table-row table:style-name="ro1">
          <table:table-cell/>
          <table:table-cell office:value-type="float" office:value="0.333936153119531" calcext:value-type="float">
            <text:p>0.3339361531</text:p>
          </table:table-cell>
          <table:table-cell table:formula="of:=[.B53]/[.E53]" office:value-type="float" office:value="0.716503018534232" calcext:value-type="float">
            <text:p>0.7165030185</text:p>
          </table:table-cell>
          <table:table-cell/>
          <table:table-cell office:value-type="float" office:value="0.466063846880468" calcext:value-type="float">
            <text:p>0.4660638469</text:p>
          </table:table-cell>
        </table:table-row>
        <table:table-row table:style-name="ro1">
          <table:table-cell/>
          <table:table-cell office:value-type="float" office:value="0.379944693243851" calcext:value-type="float">
            <text:p>0.3799446932</text:p>
          </table:table-cell>
          <table:table-cell table:formula="of:=[.B54]/[.E54]" office:value-type="float" office:value="0.612759360502132" calcext:value-type="float">
            <text:p>0.6127593605</text:p>
          </table:table-cell>
          <table:table-cell/>
          <table:table-cell office:value-type="float" office:value="0.620055306756149" calcext:value-type="float">
            <text:p>0.6200553068</text:p>
          </table:table-cell>
        </table:table-row>
        <table:table-row table:style-name="ro1">
          <table:table-cell/>
          <table:table-cell office:value-type="float" office:value="0.517409103590919" calcext:value-type="float">
            <text:p>0.5174091036</text:p>
          </table:table-cell>
          <table:table-cell table:formula="of:=[.B55]/[.E55]" office:value-type="float" office:value="0.348989802139021" calcext:value-type="float">
            <text:p>0.3489898021</text:p>
          </table:table-cell>
          <table:table-cell/>
          <table:table-cell office:value-type="float" office:value="1.48259089640908" calcext:value-type="float">
            <text:p>1.4825908964</text:p>
          </table:table-cell>
        </table:table-row>
        <table:table-row table:style-name="ro1">
          <table:table-cell/>
          <table:table-cell office:value-type="float" office:value="0.590920098095159" calcext:value-type="float">
            <text:p>0.5909200981</text:p>
          </table:table-cell>
          <table:table-cell table:formula="of:=[.B56]/[.E56]" office:value-type="float" office:value="0.245288708617727" calcext:value-type="float">
            <text:p>0.2452887086</text:p>
          </table:table-cell>
          <table:table-cell/>
          <table:table-cell office:value-type="float" office:value="2.40907990190484" calcext:value-type="float">
            <text:p>2.4090799019</text:p>
          </table:table-cell>
        </table:table-row>
        <table:table-row table:style-name="ro1">
          <table:table-cell/>
          <table:table-cell office:value-type="float" office:value="0.677606666241449" calcext:value-type="float">
            <text:p>0.6776066662</text:p>
          </table:table-cell>
          <table:table-cell table:formula="of:=[.B57]/[.E57]" office:value-type="float" office:value="0.15676654434691" calcext:value-type="float">
            <text:p>0.1567665443</text:p>
          </table:table-cell>
          <table:table-cell/>
          <table:table-cell office:value-type="float" office:value="4.32239333375855" calcext:value-type="float">
            <text:p>4.3223933338</text:p>
          </table:table-cell>
        </table:table-row>
        <table:table-row table:style-name="ro1">
          <table:table-cell/>
          <table:table-cell office:value-type="float" office:value="0.751293434717212" calcext:value-type="float">
            <text:p>0.7512934347</text:p>
          </table:table-cell>
          <table:table-cell table:formula="of:=[.B58]/[.E58]" office:value-type="float" office:value="0.103645171445549" calcext:value-type="float">
            <text:p>0.1036451714</text:p>
          </table:table-cell>
          <table:table-cell/>
          <table:table-cell office:value-type="float" office:value="7.24870656528279" calcext:value-type="float">
            <text:p>7.2487065653</text:p>
          </table:table-cell>
        </table:table-row>
        <table:table-row table:style-name="ro1">
          <table:table-cell/>
          <table:table-cell office:value-type="float" office:value="0.783495921759322" calcext:value-type="float">
            <text:p>0.7834959218</text:p>
          </table:table-cell>
          <table:table-cell table:formula="of:=[.B59]/[.E59]" office:value-type="float" office:value="0.0850100987433059" calcext:value-type="float">
            <text:p>0.0850100987</text:p>
          </table:table-cell>
          <table:table-cell/>
          <table:table-cell office:value-type="float" office:value="9.21650407824068" calcext:value-type="float">
            <text:p>9.21650407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13:57:48.8176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3T17:30:32.509265000</dc:date>
    <meta:editing-duration>PT23H29M55S</meta:editing-duration>
    <meta:editing-cycles>2</meta:editing-cycles>
    <meta:generator>LibreOffice/5.1.0.3$MacOSX_X86_64 LibreOffice_project/5e3e00a007d9b3b6efb6797a8b8e57b51ab1f737</meta:generator>
    <meta:document-statistic meta:table-count="3" meta:cell-count="1079" meta:object-count="0"/>
  </office:meta>
</office:document-meta>
</file>